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ymbol1" svg:font-family="Symbol" style:font-charset="x-symbol"/>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OpenSymbol3" svg:font-family="OpenSymbol, 'Arial Unicode MS'"/>
    <style:font-face style:name="Ubuntu" svg:font-family="Ubuntu"/>
    <style:font-face style:name="Courier New" svg:font-family="'Courier New'" style:font-family-generic="modern"/>
    <style:font-face style:name="OpenSymbol1" svg:font-family="OpenSymbol" style:font-family-generic="system"/>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290cc"/>
    </style:style>
    <style:style style:name="P3" style:family="paragraph" style:parent-style-name="Standard">
      <style:paragraph-properties fo:text-align="justify" style:justify-single-word="false"/>
      <style:text-properties officeooo:paragraph-rsid="001390d0"/>
    </style:style>
    <style:style style:name="P4" style:family="paragraph" style:parent-style-name="Standard">
      <style:paragraph-properties fo:text-align="justify" style:justify-single-word="false"/>
      <style:text-properties officeooo:paragraph-rsid="0064e927"/>
    </style:style>
    <style:style style:name="P5" style:family="paragraph" style:parent-style-name="Standard">
      <style:paragraph-properties fo:text-align="justify" style:justify-single-word="false"/>
      <style:text-properties officeooo:paragraph-rsid="009d45e0"/>
    </style:style>
    <style:style style:name="P6" style:family="paragraph" style:parent-style-name="Standard">
      <style:paragraph-properties fo:text-align="justify" style:justify-single-word="false"/>
      <style:text-properties officeooo:paragraph-rsid="009f3111"/>
    </style:style>
    <style:style style:name="P7" style:family="paragraph" style:parent-style-name="Standard">
      <style:paragraph-properties fo:text-align="justify" style:justify-single-word="false"/>
      <style:text-properties officeooo:paragraph-rsid="00bb1712"/>
    </style:style>
    <style:style style:name="P8" style:family="paragraph" style:parent-style-name="Standard">
      <style:paragraph-properties fo:text-align="justify" style:justify-single-word="false"/>
      <style:text-properties officeooo:paragraph-rsid="00bdfae7"/>
    </style:style>
    <style:style style:name="P9" style:family="paragraph" style:parent-style-name="Standard">
      <style:paragraph-properties fo:text-align="justify" style:justify-single-word="false"/>
      <style:text-properties officeooo:paragraph-rsid="00cd1541"/>
    </style:style>
    <style:style style:name="P10" style:family="paragraph" style:parent-style-name="Standard">
      <style:paragraph-properties fo:text-align="center" style:justify-single-word="false"/>
      <style:text-properties fo:color="#4700b8"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P11" style:family="paragraph" style:parent-style-name="Standard">
      <style:paragraph-properties fo:text-align="justify" style:justify-single-word="false"/>
      <style:text-properties fo:font-weight="bold" officeooo:rsid="00300230" officeooo:paragraph-rsid="00ba4676" style:font-weight-asian="bold" style:font-weight-complex="bold"/>
    </style:style>
    <style:style style:name="P12" style:family="paragraph" style:parent-style-name="Standard">
      <style:text-properties fo:font-weight="bold" officeooo:paragraph-rsid="00ba4676" style:font-weight-asian="bold" style:font-weight-complex="bold"/>
    </style:style>
    <style:style style:name="P13" style:family="paragraph" style:parent-style-name="Standard">
      <style:text-properties fo:color="#000000"/>
    </style:style>
    <style:style style:name="P14" style:family="paragraph" style:parent-style-name="Standard">
      <style:paragraph-properties fo:text-align="justify" style:justify-single-word="false"/>
      <style:text-properties fo:color="#000000"/>
    </style:style>
    <style:style style:name="P15" style:family="paragraph" style:parent-style-name="Standard">
      <style:paragraph-properties fo:text-align="justify" style:justify-single-word="false"/>
      <style:text-properties fo:color="#000000" officeooo:paragraph-rsid="0064e927"/>
    </style:style>
    <style:style style:name="P16" style:family="paragraph" style:parent-style-name="Standard">
      <style:paragraph-properties fo:text-align="justify" style:justify-single-word="false"/>
      <style:text-properties fo:color="#000000" officeooo:paragraph-rsid="009f3111"/>
    </style:style>
    <style:style style:name="P17" style:family="paragraph" style:parent-style-name="Standard">
      <style:paragraph-properties fo:text-align="justify" style:justify-single-word="false"/>
      <style:text-properties fo:color="#000000" officeooo:paragraph-rsid="00aa4144"/>
    </style:style>
    <style:style style:name="P18" style:family="paragraph" style:parent-style-name="Standard">
      <style:paragraph-properties fo:text-align="justify" style:justify-single-word="false"/>
      <style:text-properties fo:color="#000000" officeooo:paragraph-rsid="00bdfae7"/>
    </style:style>
    <style:style style:name="P19" style:family="paragraph" style:parent-style-name="Standard">
      <style:paragraph-properties fo:text-align="justify" style:justify-single-word="false"/>
      <style:text-properties fo:color="#000000" officeooo:paragraph-rsid="00c4977b"/>
    </style:style>
    <style:style style:name="P20" style:family="paragraph" style:parent-style-name="Standard">
      <style:text-properties fo:color="#000000" style:font-name="Times New Roman"/>
    </style:style>
    <style:style style:name="P21" style:family="paragraph" style:parent-style-name="Standard">
      <style:paragraph-properties fo:text-align="justify" style:justify-single-word="false"/>
      <style:text-properties fo:color="#000000" fo:font-weight="bold" officeooo:rsid="00aa4144" officeooo:paragraph-rsid="009f3111" style:font-weight-asian="bold" style:font-weight-complex="bold"/>
    </style:style>
    <style:style style:name="P22" style:family="paragraph" style:parent-style-name="Standard">
      <style:paragraph-properties fo:text-align="justify" style:justify-single-word="false"/>
      <style:text-properties fo:color="#000000" fo:font-weight="bold" officeooo:rsid="00300230" officeooo:paragraph-rsid="00ba4676" style:font-weight-asian="bold" style:font-weight-complex="bold"/>
    </style:style>
    <style:style style:name="P23" style:family="paragraph" style:parent-style-name="Standard">
      <style:text-properties fo:color="#000000" fo:font-weight="bold" officeooo:paragraph-rsid="00ba4676" style:font-weight-asian="bold" style:font-weight-complex="bold"/>
    </style:style>
    <style:style style:name="P24" style:family="paragraph" style:parent-style-name="Standard">
      <style:paragraph-properties fo:text-align="justify" style:justify-single-word="false"/>
      <style:text-properties fo:color="#000000" fo:font-weight="bold" officeooo:rsid="00bc8a43" officeooo:paragraph-rsid="00bc8a43" style:font-weight-asian="bold" style:font-weight-complex="bold"/>
    </style:style>
    <style:style style:name="P25" style:family="paragraph" style:parent-style-name="Standard">
      <style:text-properties fo:color="#000000" officeooo:paragraph-rsid="0007e69b"/>
    </style:style>
    <style:style style:name="P26" style:family="paragraph" style:parent-style-name="Standard">
      <style:paragraph-properties fo:text-align="justify" style:justify-single-word="false"/>
      <style:text-properties fo:color="#000000" officeooo:rsid="0048320a" officeooo:paragraph-rsid="009f3111"/>
    </style:style>
    <style:style style:name="P27" style:family="paragraph" style:parent-style-name="Standard">
      <style:text-properties fo:color="#000000" officeooo:paragraph-rsid="0064e927"/>
    </style:style>
    <style:style style:name="P28" style:family="paragraph" style:parent-style-name="Standard">
      <style:paragraph-properties fo:text-align="justify" style:justify-single-word="false"/>
      <style:text-properties fo:color="#000000" officeooo:rsid="002951d0" officeooo:paragraph-rsid="0064e927"/>
    </style:style>
    <style:style style:name="P29" style:family="paragraph" style:parent-style-name="Standard">
      <style:paragraph-properties fo:text-align="justify" style:justify-single-word="false"/>
      <style:text-properties fo:color="#000000" officeooo:rsid="002951d0" officeooo:paragraph-rsid="009f3111"/>
    </style:style>
    <style:style style:name="P30" style:family="paragraph" style:parent-style-name="Standard">
      <style:paragraph-properties fo:text-align="justify" style:justify-single-word="false"/>
      <style:text-properties fo:color="#000000" officeooo:rsid="0046741b" officeooo:paragraph-rsid="009f3111"/>
    </style:style>
    <style:style style:name="P31" style:family="paragraph" style:parent-style-name="Standard">
      <style:paragraph-properties fo:text-align="justify" style:justify-single-word="false"/>
      <style:text-properties fo:color="#000000" officeooo:rsid="0046741b" officeooo:paragraph-rsid="00aa0f19"/>
    </style:style>
    <style:style style:name="P32" style:family="paragraph" style:parent-style-name="Standard">
      <style:paragraph-properties fo:text-align="justify" style:justify-single-word="false"/>
      <style:text-properties fo:color="#000000" officeooo:rsid="0046741b" officeooo:paragraph-rsid="00c0deab"/>
    </style:style>
    <style:style style:name="P33" style:family="paragraph" style:parent-style-name="Standard">
      <style:paragraph-properties fo:text-align="justify" style:justify-single-word="false"/>
      <style:text-properties fo:color="#000000" officeooo:rsid="0046741b" officeooo:paragraph-rsid="00cd1541"/>
    </style:style>
    <style:style style:name="P34" style:family="paragraph" style:parent-style-name="Standard">
      <style:text-properties fo:color="#000000" officeooo:rsid="002360d2" officeooo:paragraph-rsid="009f3111"/>
    </style:style>
    <style:style style:name="P35" style:family="paragraph" style:parent-style-name="Standard">
      <style:paragraph-properties fo:text-align="justify" style:justify-single-word="false"/>
      <style:text-properties fo:color="#000000" officeooo:rsid="002360d2" officeooo:paragraph-rsid="009f3111"/>
    </style:style>
    <style:style style:name="P36" style:family="paragraph" style:parent-style-name="Standard">
      <style:paragraph-properties fo:text-align="justify" style:justify-single-word="false"/>
      <style:text-properties fo:color="#000000" officeooo:rsid="002360d2" officeooo:paragraph-rsid="00bdfae7"/>
    </style:style>
    <style:style style:name="P37" style:family="paragraph" style:parent-style-name="Standard">
      <style:paragraph-properties fo:text-align="justify" style:justify-single-word="false"/>
      <style:text-properties fo:color="#000000" officeooo:rsid="002dcb40" officeooo:paragraph-rsid="009f3111"/>
    </style:style>
    <style:style style:name="P38" style:family="paragraph" style:parent-style-name="Standard">
      <style:paragraph-properties fo:text-align="justify" style:justify-single-word="false"/>
      <style:text-properties fo:color="#000000" officeooo:rsid="002e7967" officeooo:paragraph-rsid="009f3111"/>
    </style:style>
    <style:style style:name="P39" style:family="paragraph" style:parent-style-name="Standard">
      <style:paragraph-properties fo:text-align="justify" style:justify-single-word="false"/>
      <style:text-properties fo:color="#000000" officeooo:rsid="002f3cf7" officeooo:paragraph-rsid="009f3111"/>
    </style:style>
    <style:style style:name="P40" style:family="paragraph" style:parent-style-name="Standard">
      <style:paragraph-properties fo:text-align="justify" style:justify-single-word="false"/>
      <style:text-properties fo:color="#000000" officeooo:rsid="002fb767" officeooo:paragraph-rsid="009f3111"/>
    </style:style>
    <style:style style:name="P41" style:family="paragraph" style:parent-style-name="Standard">
      <style:text-properties fo:color="#000000" officeooo:paragraph-rsid="009f3111"/>
    </style:style>
    <style:style style:name="P42" style:family="paragraph" style:parent-style-name="Standard">
      <style:paragraph-properties fo:text-align="justify" style:justify-single-word="false"/>
      <style:text-properties fo:color="#000000" officeooo:rsid="00aa0f19" officeooo:paragraph-rsid="00aa0f19"/>
    </style:style>
    <style:style style:name="P43" style:family="paragraph" style:parent-style-name="Standard">
      <style:paragraph-properties fo:text-align="justify" style:justify-single-word="false"/>
      <style:text-properties fo:color="#000000" officeooo:rsid="00aa0f19" officeooo:paragraph-rsid="00cd6791"/>
    </style:style>
    <style:style style:name="P44" style:family="paragraph" style:parent-style-name="Standard">
      <style:text-properties fo:color="#000000" officeooo:paragraph-rsid="00aa4144"/>
    </style:style>
    <style:style style:name="P45" style:family="paragraph" style:parent-style-name="Standard">
      <style:text-properties fo:color="#000000" officeooo:paragraph-rsid="00b5c74b"/>
    </style:style>
    <style:style style:name="P46" style:family="paragraph" style:parent-style-name="Standard">
      <style:text-properties fo:color="#000000" officeooo:paragraph-rsid="00b68d70"/>
    </style:style>
    <style:style style:name="P47" style:family="paragraph" style:parent-style-name="Standard">
      <style:text-properties fo:color="#000000" officeooo:paragraph-rsid="00b8061e"/>
    </style:style>
    <style:style style:name="P48" style:family="paragraph" style:parent-style-name="Standard">
      <style:paragraph-properties fo:text-align="justify" style:justify-single-word="false"/>
      <style:text-properties fo:color="#000000" officeooo:rsid="001d9cb6" officeooo:paragraph-rsid="00bdfae7"/>
    </style:style>
    <style:style style:name="P49" style:family="paragraph" style:parent-style-name="Standard">
      <style:text-properties fo:color="#000000" officeooo:rsid="00b5c74b" officeooo:paragraph-rsid="00b5c74b"/>
    </style:style>
    <style:style style:name="P50" style:family="paragraph" style:parent-style-name="Standard">
      <style:text-properties fo:color="#000000" officeooo:rsid="00b5c74b" officeooo:paragraph-rsid="00b68d70"/>
    </style:style>
    <style:style style:name="P51" style:family="paragraph" style:parent-style-name="Standard">
      <style:paragraph-properties fo:text-align="justify" style:justify-single-word="false"/>
      <style:text-properties fo:color="#000000" officeooo:rsid="00b7b884" officeooo:paragraph-rsid="00b7b884"/>
    </style:style>
    <style:style style:name="P52" style:family="paragraph" style:parent-style-name="Standard">
      <style:paragraph-properties fo:text-align="justify" style:justify-single-word="false"/>
      <style:text-properties fo:color="#000000" officeooo:rsid="00b85530" officeooo:paragraph-rsid="00aa0f19"/>
    </style:style>
    <style:style style:name="P53" style:family="paragraph" style:parent-style-name="Standard">
      <style:paragraph-properties fo:text-align="justify" style:justify-single-word="false"/>
      <style:text-properties fo:color="#000000" officeooo:rsid="002b9094" officeooo:paragraph-rsid="009f3111"/>
    </style:style>
    <style:style style:name="P54" style:family="paragraph" style:parent-style-name="Standard">
      <style:paragraph-properties fo:text-align="justify" style:justify-single-word="false"/>
      <style:text-properties fo:color="#000000" officeooo:rsid="007f02bc" officeooo:paragraph-rsid="00bb1712"/>
    </style:style>
    <style:style style:name="P55" style:family="paragraph" style:parent-style-name="Standard">
      <style:paragraph-properties fo:text-align="justify" style:justify-single-word="false"/>
      <style:text-properties fo:color="#000000" officeooo:rsid="007d8567" officeooo:paragraph-rsid="00bb1712"/>
    </style:style>
    <style:style style:name="P56" style:family="paragraph" style:parent-style-name="Standard">
      <style:paragraph-properties fo:text-align="justify" style:justify-single-word="false"/>
      <style:text-properties fo:color="#000000" officeooo:rsid="008bee02" officeooo:paragraph-rsid="00bc8a43"/>
    </style:style>
    <style:style style:name="P57" style:family="paragraph" style:parent-style-name="Standard">
      <style:paragraph-properties fo:text-align="justify" style:justify-single-word="false"/>
      <style:text-properties fo:color="#000000" officeooo:rsid="008d5657" officeooo:paragraph-rsid="00bdfae7"/>
    </style:style>
    <style:style style:name="P58" style:family="paragraph" style:parent-style-name="Standard">
      <style:text-properties fo:color="#000000" officeooo:paragraph-rsid="00bdfae7"/>
    </style:style>
    <style:style style:name="P59" style:family="paragraph" style:parent-style-name="Standard">
      <style:paragraph-properties fo:text-align="justify" style:justify-single-word="false"/>
      <style:text-properties fo:color="#000000" officeooo:rsid="00bdfae7" officeooo:paragraph-rsid="00bdfae7"/>
    </style:style>
    <style:style style:name="P60" style:family="paragraph" style:parent-style-name="Standard">
      <style:paragraph-properties fo:text-align="justify" style:justify-single-word="false"/>
      <style:text-properties fo:color="#000000" officeooo:rsid="00be05a0" officeooo:paragraph-rsid="00be05a0"/>
    </style:style>
    <style:style style:name="P61" style:family="paragraph" style:parent-style-name="Standard">
      <style:paragraph-properties fo:text-align="justify" style:justify-single-word="false"/>
      <style:text-properties fo:color="#000000" officeooo:rsid="00c0deab" officeooo:paragraph-rsid="00c0deab"/>
    </style:style>
    <style:style style:name="P62" style:family="paragraph" style:parent-style-name="Standard">
      <style:text-properties fo:color="#000000" officeooo:rsid="00c69382" officeooo:paragraph-rsid="00c69382"/>
    </style:style>
    <style:style style:name="P63" style:family="paragraph" style:parent-style-name="Standard">
      <style:paragraph-properties fo:text-align="justify" style:justify-single-word="false"/>
      <style:text-properties fo:color="#000000" officeooo:rsid="0028dac9" officeooo:paragraph-rsid="00cd1541"/>
    </style:style>
    <style:style style:name="P64" style:family="paragraph" style:parent-style-name="Standard">
      <style:paragraph-properties fo:text-align="justify" style:justify-single-word="false"/>
      <style:text-properties fo:color="#000000" officeooo:rsid="00cd6791" officeooo:paragraph-rsid="00cd6791"/>
    </style:style>
    <style:style style:name="P65" style:family="paragraph" style:parent-style-name="Standard">
      <style:paragraph-properties fo:text-align="justify" style:justify-single-word="false"/>
      <style:text-properties fo:color="#000000" officeooo:rsid="00d7c39f" officeooo:paragraph-rsid="00d7c39f"/>
    </style:style>
    <style:style style:name="P66" style:family="paragraph" style:parent-style-name="Standard">
      <style:paragraph-properties fo:text-align="justify" style:justify-single-word="false"/>
      <style:text-properties fo:color="#000000" officeooo:rsid="00df08c0" officeooo:paragraph-rsid="00df08c0"/>
    </style:style>
    <style:style style:name="P67" style:family="paragraph" style:parent-style-name="Standard">
      <style:text-properties officeooo:paragraph-rsid="000290cc"/>
    </style:style>
    <style:style style:name="P68" style:family="paragraph" style:parent-style-name="Standard">
      <style:text-properties officeooo:paragraph-rsid="0007e69b"/>
    </style:style>
    <style:style style:name="P69" style:family="paragraph" style:parent-style-name="Standard">
      <style:paragraph-properties fo:text-align="justify" style:justify-single-word="false"/>
      <style:text-properties officeooo:rsid="00290ffe" officeooo:paragraph-rsid="0064e927"/>
    </style:style>
    <style:style style:name="P70" style:family="paragraph" style:parent-style-name="Standard">
      <style:paragraph-properties fo:text-align="justify" style:justify-single-word="false"/>
      <style:text-properties officeooo:rsid="002951d0" officeooo:paragraph-rsid="0064e927"/>
    </style:style>
    <style:style style:name="P71" style:family="paragraph" style:parent-style-name="Standard">
      <style:text-properties officeooo:paragraph-rsid="0064e927"/>
    </style:style>
    <style:style style:name="P72" style:family="paragraph" style:parent-style-name="Standard">
      <style:paragraph-properties fo:text-align="justify" style:justify-single-word="false"/>
      <style:text-properties officeooo:rsid="009c7161" officeooo:paragraph-rsid="009c7161"/>
    </style:style>
    <style:style style:name="P73" style:family="paragraph" style:parent-style-name="Standard">
      <style:paragraph-properties fo:text-align="justify" style:justify-single-word="false"/>
      <style:text-properties officeooo:rsid="009c7161" officeooo:paragraph-rsid="009d45e0"/>
    </style:style>
    <style:style style:name="P74"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paragraph-rsid="009f3111" style:font-size-asian="12pt" style:font-size-complex="12pt"/>
    </style:style>
    <style:style style:name="P75" style:family="paragraph" style:parent-style-name="Standard">
      <style:paragraph-properties fo:text-align="justify" style:justify-single-word="false"/>
      <style:text-properties fo:font-style="normal" officeooo:rsid="000d0df8" officeooo:paragraph-rsid="009f3111" style:font-style-asian="normal" style:font-style-complex="normal"/>
    </style:style>
    <style:style style:name="P76" style:family="paragraph" style:parent-style-name="Standard">
      <style:paragraph-properties fo:text-align="justify" style:justify-single-word="false"/>
      <style:text-properties fo:font-style="normal" officeooo:rsid="000d4ba5" officeooo:paragraph-rsid="009f3111" style:font-style-asian="normal" style:font-style-complex="normal"/>
    </style:style>
    <style:style style:name="P77" style:family="paragraph" style:parent-style-name="Standard">
      <style:paragraph-properties fo:text-align="justify" style:justify-single-word="false"/>
      <style:text-properties fo:font-style="normal" officeooo:rsid="000eed06" officeooo:paragraph-rsid="009f3111" style:font-style-asian="normal" style:font-style-complex="normal"/>
    </style:style>
    <style:style style:name="P78" style:family="paragraph" style:parent-style-name="Standard">
      <style:paragraph-properties fo:text-align="justify" style:justify-single-word="false"/>
      <style:text-properties fo:font-style="normal" officeooo:rsid="000f5b5e" officeooo:paragraph-rsid="009f3111" style:font-style-asian="normal" style:font-style-complex="normal"/>
    </style:style>
    <style:style style:name="P79" style:family="paragraph" style:parent-style-name="Standard">
      <style:paragraph-properties fo:text-align="justify" style:justify-single-word="false"/>
      <style:text-properties officeooo:rsid="000760ff" officeooo:paragraph-rsid="009f3111"/>
    </style:style>
    <style:style style:name="P80" style:family="paragraph" style:parent-style-name="Standard">
      <style:paragraph-properties fo:text-align="justify" style:justify-single-word="false"/>
      <style:text-properties officeooo:rsid="001113ba" officeooo:paragraph-rsid="009f3111"/>
    </style:style>
    <style:style style:name="P81" style:family="paragraph" style:parent-style-name="Standard">
      <style:paragraph-properties fo:text-align="justify" style:justify-single-word="false"/>
      <style:text-properties officeooo:rsid="009d45e0" officeooo:paragraph-rsid="009d45e0"/>
    </style:style>
    <style:style style:name="P82" style:family="paragraph" style:parent-style-name="Standard">
      <style:paragraph-properties fo:text-align="justify" style:justify-single-word="false"/>
      <style:text-properties officeooo:rsid="0046741b" officeooo:paragraph-rsid="00aa0f19"/>
    </style:style>
    <style:style style:name="P83" style:family="paragraph" style:parent-style-name="Standard">
      <style:paragraph-properties fo:text-align="justify" style:justify-single-word="false"/>
      <style:text-properties officeooo:rsid="0046741b" officeooo:paragraph-rsid="00cd6791"/>
    </style:style>
    <style:style style:name="P84" style:family="paragraph" style:parent-style-name="Standard">
      <style:paragraph-properties fo:text-align="justify" style:justify-single-word="false"/>
      <style:text-properties officeooo:rsid="002710cd" officeooo:paragraph-rsid="00cd6791"/>
    </style:style>
    <style:style style:name="P85" style:family="paragraph" style:parent-style-name="Standard">
      <style:paragraph-properties fo:text-align="justify" style:justify-single-word="false"/>
      <style:text-properties officeooo:rsid="0028dac9" officeooo:paragraph-rsid="00cd1541"/>
    </style:style>
    <style:style style:name="P86" style:family="paragraph" style:parent-style-name="Standard">
      <style:paragraph-properties fo:text-align="justify" style:justify-single-word="false"/>
      <style:text-properties officeooo:rsid="0030063c" officeooo:paragraph-rsid="00cd1541"/>
    </style:style>
    <style:style style:name="P87" style:family="paragraph" style:parent-style-name="Standard">
      <style:paragraph-properties fo:break-before="page"/>
    </style:style>
    <style:style style:name="P88" style:family="paragraph" style:parent-style-name="Standard">
      <style:paragraph-properties fo:text-align="justify" style:justify-single-word="false" fo:break-before="page"/>
      <style:text-properties fo:color="#000000"/>
    </style:style>
    <style:style style:name="P89" style:family="paragraph" style:parent-style-name="Standard" style:list-style-name="L14">
      <style:paragraph-properties fo:text-align="justify" style:justify-single-word="false"/>
      <style:text-properties fo:color="#000000"/>
    </style:style>
    <style:style style:name="P90" style:family="paragraph" style:parent-style-name="Standard" style:list-style-name="L15">
      <style:paragraph-properties fo:text-align="justify" style:justify-single-word="false"/>
      <style:text-properties fo:color="#000000"/>
    </style:style>
    <style:style style:name="P91" style:family="paragraph" style:parent-style-name="Standard" style:list-style-name="L16">
      <style:paragraph-properties fo:text-align="justify" style:justify-single-word="false"/>
      <style:text-properties fo:color="#000000"/>
    </style:style>
    <style:style style:name="P92" style:family="paragraph" style:parent-style-name="Standard" style:list-style-name="L17">
      <style:paragraph-properties fo:text-align="justify" style:justify-single-word="false"/>
      <style:text-properties fo:color="#000000"/>
    </style:style>
    <style:style style:name="P93" style:family="paragraph" style:parent-style-name="Standard" style:list-style-name="L18">
      <style:paragraph-properties fo:text-align="justify" style:justify-single-word="false"/>
      <style:text-properties fo:color="#000000"/>
    </style:style>
    <style:style style:name="P94" style:family="paragraph" style:parent-style-name="Standard" style:list-style-name="L19">
      <style:paragraph-properties fo:text-align="justify" style:justify-single-word="false"/>
      <style:text-properties fo:color="#000000"/>
    </style:style>
    <style:style style:name="P95" style:family="paragraph" style:parent-style-name="Standard" style:list-style-name="L34">
      <style:paragraph-properties fo:text-align="justify" style:justify-single-word="false"/>
      <style:text-properties fo:color="#000000"/>
    </style:style>
    <style:style style:name="P96" style:family="paragraph" style:parent-style-name="Standard" style:list-style-name="L39">
      <style:paragraph-properties fo:text-align="justify" style:justify-single-word="false"/>
      <style:text-properties fo:color="#000000"/>
    </style:style>
    <style:style style:name="P97" style:family="paragraph" style:parent-style-name="Standard" style:list-style-name="L14">
      <style:paragraph-properties fo:text-align="justify" style:justify-single-word="false"/>
      <style:text-properties fo:color="#000000" officeooo:rsid="00df08c0" officeooo:paragraph-rsid="00df08c0"/>
    </style:style>
    <style:style style:name="P98" style:family="paragraph" style:parent-style-name="Standard" style:list-style-name="L14">
      <style:text-properties fo:color="#000000"/>
    </style:style>
    <style:style style:name="P99" style:family="paragraph" style:parent-style-name="Standard" style:list-style-name="L17">
      <style:text-properties fo:color="#000000"/>
    </style:style>
    <style:style style:name="P100" style:family="paragraph" style:parent-style-name="Standard" style:list-style-name="L18">
      <style:text-properties fo:color="#000000"/>
    </style:style>
    <style:style style:name="P101" style:family="paragraph" style:parent-style-name="Standard" style:list-style-name="L19">
      <style:paragraph-properties fo:text-align="justify" style:justify-single-word="false"/>
      <style:text-properties fo:color="#000000" officeooo:rsid="0064e927" officeooo:paragraph-rsid="0064e927"/>
    </style:style>
    <style:style style:name="P102" style:family="paragraph" style:parent-style-name="Standard" style:list-style-name="L33">
      <style:text-properties fo:color="#000000" officeooo:rsid="0064e927" officeooo:paragraph-rsid="00c65da3"/>
    </style:style>
    <style:style style:name="P103" style:family="paragraph" style:parent-style-name="Standard" style:list-style-name="L20">
      <style:paragraph-properties fo:text-align="justify" style:justify-single-word="false"/>
      <style:text-properties fo:color="#000000" officeooo:rsid="002951d0" officeooo:paragraph-rsid="0064e927"/>
    </style:style>
    <style:style style:name="P104" style:family="paragraph" style:parent-style-name="Standard" style:list-style-name="L22">
      <style:paragraph-properties fo:text-align="justify" style:justify-single-word="false"/>
      <style:text-properties fo:color="#000000" officeooo:rsid="001d9cb6" officeooo:paragraph-rsid="00bdfae7"/>
    </style:style>
    <style:style style:name="P105" style:family="paragraph" style:parent-style-name="Standard" style:list-style-name="L24">
      <style:paragraph-properties fo:text-align="justify" style:justify-single-word="false"/>
      <style:text-properties fo:color="#000000" officeooo:rsid="0048320a" officeooo:paragraph-rsid="009f3111"/>
    </style:style>
    <style:style style:name="P106" style:family="paragraph" style:parent-style-name="Standard" style:list-style-name="L25">
      <style:text-properties fo:color="#000000" officeooo:paragraph-rsid="009f3111"/>
    </style:style>
    <style:style style:name="P107" style:family="paragraph" style:parent-style-name="Standard" style:list-style-name="L27">
      <style:paragraph-properties fo:text-align="justify" style:justify-single-word="false"/>
      <style:text-properties fo:color="#000000" officeooo:rsid="0046741b" officeooo:paragraph-rsid="009f3111"/>
    </style:style>
    <style:style style:name="P108" style:family="paragraph" style:parent-style-name="Standard" style:list-style-name="L27">
      <style:paragraph-properties fo:text-align="justify" style:justify-single-word="false"/>
      <style:text-properties fo:color="#000000" officeooo:rsid="00b4571b" officeooo:paragraph-rsid="00b4571b"/>
    </style:style>
    <style:style style:name="P109" style:family="paragraph" style:parent-style-name="Standard" style:list-style-name="L28">
      <style:text-properties fo:color="#000000" officeooo:rsid="00b68d70" officeooo:paragraph-rsid="00b68d70"/>
    </style:style>
    <style:style style:name="P110" style:family="paragraph" style:parent-style-name="Standard" style:list-style-name="L28">
      <style:text-properties fo:color="#000000" officeooo:rsid="00b7b884" officeooo:paragraph-rsid="00b7b884"/>
    </style:style>
    <style:style style:name="P111" style:family="paragraph" style:parent-style-name="Standard" style:list-style-name="L29">
      <style:paragraph-properties fo:text-align="justify" style:justify-single-word="false"/>
      <style:text-properties fo:color="#000000" officeooo:rsid="00b7b884" officeooo:paragraph-rsid="00b7b884"/>
    </style:style>
    <style:style style:name="P112" style:family="paragraph" style:parent-style-name="Standard" style:list-style-name="L32">
      <style:paragraph-properties fo:text-align="justify" style:justify-single-word="false"/>
      <style:text-properties fo:color="#000000" officeooo:rsid="00d7c39f" officeooo:paragraph-rsid="00d7c39f"/>
    </style:style>
    <style:style style:name="P113" style:family="paragraph" style:parent-style-name="Standard" style:list-style-name="L33">
      <style:text-properties fo:color="#000000" officeooo:paragraph-rsid="0064e927"/>
    </style:style>
    <style:style style:name="P114" style:family="paragraph" style:parent-style-name="Standard" style:list-style-name="L33">
      <style:text-properties fo:color="#000000" officeooo:paragraph-rsid="00c65da3"/>
    </style:style>
    <style:style style:name="P115" style:family="paragraph" style:parent-style-name="Standard" style:list-style-name="L33">
      <style:text-properties fo:color="#000000" officeooo:rsid="00150a3a" officeooo:paragraph-rsid="0064e927"/>
    </style:style>
    <style:style style:name="P116" style:family="paragraph" style:parent-style-name="Standard" style:list-style-name="L33">
      <style:text-properties fo:color="#000000" officeooo:rsid="00d1d166" officeooo:paragraph-rsid="00d1d166"/>
    </style:style>
    <style:style style:name="P117" style:family="paragraph" style:parent-style-name="Standard" style:list-style-name="L20">
      <style:paragraph-properties fo:text-align="justify" style:justify-single-word="false"/>
      <style:text-properties officeooo:rsid="00290ffe" officeooo:paragraph-rsid="0064e927"/>
    </style:style>
    <style:style style:name="P118" style:family="paragraph" style:parent-style-name="Standard" style:list-style-name="L20">
      <style:paragraph-properties fo:text-align="justify" style:justify-single-word="false"/>
      <style:text-properties officeooo:rsid="009a7496" officeooo:paragraph-rsid="009c7161"/>
    </style:style>
    <style:style style:name="P119" style:family="paragraph" style:parent-style-name="Standard" style:list-style-name="L20">
      <style:paragraph-properties fo:text-align="justify" style:justify-single-word="false"/>
      <style:text-properties officeooo:rsid="00a3cbce" officeooo:paragraph-rsid="00a3cbce"/>
    </style:style>
    <style:style style:name="P120" style:family="paragraph" style:parent-style-name="Standard" style:list-style-name="L20">
      <style:paragraph-properties fo:text-align="justify" style:justify-single-word="false"/>
      <style:text-properties officeooo:paragraph-rsid="0064e927"/>
    </style:style>
    <style:style style:name="P121" style:family="paragraph" style:parent-style-name="Standard" style:list-style-name="L22">
      <style:paragraph-properties fo:text-align="justify" style:justify-single-word="false"/>
      <style:text-properties officeooo:paragraph-rsid="00bdfae7"/>
    </style:style>
    <style:style style:name="P122" style:family="paragraph" style:parent-style-name="Standard" style:list-style-name="L26">
      <style:paragraph-properties fo:text-align="justify" style:justify-single-word="false"/>
      <style:text-properties officeooo:paragraph-rsid="00bb1712"/>
    </style:style>
    <style:style style:name="P123" style:family="paragraph" style:parent-style-name="Standard" style:list-style-name="L41">
      <style:paragraph-properties fo:text-align="justify" style:justify-single-word="false"/>
    </style:style>
    <style:style style:name="P124" style:family="paragraph" style:parent-style-name="Standard" style:list-style-name="L53">
      <style:paragraph-properties fo:text-align="justify" style:justify-single-word="false"/>
    </style:style>
    <style:style style:name="P125" style:family="paragraph" style:parent-style-name="Standard" style:list-style-name="L54">
      <style:paragraph-properties fo:text-align="justify" style:justify-single-word="false"/>
    </style:style>
    <style:style style:name="P126" style:family="paragraph" style:parent-style-name="Standard" style:list-style-name="L21">
      <style:paragraph-properties fo:text-align="justify" style:justify-single-word="false"/>
      <style:text-properties officeooo:rsid="0010eeed" officeooo:paragraph-rsid="009f3111"/>
    </style:style>
    <style:style style:name="P127" style:family="paragraph" style:parent-style-name="Standard" style:list-style-name="L21">
      <style:paragraph-properties fo:text-align="justify" style:justify-single-word="false"/>
      <style:text-properties officeooo:rsid="001113ba" officeooo:paragraph-rsid="009f3111"/>
    </style:style>
    <style:style style:name="P128" style:family="paragraph" style:parent-style-name="Standard" style:list-style-name="L23">
      <style:paragraph-properties fo:text-align="justify" style:justify-single-word="false"/>
      <style:text-properties officeooo:rsid="0014851a" officeooo:paragraph-rsid="009f3111"/>
    </style:style>
    <style:style style:name="P129" style:family="paragraph" style:parent-style-name="Standard" style:list-style-name="L27">
      <style:paragraph-properties fo:text-align="justify" style:justify-single-word="false"/>
      <style:text-properties officeooo:rsid="0046741b" officeooo:paragraph-rsid="009f3111"/>
    </style:style>
    <style:style style:name="P130" style:family="paragraph" style:parent-style-name="Standard" style:list-style-name="L27">
      <style:paragraph-properties fo:text-align="justify" style:justify-single-word="false"/>
      <style:text-properties officeooo:rsid="000760ff" officeooo:paragraph-rsid="009f3111"/>
    </style:style>
    <style:style style:name="P131" style:family="paragraph" style:parent-style-name="Standard" style:list-style-name="L28">
      <style:text-properties officeooo:rsid="00b7b884" officeooo:paragraph-rsid="00b7b884"/>
    </style:style>
    <style:style style:name="P132" style:family="paragraph" style:parent-style-name="Standard" style:list-style-name="L30">
      <style:paragraph-properties fo:text-align="justify" style:justify-single-word="false"/>
      <style:text-properties officeooo:rsid="0028dac9" officeooo:paragraph-rsid="00cd1541"/>
    </style:style>
    <style:style style:name="P133" style:family="paragraph" style:parent-style-name="Standard" style:list-style-name="L31">
      <style:paragraph-properties fo:text-align="justify" style:justify-single-word="false"/>
      <style:text-properties officeooo:rsid="0028dac9" officeooo:paragraph-rsid="00cd1541"/>
    </style:style>
    <style:style style:name="P134" style:family="paragraph" style:parent-style-name="Standard" style:list-style-name="L31">
      <style:paragraph-properties fo:text-align="justify" style:justify-single-word="false"/>
      <style:text-properties officeooo:rsid="0030063c" officeooo:paragraph-rsid="00cd1541"/>
    </style:style>
    <style:style style:name="P135" style:family="paragraph" style:parent-style-name="Standard" style:list-style-name="L40"/>
    <style:style style:name="P136" style:family="paragraph" style:parent-style-name="Standard" style:list-style-name="L44"/>
    <style:style style:name="P137" style:family="paragraph" style:parent-style-name="Standard" style:list-style-name="L46"/>
    <style:style style:name="P138" style:family="paragraph" style:parent-style-name="Standard" style:list-style-name="L46">
      <style:text-properties officeooo:rsid="000290cc" officeooo:paragraph-rsid="000290cc"/>
    </style:style>
    <style:style style:name="P139" style:family="paragraph" style:parent-style-name="Standard">
      <style:text-properties officeooo:paragraph-rsid="00290ffe"/>
    </style:style>
    <style:style style:name="P140" style:family="paragraph" style:parent-style-name="Standard" style:list-style-name="L39">
      <style:paragraph-properties fo:text-align="justify" style:justify-single-word="false" fo:break-before="page"/>
      <style:text-properties fo:color="#000000"/>
    </style:style>
    <style:style style:name="P141" style:family="paragraph" style:parent-style-name="Text_20_body" style:list-style-name="L47"/>
    <style:style style:name="P142" style:family="paragraph" style:parent-style-name="Text_20_body" style:list-style-name="L47">
      <style:text-properties officeooo:paragraph-rsid="00059e8b"/>
    </style:style>
    <style:style style:name="P143" style:family="paragraph" style:parent-style-name="Text_20_body" style:list-style-name="L48"/>
    <style:style style:name="P144" style:family="paragraph" style:parent-style-name="Text_20_body" style:list-style-name="L48">
      <style:text-properties officeooo:rsid="000290cc" officeooo:paragraph-rsid="000290cc"/>
    </style:style>
    <style:style style:name="P145" style:family="paragraph" style:parent-style-name="Text_20_body">
      <style:text-properties officeooo:rsid="000290cc" officeooo:paragraph-rsid="000290cc"/>
    </style:style>
    <style:style style:name="P146" style:family="paragraph" style:parent-style-name="Text_20_body">
      <style:text-properties officeooo:paragraph-rsid="000290cc"/>
    </style:style>
    <style:style style:name="P147" style:family="paragraph" style:parent-style-name="Text_20_body">
      <style:text-properties officeooo:paragraph-rsid="00873da0"/>
    </style:style>
    <style:style style:name="P148" style:family="paragraph" style:parent-style-name="Heading_20_1">
      <style:paragraph-properties fo:break-before="page"/>
    </style:style>
    <style:style style:name="P149" style:family="paragraph" style:parent-style-name="Heading_20_1">
      <style:paragraph-properties fo:break-before="page"/>
      <style:text-properties officeooo:paragraph-rsid="00e6b705"/>
    </style:style>
    <style:style style:name="P150" style:family="paragraph" style:parent-style-name="Contents_20_1">
      <style:paragraph-properties>
        <style:tab-stops>
          <style:tab-stop style:position="17cm" style:type="right" style:leader-style="dotted" style:leader-text="."/>
        </style:tab-stops>
      </style:paragraph-properties>
    </style:style>
    <style:style style:name="P151" style:family="paragraph" style:parent-style-name="Heading_20_2">
      <style:text-properties fo:color="#000000"/>
    </style:style>
    <style:style style:name="P152" style:family="paragraph" style:parent-style-name="Heading_20_2">
      <style:text-properties officeooo:rsid="0006f9a4" officeooo:paragraph-rsid="009f3111"/>
    </style:style>
    <style:style style:name="P153" style:family="paragraph" style:parent-style-name="Heading_20_2">
      <style:text-properties fo:font-weight="bold" officeooo:rsid="00300230" officeooo:paragraph-rsid="009f3111" style:font-weight-asian="bold" style:font-weight-complex="bold"/>
    </style:style>
    <style:style style:name="P154" style:family="paragraph" style:parent-style-name="Heading_20_2">
      <style:text-properties officeooo:rsid="000290cc" officeooo:paragraph-rsid="000290cc"/>
    </style:style>
    <style:style style:name="P155" style:family="paragraph" style:parent-style-name="Heading_20_2">
      <style:paragraph-properties fo:break-before="page"/>
      <style:text-properties fo:color="#000000" officeooo:paragraph-rsid="009f3111"/>
    </style:style>
    <style:style style:name="P156" style:family="paragraph" style:parent-style-name="Heading_20_2">
      <style:paragraph-properties fo:break-before="page"/>
      <style:text-properties officeooo:rsid="001314fc" officeooo:paragraph-rsid="009f3111"/>
    </style:style>
    <style:style style:name="P157" style:family="paragraph" style:parent-style-name="Heading_20_2">
      <style:paragraph-properties fo:break-before="page"/>
      <style:text-properties officeooo:rsid="0046741b" officeooo:paragraph-rsid="009f3111"/>
    </style:style>
    <style:style style:name="P158" style:family="paragraph" style:parent-style-name="Heading_20_2">
      <style:paragraph-properties fo:break-before="page"/>
      <style:text-properties officeooo:rsid="004784a9" officeooo:paragraph-rsid="009f3111"/>
    </style:style>
    <style:style style:name="P159" style:family="paragraph" style:parent-style-name="Heading_20_2">
      <style:paragraph-properties fo:break-before="page"/>
      <style:text-properties officeooo:rsid="00cd1541" officeooo:paragraph-rsid="00cd1541"/>
    </style:style>
    <style:style style:name="P160" style:family="paragraph" style:parent-style-name="Heading_20_2">
      <style:paragraph-properties fo:break-before="page"/>
      <style:text-properties officeooo:rsid="00c4977b" officeooo:paragraph-rsid="00c4977b"/>
    </style:style>
    <style:style style:name="P161"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0aa4144" style:font-weight-asian="normal" style:font-weight-complex="normal"/>
    </style:style>
    <style:style style:name="T3" style:family="text">
      <style:text-properties fo:font-weight="normal" officeooo:rsid="00558ff7"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03f7a1" style:font-weight-asian="bold" style:font-weight-complex="bold"/>
    </style:style>
    <style:style style:name="T6" style:family="text">
      <style:text-properties fo:font-weight="bold" officeooo:rsid="004b703c" style:font-weight-asian="bold" style:font-weight-complex="bold"/>
    </style:style>
    <style:style style:name="T7" style:family="text">
      <style:text-properties fo:font-weight="bold" officeooo:rsid="00531c5c" style:font-weight-asian="bold" style:font-weight-complex="bold"/>
    </style:style>
    <style:style style:name="T8" style:family="text">
      <style:text-properties fo:font-weight="bold" officeooo:rsid="00bc8a43" style:font-weight-asian="bold" style:font-weight-complex="bold"/>
    </style:style>
    <style:style style:name="T9" style:family="text">
      <style:text-properties fo:font-weight="bold" officeooo:rsid="00c4977b" style:font-weight-asian="bold" style:font-weight-complex="bold"/>
    </style:style>
    <style:style style:name="T10" style:family="text">
      <style:text-properties fo:font-weight="bold" officeooo:rsid="0029b559" style:font-weight-asian="bold" style:font-weight-complex="bold"/>
    </style:style>
    <style:style style:name="T11" style:family="text">
      <style:text-properties style:font-name="Times New Roman"/>
    </style:style>
    <style:style style:name="T12" style:family="text">
      <style:text-properties style:font-name="Times New Roman" officeooo:rsid="009a67c9"/>
    </style:style>
    <style:style style:name="T13" style:family="text">
      <style:text-properties fo:color="#000000"/>
    </style:style>
    <style:style style:name="T14" style:family="text">
      <style:text-properties fo:color="#000000" style:font-name="Times New Roman"/>
    </style:style>
    <style:style style:name="T15" style:family="text">
      <style:text-properties fo:color="#000000" officeooo:rsid="0003f7a1"/>
    </style:style>
    <style:style style:name="T16" style:family="text">
      <style:text-properties fo:color="#000000" officeooo:rsid="00052b3b"/>
    </style:style>
    <style:style style:name="T17" style:family="text">
      <style:text-properties fo:color="#000000" officeooo:rsid="001390d0"/>
    </style:style>
    <style:style style:name="T18" style:family="text">
      <style:text-properties fo:color="#000000" officeooo:rsid="002ccdf4"/>
    </style:style>
    <style:style style:name="T19" style:family="text">
      <style:text-properties fo:color="#000000" officeooo:rsid="002360d2"/>
    </style:style>
    <style:style style:name="T20" style:family="text">
      <style:text-properties fo:color="#000000" officeooo:rsid="007d8567"/>
    </style:style>
    <style:style style:name="T21" style:family="text">
      <style:text-properties fo:color="#000000" officeooo:rsid="007f02bc"/>
    </style:style>
    <style:style style:name="T22" style:family="text">
      <style:text-properties fo:color="#000000" officeooo:rsid="000bc9a0"/>
    </style:style>
    <style:style style:name="T23" style:family="text">
      <style:text-properties fo:color="#000000" officeooo:rsid="001c1deb"/>
    </style:style>
    <style:style style:name="T24" style:family="text">
      <style:text-properties fo:color="#000000" officeooo:rsid="001d9cb6"/>
    </style:style>
    <style:style style:name="T25" style:family="text">
      <style:text-properties fo:color="#000000" officeooo:rsid="0012c97b"/>
    </style:style>
    <style:style style:name="T26" style:family="text">
      <style:text-properties fo:color="#000000" officeooo:rsid="00215e07"/>
    </style:style>
    <style:style style:name="T27" style:family="text">
      <style:text-properties fo:color="#000000" officeooo:rsid="0020539f"/>
    </style:style>
    <style:style style:name="T28" style:family="text">
      <style:text-properties fo:color="#000000" officeooo:rsid="002ce936"/>
    </style:style>
    <style:style style:name="T29" style:family="text">
      <style:text-properties fo:color="#000000" officeooo:rsid="002dcb40"/>
    </style:style>
    <style:style style:name="T30" style:family="text">
      <style:text-properties fo:color="#000000" officeooo:rsid="002e7967"/>
    </style:style>
    <style:style style:name="T31" style:family="text">
      <style:text-properties fo:color="#000000" officeooo:rsid="002f3cf7"/>
    </style:style>
    <style:style style:name="T32" style:family="text">
      <style:text-properties fo:color="#000000" officeooo:rsid="002fb767"/>
    </style:style>
    <style:style style:name="T33" style:family="text">
      <style:text-properties fo:color="#000000" officeooo:rsid="0033f138"/>
    </style:style>
    <style:style style:name="T34" style:family="text">
      <style:text-properties fo:color="#000000" officeooo:rsid="003330d6"/>
    </style:style>
    <style:style style:name="T35" style:family="text">
      <style:text-properties fo:color="#000000" fo:font-weight="bold" officeooo:rsid="001c1deb" style:font-weight-asian="bold" style:font-weight-complex="bold"/>
    </style:style>
    <style:style style:name="T36" style:family="text">
      <style:text-properties fo:color="#000000" officeooo:rsid="00aa0f19"/>
    </style:style>
    <style:style style:name="T37" style:family="text">
      <style:text-properties fo:color="#000000" officeooo:rsid="00b68d70"/>
    </style:style>
    <style:style style:name="T38" style:family="text">
      <style:text-properties fo:color="#000000" officeooo:rsid="00b85530"/>
    </style:style>
    <style:style style:name="T39" style:family="text">
      <style:text-properties fo:color="#000000" officeooo:rsid="0048320a"/>
    </style:style>
    <style:style style:name="T40" style:family="text">
      <style:text-properties fo:color="#000000" officeooo:rsid="00bdfae7"/>
    </style:style>
    <style:style style:name="T41" style:family="text">
      <style:text-properties fo:color="#000000" officeooo:rsid="00c4977b"/>
    </style:style>
    <style:style style:name="T42" style:family="text">
      <style:text-properties fo:color="#000000" officeooo:rsid="00cd6791"/>
    </style:style>
    <style:style style:name="T43" style:family="text">
      <style:text-properties fo:color="#000000" officeooo:rsid="00cf47a8"/>
    </style:style>
    <style:style style:name="T44" style:family="text">
      <style:text-properties fo:color="#000000" officeooo:rsid="00e4a91a"/>
    </style:style>
    <style:style style:name="T45" style:family="text">
      <style:text-properties officeooo:rsid="000290cc"/>
    </style:style>
    <style:style style:name="T46" style:family="text">
      <style:text-properties officeooo:rsid="0003b510"/>
    </style:style>
    <style:style style:name="T47" style:family="text">
      <style:text-properties officeooo:rsid="0003f7a1"/>
    </style:style>
    <style:style style:name="T48" style:family="text">
      <style:text-properties officeooo:rsid="00059e8b"/>
    </style:style>
    <style:style style:name="T49" style:family="text">
      <style:text-properties officeooo:rsid="0007e69b"/>
    </style:style>
    <style:style style:name="T50" style:family="text">
      <style:text-properties officeooo:rsid="0008aa07"/>
    </style:style>
    <style:style style:name="T51" style:family="text">
      <style:text-properties officeooo:rsid="00093104"/>
    </style:style>
    <style:style style:name="T52" style:family="text">
      <style:text-properties officeooo:rsid="000b8151"/>
    </style:style>
    <style:style style:name="T53" style:family="text">
      <style:text-properties officeooo:rsid="000f833d"/>
    </style:style>
    <style:style style:name="T54" style:family="text">
      <style:text-properties officeooo:rsid="0010535f"/>
    </style:style>
    <style:style style:name="T55" style:family="text">
      <style:text-properties officeooo:rsid="00119c08"/>
    </style:style>
    <style:style style:name="T56" style:family="text">
      <style:text-properties officeooo:rsid="001390d0"/>
    </style:style>
    <style:style style:name="T57" style:family="text">
      <style:text-properties officeooo:rsid="001908aa"/>
    </style:style>
    <style:style style:name="T58" style:family="text">
      <style:text-properties officeooo:rsid="001d5adc"/>
    </style:style>
    <style:style style:name="T59" style:family="text">
      <style:text-properties officeooo:rsid="001eea8f"/>
    </style:style>
    <style:style style:name="T60" style:family="text">
      <style:text-properties officeooo:rsid="00290ffe"/>
    </style:style>
    <style:style style:name="T61" style:family="text">
      <style:text-properties officeooo:rsid="002a6a3f"/>
    </style:style>
    <style:style style:name="T62" style:family="text">
      <style:text-properties officeooo:rsid="002b5be5"/>
    </style:style>
    <style:style style:name="T63" style:family="text">
      <style:text-properties officeooo:rsid="00445c0f"/>
    </style:style>
    <style:style style:name="T64" style:family="text">
      <style:text-properties officeooo:rsid="00446146"/>
    </style:style>
    <style:style style:name="T65" style:family="text">
      <style:text-properties officeooo:rsid="00300230"/>
    </style:style>
    <style:style style:name="T66" style:family="text">
      <style:text-properties officeooo:rsid="005cccfb"/>
    </style:style>
    <style:style style:name="T67" style:family="text">
      <style:text-properties officeooo:rsid="005e90df"/>
    </style:style>
    <style:style style:name="T68" style:family="text">
      <style:text-properties officeooo:rsid="005ff25e"/>
    </style:style>
    <style:style style:name="T69" style:family="text">
      <style:text-properties officeooo:rsid="0060b127"/>
    </style:style>
    <style:style style:name="T70" style:family="text">
      <style:text-properties officeooo:rsid="0064e927"/>
    </style:style>
    <style:style style:name="T71" style:family="text">
      <style:text-properties officeooo:rsid="00725693"/>
    </style:style>
    <style:style style:name="T72" style:family="text">
      <style:text-properties officeooo:rsid="00759e88"/>
    </style:style>
    <style:style style:name="T73" style:family="text">
      <style:text-properties officeooo:rsid="00797504"/>
    </style:style>
    <style:style style:name="T74" style:family="text">
      <style:text-properties officeooo:rsid="007f02bc"/>
    </style:style>
    <style:style style:name="T75" style:family="text">
      <style:text-properties officeooo:rsid="00873da0"/>
    </style:style>
    <style:style style:name="T76" style:family="text">
      <style:text-properties officeooo:rsid="009a48bd"/>
    </style:style>
    <style:style style:name="T77" style:family="text">
      <style:text-properties officeooo:rsid="009a67c9"/>
    </style:style>
    <style:style style:name="T78" style:family="text">
      <style:text-properties officeooo:rsid="00182653"/>
    </style:style>
    <style:style style:name="T79" style:family="text">
      <style:text-properties officeooo:rsid="009c7161"/>
    </style:style>
    <style:style style:name="T80" style:family="text">
      <style:text-properties officeooo:rsid="001a7145"/>
    </style:style>
    <style:style style:name="T81" style:family="text">
      <style:text-properties officeooo:rsid="009f3111"/>
    </style:style>
    <style:style style:name="T82" style:family="text">
      <style:text-properties officeooo:rsid="0006f9a4"/>
    </style:style>
    <style:style style:name="T83" style:family="text">
      <style:text-properties officeooo:rsid="0009b660"/>
    </style:style>
    <style:style style:name="T84" style:family="text">
      <style:text-properties officeooo:rsid="000af33d"/>
    </style:style>
    <style:style style:name="T85" style:family="text">
      <style:text-properties officeooo:rsid="000bc9a0"/>
    </style:style>
    <style:style style:name="T86" style:family="text">
      <style:text-properties fo:font-variant="normal" fo:text-transform="none" fo:color="#000000" style:font-name="Liberation Serif" fo:font-size="12pt" fo:letter-spacing="normal" fo:font-style="normal" fo:font-weight="normal" style:font-size-asian="12pt" style:font-size-complex="12pt"/>
    </style:style>
    <style:style style:name="T87" style:family="text">
      <style:text-properties fo:font-variant="normal" fo:text-transform="none" fo:color="#000000" style:font-name="Liberation Serif" fo:font-size="12pt" fo:letter-spacing="normal" style:font-size-asian="12pt" style:font-size-complex="12pt"/>
    </style:style>
    <style:style style:name="T88" style:family="text">
      <style:text-properties fo:font-variant="normal" fo:text-transform="none" fo:color="#000000" style:font-name="Liberation Serif" fo:font-size="11pt" fo:letter-spacing="normal" fo:font-style="normal" fo:font-weight="normal" officeooo:rsid="000d0df8" fo:background-color="#f5f5f5" loext:char-shading-value="0" style:font-size-asian="11pt" style:font-style-asian="normal" style:font-size-complex="11pt" style:font-style-complex="normal" loext:padding="0cm" loext:border="none"/>
    </style:style>
    <style:style style:name="T89" style:family="text">
      <style:text-properties fo:font-variant="normal" fo:text-transform="none" fo:color="#000000" style:font-name="Liberation Serif" fo:font-size="11pt" fo:letter-spacing="normal" fo:font-style="normal" fo:font-weight="normal" officeooo:rsid="000d0df8" style:font-size-asian="11pt" style:font-style-asian="normal" style:font-size-complex="11pt" style:font-style-complex="normal"/>
    </style:style>
    <style:style style:name="T90" style:family="text">
      <style:text-properties fo:font-variant="normal" fo:text-transform="none" fo:color="#000000" style:font-name="Liberation Serif" fo:font-size="11pt" fo:letter-spacing="normal" fo:font-style="normal" officeooo:rsid="000d0df8" style:font-size-asian="11pt" style:font-style-asian="normal" style:font-size-complex="11pt" style:font-style-complex="normal"/>
    </style:style>
    <style:style style:name="T9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92"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0d0df8" style:text-blinking="false" style:font-size-asian="11pt" style:font-style-asian="normal" style:font-size-complex="11pt" style:font-style-complex="normal"/>
    </style:style>
    <style:style style:name="T93" style:family="text">
      <style:text-properties officeooo:rsid="000760ff"/>
    </style:style>
    <style:style style:name="T94" style:family="text">
      <style:text-properties fo:font-style="normal" officeooo:rsid="000d0df8" style:font-style-asian="normal" style:font-style-complex="normal"/>
    </style:style>
    <style:style style:name="T95" style:family="text">
      <style:text-properties fo:font-style="normal" officeooo:rsid="000d4ba5" style:font-style-asian="normal" style:font-style-complex="normal"/>
    </style:style>
    <style:style style:name="T96" style:family="text">
      <style:text-properties fo:font-style="normal" officeooo:rsid="000eed06" style:font-style-asian="normal" style:font-style-complex="normal"/>
    </style:style>
    <style:style style:name="T97" style:family="text">
      <style:text-properties fo:font-style="normal" officeooo:rsid="000f5b5e" style:font-style-asian="normal" style:font-style-complex="normal"/>
    </style:style>
    <style:style style:name="T98" style:family="text">
      <style:text-properties officeooo:rsid="000f5b5e"/>
    </style:style>
    <style:style style:name="T99" style:family="text">
      <style:text-properties officeooo:rsid="001113ba"/>
    </style:style>
    <style:style style:name="T100" style:family="text">
      <style:text-properties officeooo:rsid="000f69fb"/>
    </style:style>
    <style:style style:name="T101" style:family="text">
      <style:text-properties officeooo:rsid="0012c97b"/>
    </style:style>
    <style:style style:name="T102" style:family="text">
      <style:text-properties officeooo:rsid="0014851a"/>
    </style:style>
    <style:style style:name="T103" style:family="text">
      <style:text-properties officeooo:rsid="00158cad"/>
    </style:style>
    <style:style style:name="T104" style:family="text">
      <style:text-properties officeooo:rsid="001825e8"/>
    </style:style>
    <style:style style:name="T105" style:family="text">
      <style:text-properties officeooo:rsid="001c1deb"/>
    </style:style>
    <style:style style:name="T106" style:family="text">
      <style:text-properties officeooo:rsid="001da871"/>
    </style:style>
    <style:style style:name="T107" style:family="text">
      <style:text-properties officeooo:rsid="0020539f"/>
    </style:style>
    <style:style style:name="T108" style:family="text">
      <style:text-properties officeooo:rsid="00273328"/>
    </style:style>
    <style:style style:name="T109" style:family="text">
      <style:text-properties officeooo:rsid="00313da1"/>
    </style:style>
    <style:style style:name="T110" style:family="text">
      <style:text-properties officeooo:rsid="003330d6"/>
    </style:style>
    <style:style style:name="T111" style:family="text">
      <style:text-properties officeooo:rsid="0046741b"/>
    </style:style>
    <style:style style:name="T112" style:family="text">
      <style:text-properties officeooo:rsid="00493096"/>
    </style:style>
    <style:style style:name="T113" style:family="text">
      <style:text-properties officeooo:rsid="00a18df9"/>
    </style:style>
    <style:style style:name="T114" style:family="text">
      <style:text-properties officeooo:rsid="00a60baa"/>
    </style:style>
    <style:style style:name="T115" style:family="text">
      <style:text-properties officeooo:rsid="00aa4144"/>
    </style:style>
    <style:style style:name="T116" style:family="text">
      <style:text-properties officeooo:rsid="00abb44c"/>
    </style:style>
    <style:style style:name="T117" style:family="text">
      <style:text-properties officeooo:rsid="00b4571b"/>
    </style:style>
    <style:style style:name="T118" style:family="text">
      <style:text-properties officeooo:rsid="00b5c74b"/>
    </style:style>
    <style:style style:name="T119" style:family="text">
      <style:text-properties officeooo:rsid="00b68d70"/>
    </style:style>
    <style:style style:name="T120" style:family="text">
      <style:text-properties officeooo:rsid="00b7b884"/>
    </style:style>
    <style:style style:name="T121" style:family="text">
      <style:text-properties officeooo:rsid="00ba4676"/>
    </style:style>
    <style:style style:name="T122" style:family="text">
      <style:text-properties officeooo:rsid="00bb1712"/>
    </style:style>
    <style:style style:name="T123" style:family="text">
      <style:text-properties officeooo:rsid="00bdfae7"/>
    </style:style>
    <style:style style:name="T124" style:family="text">
      <style:text-properties officeooo:rsid="00c001ce"/>
    </style:style>
    <style:style style:name="T125" style:family="text">
      <style:text-properties officeooo:rsid="00c0deab"/>
    </style:style>
    <style:style style:name="T126" style:family="text">
      <style:text-properties officeooo:rsid="00c4977b"/>
    </style:style>
    <style:style style:name="T127" style:family="text">
      <style:text-properties officeooo:rsid="00c65da3"/>
    </style:style>
    <style:style style:name="T128" style:family="text">
      <style:text-properties officeooo:rsid="00c8407f"/>
    </style:style>
    <style:style style:name="T129" style:family="text">
      <style:text-properties officeooo:rsid="00c9c4e1"/>
    </style:style>
    <style:style style:name="T130" style:family="text">
      <style:text-properties officeooo:rsid="00cce200"/>
    </style:style>
    <style:style style:name="T131" style:family="text">
      <style:text-properties officeooo:rsid="002945fb"/>
    </style:style>
    <style:style style:name="T132" style:family="text">
      <style:text-properties officeooo:rsid="0029b559"/>
    </style:style>
    <style:style style:name="T133" style:family="text">
      <style:text-properties officeooo:rsid="0030063c"/>
    </style:style>
    <style:style style:name="T134" style:family="text">
      <style:text-properties officeooo:rsid="003130cf"/>
    </style:style>
    <style:style style:name="T135" style:family="text">
      <style:text-properties officeooo:rsid="0031bc88"/>
    </style:style>
    <style:style style:name="T136" style:family="text">
      <style:text-properties officeooo:rsid="0031c450"/>
    </style:style>
    <style:style style:name="T137" style:family="text">
      <style:text-properties officeooo:rsid="003278e7"/>
    </style:style>
    <style:style style:name="T138" style:family="text">
      <style:text-properties officeooo:rsid="0033370e"/>
    </style:style>
    <style:style style:name="T139" style:family="text">
      <style:text-properties officeooo:rsid="00cf57cb"/>
    </style:style>
    <style:style style:name="T140" style:family="text">
      <style:text-properties officeooo:rsid="00d0b86f"/>
    </style:style>
    <style:style style:name="T141" style:family="text">
      <style:text-properties officeooo:rsid="00d3b2f6"/>
    </style:style>
    <style:style style:name="T142" style:family="text">
      <style:text-properties officeooo:rsid="00d71994"/>
    </style:style>
    <style:style style:name="T143" style:family="text">
      <style:text-properties officeooo:rsid="00d7c39f"/>
    </style:style>
    <style:style style:name="T144" style:family="text">
      <style:text-properties officeooo:rsid="00e05dbd"/>
    </style:style>
    <style:style style:name="T145" style:family="text">
      <style:text-properties officeooo:rsid="00e52116"/>
    </style:style>
    <style:style style:name="T146" style:family="text">
      <style:text-properties officeooo:rsid="00e6b70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ÁGINA WEB</text:p>
      <text:p text:style-name="Standard"/>
      <text:p text:style-name="Standard"/>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50"><text:a xlink:type="simple" xlink:href="#__RefHeading___Toc4175_3436584976" text:style-name="Index_20_Link" text:visited-style-name="Index_20_Link"><text:s/>1 <text:s/>Instalación y configuración<text:tab/>2</text:a></text:p>
          <text:p text:style-name="P161"><text:a xlink:type="simple" xlink:href="#__RefHeading__2239_1886156455" text:style-name="Index_20_Link" text:visited-style-name="Index_20_Link"><text:s/>1.1 <text:s/>Instalación del S.O. (en máquina virtual)<text:tab/>2</text:a></text:p>
          <text:p text:style-name="P161"><text:a xlink:type="simple" xlink:href="#__RefHeading___Toc3894_3304139756" text:style-name="Index_20_Link" text:visited-style-name="Index_20_Link"><text:s/>1.2 <text:s/>Instalación de servicios<text:tab/>6</text:a></text:p>
          <text:p text:style-name="P161"><text:a xlink:type="simple" xlink:href="#__RefHeading___Toc3896_3304139756" text:style-name="Index_20_Link" text:visited-style-name="Index_20_Link">MariaDB<text:tab/>6</text:a></text:p>
          <text:p text:style-name="P161"><text:a xlink:type="simple" xlink:href="#__RefHeading___Toc3657_2231943453" text:style-name="Index_20_Link" text:visited-style-name="Index_20_Link">Apache y PHP<text:tab/>9</text:a></text:p>
          <text:p text:style-name="P161"><text:a xlink:type="simple" xlink:href="#__RefHeading___Toc639_441791167" text:style-name="Index_20_Link" text:visited-style-name="Index_20_Link">phpMyAdmin<text:tab/>10</text:a></text:p>
          <text:p text:style-name="P161"><text:a xlink:type="simple" xlink:href="#__RefHeading___Toc3898_3304139756" text:style-name="Index_20_Link" text:visited-style-name="Index_20_Link">FTP<text:tab/>12</text:a></text:p>
          <text:p text:style-name="P161"><text:a xlink:type="simple" xlink:href="#__RefHeading___Toc3900_3304139756" text:style-name="Index_20_Link" text:visited-style-name="Index_20_Link">SSH<text:tab/>15</text:a></text:p>
          <text:p text:style-name="P161"><text:a xlink:type="simple" xlink:href="#__RefHeading___Toc4177_3436584976" text:style-name="Index_20_Link" text:visited-style-name="Index_20_Link">Git<text:tab/>16</text:a></text:p>
          <text:p text:style-name="P161"><text:a xlink:type="simple" xlink:href="#__RefHeading___Toc3902_3304139756" text:style-name="Index_20_Link" text:visited-style-name="Index_20_Link">Recursos iniciales<text:tab/>18</text:a></text:p>
          <text:p text:style-name="P161"><text:a xlink:type="simple" xlink:href="#__RefHeading__2241_18861564552" text:style-name="Index_20_Link" text:visited-style-name="Index_20_Link"><text:s/>1.3 <text:s/>Configuración del conjunto de caracteres en HTML, MySQL y PHP<text:tab/>20</text:a></text:p>
          <text:p text:style-name="P150"><text:a xlink:type="simple" xlink:href="#__RefHeading__1286_610914346" text:style-name="Index_20_Link" text:visited-style-name="Index_20_Link"><text:s/>2 <text:s/>Servicios<text:tab/>21</text:a></text:p>
          <text:p text:style-name="P161"><text:a xlink:type="simple" xlink:href="#__RefHeading__915_1844274786" text:style-name="Index_20_Link" text:visited-style-name="Index_20_Link"><text:s/>2.1 <text:s/>ssh<text:tab/>21</text:a></text:p>
          <text:p text:style-name="P161"><text:a xlink:type="simple" xlink:href="#__RefHeading__917_1844274786" text:style-name="Index_20_Link" text:visited-style-name="Index_20_Link"><text:s/>2.2 <text:s/>Apache2<text:tab/>21</text:a></text:p>
          <text:p text:style-name="P161"><text:a xlink:type="simple" xlink:href="#__RefHeading__919_1844274786" text:style-name="Index_20_Link" text:visited-style-name="Index_20_Link"><text:s/>2.3 <text:s/>ftp<text:tab/>22</text:a></text:p>
          <text:p text:style-name="P161"><text:a xlink:type="simple" xlink:href="#__RefHeading__1576_2044857269" text:style-name="Index_20_Link" text:visited-style-name="Index_20_Link"><text:s/>2.4 <text:s/>MySQL<text:tab/>22</text:a></text:p>
          <text:p text:style-name="P161"><text:a xlink:type="simple" xlink:href="#__RefHeading__1578_2044857269" text:style-name="Index_20_Link" text:visited-style-name="Index_20_Link"><text:s/>2.5 <text:s/>PHP5<text:tab/>23</text:a></text:p>
          <text:p text:style-name="P161"><text:a xlink:type="simple" xlink:href="#__RefHeading__2245_1886156455" text:style-name="Index_20_Link" text:visited-style-name="Index_20_Link"><text:s/>2.6 <text:s/>phpMyAdmin<text:tab/>23</text:a></text:p>
          <text:p text:style-name="P161"><text:a xlink:type="simple" xlink:href="#__RefHeading__1292_610914346" text:style-name="Index_20_Link" text:visited-style-name="Index_20_Link"><text:s/>2.7 <text:s/>MySQL<text:tab/>24</text:a></text:p>
          <text:p text:style-name="P161"><text:a xlink:type="simple" xlink:href="#__RefHeading__2249_1886156455" text:style-name="Index_20_Link" text:visited-style-name="Index_20_Link"><text:s/>2.8 <text:s/>phpMyAdmin<text:tab/>25</text:a></text:p>
          <text:p text:style-name="P161"><text:a xlink:type="simple" xlink:href="#__RefHeading__2251_1886156455" text:style-name="Index_20_Link" text:visited-style-name="Index_20_Link"><text:s/>2.9 <text:s/>Apache<text:tab/>25</text:a></text:p>
          <text:p text:style-name="P161"><text:a xlink:type="simple" xlink:href="#__RefHeading__2251_18861564551" text:style-name="Index_20_Link" text:visited-style-name="Index_20_Link"><text:s/>2.10 <text:s/>PHP<text:tab/>26</text:a></text:p>
          <text:p text:style-name="P150"><text:a xlink:type="simple" xlink:href="#__RefHeading__1050_56588357" text:style-name="Index_20_Link" text:visited-style-name="Index_20_Link"><text:s/>3 <text:s/>Anexos<text:tab/>27</text:a></text:p>
          <text:p text:style-name="P161"><text:a xlink:type="simple" xlink:href="#__RefHeading__2680_1257489391" text:style-name="Index_20_Link" text:visited-style-name="Index_20_Link"><text:s/>3.1 <text:s/>Resumen de preinstalación para 18.04<text:tab/>27</text:a></text:p>
        </text:index-body>
      </text:table-of-content>
      <text:p text:style-name="Standard"/>
      <text:h text:style-name="P149" text:outline-level="1"><text:bookmark-start text:name="__RefHeading___Toc4175_3436584976"/><text:span text:style-name="T146">I</text:span>nstalación <text:span text:style-name="T146">y</text:span> configuración<text:bookmark-end text:name="__RefHeading___Toc4175_3436584976"/></text:h>
      <text:h text:style-name="P151" text:outline-level="2"><text:bookmark-start text:name="__RefHeading__2239_1886156455"/>Instalación <text:span text:style-name="T81">del S.O.</text:span> (en máquina virtual)<text:bookmark-end text:name="__RefHeading__2239_1886156455"/></text:h>
      <text:p text:style-name="P13"/>
      <text:p text:style-name="P13"><text:tab/><text:span text:style-name="T81">Se creará sobre una máquina anfitrión una máquina virtual con sistema operativo Ubuntu Server 18.04.2 con todos los servicios.</text:span></text:p>
      <text:p text:style-name="P13"/>
      <text:list xml:id="list724625986" text:style-name="L14">
        <text:list-item>
          <text:p text:style-name="P89">En primer lugar deben considerarse las características hardware de la máquina anfitrión, que debe tener un mínimo de 4 GB de memoria RAM, 100 GB de disco duro y poseer un procesador a 64 bits.</text:p>
          <text:p text:style-name="P89"/>
        </text:list-item>
        <text:list-item>
          <text:p text:style-name="P89">Si la web se va a alojar en una máquina virtual debe tenerse en cuenta si se necesita alguna configuración especial de la BIOS que optimice <text:span text:style-name="T71">o habilite</text:span> el funcionamiento de la misma, <text:span text:style-name="T71">p.e. activar el sistema de virtualización</text:span>. Además, debe prepararse una carpeta con los permisos adecuados para albergar la máquina virtual. En concreto se ha creado /home/mv y se han asignado todos los permisos a la misma.</text:p>
        </text:list-item>
      </text:list>
      <text:p text:style-name="P14"/>
      <text:list xml:id="list10604056525650" text:continue-numbering="true" text:style-name="L14">
        <text:list-item>
          <text:p text:style-name="P97">Durante la instalación se genera el usuario alumno_inf con la contraseña de siempre.</text:p>
        </text:list-item>
      </text:list>
      <text:p text:style-name="P66"/>
      <text:list xml:id="list10602664504626" text:continue-numbering="true" text:style-name="L14">
        <text:list-item>
          <text:p text:style-name="P89">Se recomienda activar el usuario root asignando una password:</text:p>
        </text:list-item>
      </text:list>
      <text:p text:style-name="P14"/>
      <text:p text:style-name="P14"><text:tab/><text:tab/><text:tab/>sudo <text:s/>su <text:s/>root</text:p>
      <text:p text:style-name="P14"><text:tab/><text:tab/><text:tab/>passwd</text:p>
      <text:p text:style-name="P14"/>
      <text:list xml:id="list3888622537" text:style-name="L15">
        <text:list-item>
          <text:p text:style-name="P90">Puede recomendarse que una vez estabilizada la máquina anfitrión se configure para que no se actualice automáticamente.</text:p>
        </text:list-item>
      </text:list>
      <text:p text:style-name="P14"/>
      <text:list xml:id="list10603535550652" text:continue-numbering="true" text:style-name="L15">
        <text:list-item>
          <text:p text:style-name="P90">Se instala VirtualBox teniendo en cuenta:</text:p>
        </text:list-item>
      </text:list>
      <text:p text:style-name="P14"/>
      <text:list xml:id="list3696142155" text:style-name="L16">
        <text:list-item>
          <text:list>
            <text:list-item>
              <text:p text:style-name="P91">Elegir una versión moderna del software.</text:p>
            </text:list-item>
            <text:list-item>
              <text:p text:style-name="P91">Instalar “Extension Pack” para poder utilizar pen-drives.</text:p>
            </text:list-item>
            <text:list-item>
              <text:p text:style-name="P91">Crear en la máquina anfitrión un usuario sin privilegios administrativos utilizado para correr VirtualBox, que deberá asignarse al grupo vboxuser, operación que puede realizarse con “kuser”. <text:span text:style-name="T144">También puede utilizarse el usuario “alumno_inf” creado durante la instalación.</text:span></text:p>
            </text:list-item>
          </text:list>
        </text:list-item>
      </text:list>
      <text:p text:style-name="P14"/>
      <text:list xml:id="list10602713195379" text:continue-list="list10602664504626" text:style-name="L14">
        <text:list-item>
          <text:p text:style-name="P89">Se instala la máquina virtual tomando como sistema operativo anfitrión la versión <text:span text:style-name="T76">Server</text:span> de Ubuntu 1<text:span text:style-name="T76">8</text:span>.04.<text:span text:style-name="T113">2</text:span> de 64 bits. Debe tenerse en cuenta que las capacidades de memoria y, sobre todo, de disco deben ser muy amplias. En un principio se ha elegido 2GB de memoria y 1<text:span text:style-name="T52">00</text:span> GB de disco duro. <text:span text:style-name="T76">¿</text:span>Por estar el disco en una partición diferente se muestra un error de “host I/O cache...” que puede ser obviado?.</text:p>
        </text:list-item>
      </text:list>
      <text:p text:style-name="P13"/>
      <text:list xml:id="list10602777554328" text:continue-numbering="true" text:style-name="L14">
        <text:list-header>
          <text:p text:style-name="P98">Parámetros a modificar:</text:p>
        </text:list-header>
      </text:list>
      <text:p text:style-name="P13"/>
      <text:list xml:id="list1693454071" text:style-name="L17">
        <text:list-item>
          <text:list>
            <text:list-item>
              <text:p text:style-name="P99">En Sistema – Procesador: Habilitar PAE/NX para compatibilizar con sistemas de 64 bits. Dependiendo del equipo puede no ser necesario.</text:p>
            </text:list-item>
            <text:list-item>
              <text:p text:style-name="P99"><text:soft-page-break/>En Sistema – Procesador pueden asignarse varios procesadores a la máquina virtual. Esta configuración puede requerir que en la BIOS se active el uso de software de virtualización.</text:p>
            </text:list-item>
            <text:list-item>
              <text:p text:style-name="P99">En Pantalla establecer 128 MB como memoria de vídeo</text:p>
            </text:list-item>
            <text:list-item>
              <text:p text:style-name="P99">En Pantalla – Pantalla remota – Se habilita el servidor de pantalla remota por el puerto 3389.</text:p>
            </text:list-item>
            <text:list-item>
              <text:p text:style-name="P99">En Red – Adaptador 1 el sistema de conexión debe ser “Adaptador puente”. En procesos de prueba puede mantenerse la opción NAT.</text:p>
            </text:list-item>
            <text:list-item>
              <text:p text:style-name="P92">En USB deberá tenerse en cuenta que el sistema invitado debe reconocer los USB's. Puede ser interesante añadir un filtro con el USB que se utilice generalmente para que cuando éste se inserte sea reconocido automáticamente por la máquina virtual en vez de por la anfitrión.</text:p>
            </text:list-item>
          </text:list>
        </text:list-item>
      </text:list>
      <text:p text:style-name="P13"/>
      <text:list xml:id="list1123420190" text:style-name="L18">
        <text:list-item>
          <text:p text:style-name="P100">Para ejecutar virtualbox el usuario debe pertenecer al grupo vboxusers.</text:p>
        </text:list-item>
      </text:list>
      <text:p text:style-name="P13"/>
      <text:list xml:id="list10602980560991" text:continue-numbering="true" text:style-name="L18">
        <text:list-item>
          <text:p text:style-name="P93">A veces, para que el nucleo del S.O. pueda ejecutar virtualbox hay que ejecutar la instrucción “/etc/init.d/vboxdrv <text:s/>setup”.</text:p>
        </text:list-item>
      </text:list>
      <text:p text:style-name="P13"/>
      <text:list xml:id="list10603508660565" text:continue-list="list10602777554328" text:style-name="L14">
        <text:list-header>
          <text:p text:style-name="P89">Se recomienda la instalación de las “Guest Aditions” para que la máquina virtual pueda maximizarse completamente. Esta operación se realiza desde dentro de la máquina virtual, iniciando la sesión con un usuario con privilegios administrativos, a través de la opción “Dispositivos”.</text:p>
        </text:list-header>
      </text:list>
      <text:p text:style-name="P14"/>
      <text:list xml:id="list10603386718229" text:continue-numbering="true" text:style-name="L14">
        <text:list-item>
          <text:p text:style-name="P89">Al igual que en el caso de la máquina anfitrión, puede ser recomendable desactivar las actualizaciones automáticas en la virtual.</text:p>
        </text:list-item>
      </text:list>
      <text:p text:style-name="P14"/>
      <text:list xml:id="list10604296014217" text:continue-numbering="true" text:style-name="L14">
        <text:list-item>
          <text:p text:style-name="P89">La máquina virtual debe ejecutarse automáticamente al iniciar el <text:span text:style-name="T11">sistema pudi</text:span><text:span text:style-name="T12">e</text:span><text:span text:style-name="T11">ndo <text:s/>utilizarse un script como el siguiente:</text:span></text:p>
        </text:list-item>
      </text:list>
      <text:p text:style-name="P20"/>
      <text:p text:style-name="Standard"><text:span text:style-name="T14"><text:tab/>#</text:span><text:span text:style-name="Source_20_Text"><text:span text:style-name="T14">!/bin/sh<text:line-break/><text:tab/>#Script para cargar los distintos guest en virtualbox bajo<text:line-break/><text:tab/>#el usuario vboxuser</text:span></text:span></text:p>
      <text:p text:style-name="Standard"><text:span text:style-name="Source_20_Text"><text:span text:style-name="T14"><text:tab/>case "$1" in</text:span></text:span></text:p>
      <text:p text:style-name="Standard"><text:span text:style-name="Source_20_Text"><text:span text:style-name="T14"><text:tab/><text:tab/>start)</text:span></text:span></text:p>
      <text:p text:style-name="Standard"><text:span text:style-name="Source_20_Text"><text:span text:style-name="T14"><text:tab/><text:tab/> <text:s text:c="3"/></text:span></text:span><text:bookmark text:name="IL_AD611"/><text:span text:style-name="Source_20_Text"><text:span text:style-name="T14">echo "Starting VirtualBox: "</text:span></text:span></text:p>
      <text:p text:style-name="Standard"><text:span text:style-name="Source_20_Text"><text:span text:style-name="T14"><text:tab/><text:tab/> <text:s text:c="3"/>/bin/su -c "/usr/bin/VBoxManage startvm DebianLenny -type vrdp" vboxuser<text:line-break/><text:tab/><text:tab/> <text:s text:c="3"/>;;<text:line-break/><text:tab/><text:tab/>stop)<text:line-break/><text:tab/><text:tab/> <text:s text:c="3"/>echo "Stopping VirtualBox: "<text:line-break/><text:tab/><text:tab/> <text:s text:c="3"/>/bin/su -c "/usr/bin/VBoxManage controlvm DebianLenny savestate" vboxuser<text:line-break/><text:tab/><text:tab/> <text:s text:c="3"/>;;<text:line-break/><text:tab/><text:tab/>*)<text:line-break/><text:tab/><text:tab/> <text:s text:c="3"/>N=/etc/init.d/vboxuser.sh<text:line-break/><text:tab/><text:tab/> <text:s text:c="3"/>echo "Usage: $N {start|stop}" &gt;&amp;2<text:line-break/><text:tab/><text:tab/> <text:s text:c="3"/>exit 1<text:line-break/><text:tab/><text:tab/> <text:s text:c="3"/>;;<text:line-break/><text:tab/>esac</text:span></text:span></text:p>
      <text:p text:style-name="Standard"><text:span text:style-name="Source_20_Text"><text:span text:style-name="T14"><text:tab/>exit 0</text:span></text:span></text:p>
      <text:p text:style-name="P13"><text:soft-page-break/></text:p>
      <text:list xml:id="list2650091436" text:style-name="L19">
        <text:list-header>
          <text:p text:style-name="P94">La opción “-type vrdp” (también -type headless) permite la conexión a través de programas de Escritorio Remoto, como se describe en la documentación oficial de VirtualBox.</text:p>
        </text:list-header>
      </text:list>
      <text:p text:style-name="P14"/>
      <text:list xml:id="list10603343531788" text:continue-numbering="true" text:style-name="L19">
        <text:list-header>
          <text:p text:style-name="P94">Como el script anterior no me ha funcionado correctamente, configuro la máquina anfitrión para que el usuario santiago se inicie automáticamente y, en “Aplicaciones al inicio” hago que se ejecute el comando “<text:span text:style-name="T4">sudo <text:s/>-H <text:s/>-b <text:s/>-u <text:s/>santiago <text:s/>vboxmanage <text:s/>startvm <text:s/>Web_Ubuntu_1204</text:span>”. “<text:span text:style-name="T72">Aplicaciones al inicio” se encuentra buscándolo en “Buscar en el equipo”.</text:span></text:p>
        </text:list-header>
      </text:list>
      <text:p text:style-name="P14"/>
      <text:list xml:id="list10603220119633" text:continue-numbering="true" text:style-name="L19">
        <text:list-item>
          <text:p text:style-name="P94">En caso de que la capacidad de disco quede pequeña podrá ampliarse con la instrucción:</text:p>
        </text:list-item>
      </text:list>
      <text:p text:style-name="P14"/>
      <text:p text:style-name="P14"><text:tab/><text:tab/><text:span text:style-name="T70">vboxmanage <text:s/>...</text:span></text:p>
      <text:p text:style-name="P14"/>
      <text:list xml:id="list10603705076558" text:continue-numbering="true" text:style-name="L19">
        <text:list-item>
          <text:p text:style-name="P101">La máquina virtual donde se albergará la web tendrá como S.O. Ubuntu Server 1<text:span text:style-name="T73">8</text:span>.04<text:span text:style-name="T77">1</text:span> cuya instalación se realizará con los siguientes parámetros e instrucciones:</text:p>
        </text:list-item>
      </text:list>
      <text:p text:style-name="P4"/>
      <text:list xml:id="list3706958362" text:style-name="L20">
        <text:list-item>
          <text:p text:style-name="P117">Nombre del equipo: www</text:p>
        </text:list-item>
        <text:list-item>
          <text:p text:style-name="P117">Nombre completo del usuario: <text:span text:style-name="T77">Enrique Tierno Galvan</text:span></text:p>
        </text:list-item>
        <text:list-item>
          <text:p text:style-name="P117">Cuenta: <text:span text:style-name="T77">profe – Nohay2sin3</text:span></text:p>
        </text:list-item>
        <text:list-item>
          <text:p text:style-name="P118">Particionado: <text:span text:style-name="T78">se deja que sea el propio sistema el que elija las particiones y capacidades mediante la elección de la opción “Borrar todo el disco e instalar Ubuntu”. Sorprendentemente no se crea partición de swapping, se crea una única partición para “/”.</text:span></text:p>
        </text:list-item>
        <text:list-item>
          <text:p text:style-name="P119">Instalar OpenSSH server: SI (No importar claves de Github ni Launchpad.</text:p>
        </text:list-item>
        <text:list-item>
          <text:p text:style-name="P117">Instalar actualizaciones de seguridad automáticamente ?</text:p>
          <text:p text:style-name="P117"/>
        </text:list-item>
      </text:list>
      <text:p text:style-name="P69"><text:tab/>Sigo con las configuraciones:</text:p>
      <text:p text:style-name="P69"/>
      <text:list xml:id="list10603061477588" text:continue-numbering="true" text:style-name="L20">
        <text:list-item>
          <text:p text:style-name="P120"><text:span text:style-name="T60">Activar </text:span><text:span text:style-name="T13">la cuenta de root asignándole la contraseña adecuada.</text:span></text:p>
        </text:list-item>
      </text:list>
      <text:p text:style-name="P15"/>
      <text:p text:style-name="P27"><text:tab/><text:tab/>sudo <text:s/>su <text:s/>root</text:p>
      <text:p text:style-name="P27"><text:tab/><text:tab/>passwd</text:p>
      <text:p text:style-name="P4"/>
      <text:list xml:id="list10603843366778" text:continue-numbering="true" text:style-name="L20">
        <text:list-item>
          <text:p text:style-name="P103">Configuro el protocolo tcp/ip</text:p>
        </text:list-item>
      </text:list>
      <text:p text:style-name="P70"/>
      <text:p text:style-name="P70"><text:tab/>En el fichero /etc/network/interfaces establezco:</text:p>
      <text:p text:style-name="P70"/>
      <text:p text:style-name="P70"><text:tab/><text:tab/>auto <text:span text:style-name="T61">enp0s3</text:span></text:p>
      <text:p text:style-name="P70"><text:tab/><text:tab/>iface <text:s/><text:span text:style-name="T61">enp0s3</text:span> <text:s/>inet <text:s/>static</text:p>
      <text:p text:style-name="P70"><text:tab/><text:tab/>address <text:s/>192.168.0.12</text:p>
      <text:p text:style-name="P70"><text:tab/><text:tab/>natmask <text:s/>255.255.2<text:span text:style-name="T79">24</text:span>.0</text:p>
      <text:p text:style-name="P70"><text:tab/><text:tab/><text:span text:style-name="T63">network 192.168.0.0</text:span></text:p>
      <text:p text:style-name="P70"><text:tab/><text:tab/><text:span text:style-name="T63">broadcast 192.168.31.255</text:span></text:p>
      <text:p text:style-name="P70"><text:tab/><text:tab/>gateway <text:s/>192.168.0.<text:span text:style-name="T79">2</text:span>00</text:p>
      <text:p text:style-name="P70"><text:tab/><text:tab/>dns-nameservers <text:s/>80.58.0.33 <text:s/>80.58.32.97</text:p>
      <text:p text:style-name="P70"><text:tab/><text:tab/><text:span text:style-name="T63">dns-search tiernogalvan.es</text:span></text:p>
      <text:p text:style-name="P70"/>
      <text:p text:style-name="P70"><text:tab/><text:span text:style-name="T62">Reiniciar el equipo o ejecutar <text:s/>“/etc/init.d/networking <text:s/>restart”</text:span></text:p>
      <text:p text:style-name="P70"><text:soft-page-break/></text:p>
      <text:p text:style-name="P72">Se actualiza Ubuntu? .</text:p>
      <text:p text:style-name="P73">Se instalan las “Guest Additions” para un maximizado óptimo a través de la opción “Dispositivos”.</text:p>
      <text:p text:style-name="P5"/>
      <text:p text:style-name="P5"><text:tab/><text:span text:style-name="T80">Si se trabaja con la versión de Escritorio de Ubuntu pueden ejecutarse las siguientes instrucciones (en server no hace falta):</text:span></text:p>
      <text:p text:style-name="P5"><text:tab/><text:tab/><text:span text:style-name="T80">sudo <text:s/>apt <text:s/>update</text:span></text:p>
      <text:p text:style-name="P5"><text:tab/><text:tab/><text:span text:style-name="T80">sudo <text:s/>apt <text:s/>install gparted<text:tab/><text:tab/><text:tab/>Para comprobar particionado</text:span></text:p>
      <text:p text:style-name="P5"><text:tab/><text:tab/><text:span text:style-name="T80">sudo <text:s/>apt <text:s/>install <text:s/>net-tools<text:tab/><text:tab/><text:tab/>Para poder ejecutar ifconfig</text:span></text:p>
      <text:p text:style-name="P5"/>
      <text:p text:style-name="P81"><text:tab/>Ya se puede hacer la primera copia de seguridad (Ubuntu_18041₁).</text:p>
      <text:p text:style-name="P70"/>
      <text:p text:style-name="P70">---------------------------------- <text:s/><text:span text:style-name="T64">HAGO COPIA DE LA MV en Copias ----------------------</text:span></text:p>
      <text:p text:style-name="P28"/>
      <text:h text:style-name="P155" text:outline-level="2"><text:bookmark-start text:name="__RefHeading___Toc3894_3304139756"/>Instalación <text:span text:style-name="T81">de servicios</text:span><text:bookmark-end text:name="__RefHeading___Toc3894_3304139756"/></text:h>
      <text:p text:style-name="P29"/>
      <text:h text:style-name="P152" text:outline-level="2" text:is-list-header="true"><text:bookmark-start text:name="__RefHeading___Toc3896_3304139756"/>MariaDB<text:bookmark-end text:name="__RefHeading___Toc3896_3304139756"/></text:h>
      <text:p text:style-name="P6"/>
      <text:p text:style-name="P6"><text:tab/><text:span text:style-name="T82">En </text:span><text:a xlink:type="simple" xlink:href="https://downloads.mariadb.org/mariadb/repositories/" text:style-name="Internet_20_link" text:visited-style-name="Visited_20_Internet_20_Link">https://downloads.mariadb.org/mariadb/repositories/</text:a> <text:span text:style-name="T82">se encuentran las instrucciones para instalar las últimas versiones estables de MariaDB desde los repositorios de Linux o desde los de MariaDB. Aquí se van a seguir las instrucciones para instalar desde MariaDB que tiene algunas versiones más actuales.</text:span></text:p>
      <text:p text:style-name="P6"/>
      <text:p text:style-name="P6"><text:tab/><text:span text:style-name="T82">Para instalar la versión actual (27-Sept-2018) MariaDB 10.3.9 las instrucciones a ejecutar son las siguientes:</text:span></text:p>
      <text:p text:style-name="P6"/>
      <text:p text:style-name="P6"><text:tab/><text:tab/><text:span text:style-name="T83">sudo <text:s/>apt <text:s/>install <text:s/>software-properties-common</text:span></text:p>
      <text:p text:style-name="P6"/>
      <text:p text:style-name="P6"><text:tab/><text:tab/><text:span text:style-name="T84">sudo <text:s/>apt-key <text:s/>adv <text:s/>--recv-keys <text:s/>--keyserver </text:span><text:tab/><text:span text:style-name="T84">hkp://keyserver.ubuntu.com:80 <text:s/>0xF1656F24C74CD1D8</text:span></text:p>
      <text:p text:style-name="P6"/>
      <text:p text:style-name="P6"><text:tab/><text:tab/><text:span text:style-name="T85">sudo <text:s/>add</text:span><text:span text:style-name="T22">-apt-repository <text:s/></text:span><text:span text:style-name="T86">'deb [arch=amd64,arm64,ppc64el] </text:span><text:a xlink:type="simple" xlink:href="http://tedeco.fi.upm.es/mirror/mariadb/repo/10.3/ubuntu" text:style-name="Internet_20_link" text:visited-style-name="Visited_20_Internet_20_Link"><text:span text:style-name="T91">http://tedeco.fi.upm.es/mirror/mariadb/repo/10.3/ubuntu</text:span></text:a><text:span text:style-name="T87"> </text:span><text:span text:style-name="T86">bionic main'</text:span></text:p>
      <text:p text:style-name="P74"/>
      <text:p text:style-name="P6"><text:tab/><text:tab/><text:span text:style-name="T93">sudo <text:s/>apt <text:s/>update</text:span></text:p>
      <text:p text:style-name="P6"/>
      <text:p text:style-name="P6"><text:tab/><text:tab/><text:span text:style-name="T83">sudo <text:s/>apt <text:s/>install <text:s/>mariadb-server</text:span></text:p>
      <text:p text:style-name="P6"/>
      <text:p text:style-name="P6"><text:tab/><text:span text:style-name="T93">Durante la instalación se pide la contraseña del usuario root de mariaDB: Nohay2sin3.</text:span></text:p>
      <text:p text:style-name="P6"/>
      <text:p text:style-name="P6"><text:tab/><text:span text:style-name="T114">También se podrían haber añadido a mano las líneas correspondientes (en vez de ejecutar add-apt-repository) al fichero <text:s/>/etc/</text:span><text:span text:style-name="T94">apt/sources.list:</text:span></text:p>
      <text:p text:style-name="P75"/>
      <text:p text:style-name="P6"><text:span text:style-name="Source_20_Text"><text:span text:style-name="T88">#</text:span></text:span><text:span text:style-name="T90"> </text:span><text:span text:style-name="T89">MariaDB 10.3 repository list - created 2018-10-04 17:57 UTC </text:span></text:p>
      <text:p text:style-name="P6"><text:span text:style-name="Source_20_Text"><text:span text:style-name="T88">#</text:span></text:span><text:span text:style-name="T90"> </text:span><text:a xlink:type="simple" xlink:href="http://downloads.mariadb.org/mariadb/repositories/" text:style-name="Internet_20_link" text:visited-style-name="Visited_20_Internet_20_Link"><text:span text:style-name="T92">http://downloads.mariadb.org/mariadb/repositories/</text:span></text:a></text:p>
      <text:p text:style-name="P6"><text:span text:style-name="T89">deb [arch=amd64,arm64,ppc64el] </text:span><text:a xlink:type="simple" xlink:href="http://tedeco.fi.upm.es/mirror/mariadb/repo/10.3/ubuntu" text:style-name="Internet_20_link" text:visited-style-name="Visited_20_Internet_20_Link"><text:span text:style-name="T92">http://tedeco.fi.upm.es/mirror/mariadb/repo/10.3/ubuntu</text:span></text:a><text:span text:style-name="T90"> </text:span><text:span text:style-name="T89">bionic main</text:span></text:p>
      <text:p text:style-name="P6"><text:span text:style-name="T89">deb-src </text:span><text:a xlink:type="simple" xlink:href="http://tedeco.fi.upm.es/mirror/mariadb/repo/10.3/ubuntu" text:style-name="Internet_20_link" text:visited-style-name="Visited_20_Internet_20_Link"><text:span text:style-name="T92">http://tedeco.fi.upm.es/mirror/mariadb/repo/10.3/ubuntu</text:span></text:a><text:span text:style-name="T90"> </text:span><text:span text:style-name="T89">bionic main</text:span></text:p>
      <text:p text:style-name="P75"/>
      <text:p text:style-name="P6"><text:span text:style-name="T94"><text:tab/></text:span><text:span text:style-name="T95">Puede comprobarse si el servicio mariadb se encuentra en ejecución con:</text:span></text:p>
      <text:p text:style-name="P76"/>
      <text:p text:style-name="P76"><text:tab/><text:tab/>sudo <text:s/>systemctl <text:s/>status <text:s/>mariadb</text:p>
      <text:p text:style-name="P76"/>
      <text:p text:style-name="P6"><text:span text:style-name="T95"><text:tab/></text:span><text:span text:style-name="T96">Para saber la versión:</text:span></text:p>
      <text:p text:style-name="P77"/>
      <text:p text:style-name="P77"><text:tab/><text:tab/>mysql <text:s/>-V</text:p>
      <text:p text:style-name="P77"/>
      <text:p text:style-name="P6"><text:span text:style-name="T96"><text:tab/></text:span><text:span text:style-name="T97">Puede aplicarse cierta seguridad a la instalación de mariadb con:</text:span></text:p>
      <text:p text:style-name="P78"/>
      <text:p text:style-name="P78"><text:tab/><text:tab/>sudo <text:s/>mysql_secure_installation</text:p>
      <text:p text:style-name="P6"/>
      <text:p text:style-name="P79"><text:soft-page-break/><text:tab/><text:span text:style-name="T98">El script solicitará:</text:span></text:p>
      <text:p text:style-name="P79"/>
      <text:list xml:id="list2041724596" text:style-name="L21">
        <text:list-item>
          <text:p text:style-name="P126">Contraseña actual del usuario root (Nohay2sin3).</text:p>
        </text:list-item>
        <text:list-item>
          <text:p text:style-name="P126">Si se desea cambiar la contraseña al usuario root <text:span text:style-name="T99">(no)</text:span>.</text:p>
        </text:list-item>
        <text:list-item>
          <text:p text:style-name="P127">Eliminar el usuario anónimo (si).</text:p>
        </text:list-item>
        <text:list-item>
          <text:p text:style-name="P127">Desactivar el login del usuario root desde la red (no. En producción debiera ser si).</text:p>
        </text:list-item>
        <text:list-item>
          <text:p text:style-name="P127">Borrar la base de datos de test (no. En producción debiera ser si).</text:p>
        </text:list-item>
        <text:list-item>
          <text:p text:style-name="P127">Recargar las tablas de privilegios (si).</text:p>
        </text:list-item>
      </text:list>
      <text:p text:style-name="P80"/>
      <text:p text:style-name="P79"><text:tab/><text:span text:style-name="T100">Para conectar con el servidor de mariadb desde el terminal puede utilizarse el cliente de mariadb. Para entrar al servidor de mariadb como el usuario root puede ejecutarse:</text:span></text:p>
      <text:p text:style-name="P79"/>
      <text:p text:style-name="P79"><text:tab/><text:tab/><text:span text:style-name="T100">mysql <text:s/>-u <text:s/>root <text:s/>-p</text:span></text:p>
      <text:p text:style-name="P79"/>
      <text:p text:style-name="P79"><text:tab/><text:span text:style-name="T114">Se puede salir con: <text:s/>quit</text:span></text:p>
      <text:p text:style-name="P79"/>
      <text:p text:style-name="P79"><text:tab/><text:span text:style-name="T100">En </text:span><text:a xlink:type="simple" xlink:href="https://linuxize.com/post/how-to-install-mariadb-on-ubuntu-18-04/" text:style-name="Internet_20_link" text:visited-style-name="Visited_20_Internet_20_Link"><text:span text:style-name="T100">https://linuxize.com/post/how-to-install-mariadb-on-ubuntu-18-04/</text:span></text:a><text:span text:style-name="T100"> se explican todos estos pasos.</text:span></text:p>
      <text:p text:style-name="P26"/>
      <text:p text:style-name="P6"><text:span text:style-name="T39"><text:tab/></text:span><text:span text:style-name="T40">P</text:span><text:span text:style-name="T19">ara resolver el problema que plantean las letras acentuadas, eñes, etc. </text:span><text:span text:style-name="T23">en las </text:span><text:span text:style-name="T35">versiones hasta 2017</text:span><text:span text:style-name="T23"> </text:span><text:span text:style-name="T19">utiliza</text:span><text:span text:style-name="T23">ba</text:span><text:span text:style-name="T19"> la codificación utf8_general_ci. Para ello </text:span><text:span text:style-name="T23">configuraba </text:span><text:span text:style-name="T19">mysql introduciendo en el fichero /etc/mysql/</text:span><text:span text:style-name="T23">mysql.d/mysql</text:span><text:span text:style-name="T19">.cnf, en la sección [mysqld], las líneas:</text:span></text:p>
      <text:p text:style-name="P18"/>
      <text:p text:style-name="P18"><text:tab/><text:tab/>character-set-filesystem = utf8<text:tab/><text:tab/>Para cotejar nombres de ficheros.</text:p>
      <text:p text:style-name="P18"><text:tab/><text:tab/>character-set-server = utf8<text:tab/><text:tab/><text:tab/>Juego de caracteres del servidor.</text:p>
      <text:p text:style-name="P18"><text:tab/><text:tab/>collation-server = utf8_general_ci<text:tab/><text:tab/>Cotejamiento del servidor.</text:p>
      <text:p text:style-name="P18"><text:tab/><text:tab/>skip-character-set-client-handshake<text:tab/><text:tab/>Ignora la codificación de conexión del</text:p>
      <text:p text:style-name="P18"><text:tab/><text:tab/><text:tab/><text:tab/><text:tab/><text:tab/><text:tab/><text:tab/>cliente y toma la del servidor.</text:p>
      <text:p text:style-name="P18"/>
      <text:p text:style-name="P18"><text:tab/>Una vez realizados estos cambios reinicia<text:span text:style-name="T105">ba</text:span> el servidor de mysql con:</text:p>
      <text:p text:style-name="P18"/>
      <text:p text:style-name="P18"><text:tab/><text:tab/><text:span text:style-name="T53">sudo </text:span>service <text:s/>mysql <text:s/>restart<text:tab/><text:span text:style-name="T53">(sin sudo no reconoce el servicio)</text:span></text:p>
      <text:p text:style-name="P58"/>
      <text:list xml:id="list1683679303" text:style-name="L22">
        <text:list-header>
          <text:p text:style-name="P121"><text:span text:style-name="T23">Con mariadb, desde 2018 </text:span><text:span text:style-name="T24">establezco los siguientes parámetros en el fichero /etc/mysql/mariadb.cnf, </text:span><text:span text:style-name="T44">que previamente hago copia de seguridad</text:span><text:span text:style-name="T24">:</text:span></text:p>
        </text:list-header>
      </text:list>
      <text:p text:style-name="P48"/>
      <text:list xml:id="list10604236618511" text:continue-numbering="true" text:style-name="L22">
        <text:list-item>
          <text:list>
            <text:list-header>
              <text:p text:style-name="P104">- En la sección [client]:</text:p>
              <text:p text:style-name="P104"/>
              <text:list>
                <text:list-header>
                  <text:p text:style-name="P104">dafault-character-set <text:s/>= <text:s/>utf8</text:p>
                </text:list-header>
              </text:list>
            </text:list-header>
          </text:list>
        </text:list-item>
      </text:list>
      <text:p text:style-name="P48"/>
      <text:list xml:id="list10604299537566" text:continue-numbering="true" text:style-name="L22">
        <text:list-item>
          <text:list>
            <text:list-header>
              <text:p text:style-name="P104">- En la sección [mysqld]:</text:p>
            </text:list-header>
          </text:list>
        </text:list-item>
      </text:list>
      <text:p text:style-name="P8"/>
      <text:p text:style-name="P18"><text:tab/><text:tab/>character-set-filesystem = utf8<text:tab/><text:tab/>Para cotejar nombres de ficheros.</text:p>
      <text:p text:style-name="P18"><text:tab/><text:tab/>character-set-server = utf8<text:tab/><text:tab/><text:tab/>Juego de caracteres del servidor.</text:p>
      <text:p text:style-name="P18"><text:tab/><text:tab/>collation-server = utf8_general_ci<text:tab/><text:tab/>Cotejamiento del servidor.</text:p>
      <text:p text:style-name="P18"><text:tab/><text:tab/>skip-character-set-client-handshake<text:tab/><text:tab/>Ignora la codificación de conexión del</text:p>
      <text:p text:style-name="P18"><text:tab/><text:tab/><text:tab/><text:tab/><text:tab/><text:tab/><text:tab/><text:tab/>cliente y toma la del servidor.</text:p>
      <text:p text:style-name="P18"/>
      <text:p text:style-name="P18"><text:soft-page-break/><text:tab/>Una vez realizados estos cambios reinici<text:span text:style-name="T106">o</text:span> el servidor de <text:span text:style-name="T106">mariadb</text:span> con:</text:p>
      <text:p text:style-name="P18"/>
      <text:p text:style-name="P18"><text:tab/><text:tab/><text:span text:style-name="T53">sudo <text:s/>systemctl <text:s/>restart <text:s/>mariadb</text:span></text:p>
      <text:p text:style-name="P36"/>
      <text:p text:style-name="P79"/>
      <text:p text:style-name="P79"><text:tab/><text:span text:style-name="T101">Se hace copia de la m.v. (Ubuntu_18041_2).</text:span></text:p>
      <text:h text:style-name="P156" text:outline-level="2" text:is-list-header="true"><text:bookmark-start text:name="__RefHeading___Toc3657_2231943453"/>Apache y PHP<text:bookmark-end text:name="__RefHeading___Toc3657_2231943453"/></text:h>
      <text:p text:style-name="P6"/>
      <text:list xml:id="list3726686817" text:style-name="L23">
        <text:list-item>
          <text:p text:style-name="P128">Se instala Apache y PHP con las instrucciones:</text:p>
        </text:list-item>
      </text:list>
      <text:p text:style-name="P79"/>
      <text:p text:style-name="P79"><text:tab/><text:tab/><text:span text:style-name="T102">sudo <text:s/>apt <text:s/>update</text:span></text:p>
      <text:p text:style-name="P79"><text:tab/><text:tab/><text:span text:style-name="T102">sudo <text:s/>apt <text:s/>install <text:s/>apache2</text:span></text:p>
      <text:p text:style-name="P79"><text:tab/><text:tab/><text:span text:style-name="T103">sudo <text:s/>apt <text:s/>install <text:s/>php <text:s/>libapache2-mod-php</text:span></text:p>
      <text:p text:style-name="P6"><text:span text:style-name="T93"><text:tab/><text:tab/>s</text:span><text:span text:style-name="T18">udo <text:s/>/etc/init.d/apache2 <text:s/>restart</text:span></text:p>
      <text:p text:style-name="P16"/>
      <text:p text:style-name="P23"><text:tab/>*** <text:span text:style-name="T110">Falta por comprobar si es necesario instalar php-mbstring, php7.0-mbstring y php-gettext que se haría con las instrucciones:</text:span></text:p>
      <text:p text:style-name="P23"/>
      <text:p text:style-name="P12"><text:span text:style-name="T34"><text:tab/><text:tab/></text:span><text:span text:style-name="T65">sudo <text:s/>apt <text:s/>install php-mbstring <text:s/>php7.0-mbstring <text:s/>php-gettext</text:span></text:p>
      <text:p text:style-name="P11"/>
      <text:p text:style-name="P22"><text:tab/><text:tab/>sudo <text:s/>service <text:s/>apache2 <text:s/>restart</text:p>
      <text:p text:style-name="P53"/>
      <text:list xml:id="list1372941152" text:style-name="L24">
        <text:list-item>
          <text:p text:style-name="P105">Si no se desea perder el fichero index.html instalado por apache2, puede renombrarse como index.original.html con la instrucción:</text:p>
        </text:list-item>
      </text:list>
      <text:p text:style-name="P26"/>
      <text:p text:style-name="P26"><text:tab/><text:tab/><text:span text:style-name="T104">sudo <text:s/></text:span>mv <text:s/>/var/www/html/index.html <text:s text:c="2"/>/var/www/html/index.original.html</text:p>
      <text:p text:style-name="P35"/>
      <text:p text:style-name="P35"><text:tab/><text:span text:style-name="T123">Es aconsejable instalar el manejador de dependencias “composer” de PHP que se encargará de buscar e instalar los componentes de PHP que nuestros programas necesiten. La instalación se describe en:</text:span></text:p>
      <text:p text:style-name="P35"/>
      <text:p text:style-name="P57"><text:a xlink:type="simple" xlink:href="https://websiteforstudents.com/how-to-install-php-composer-on-ububuntu-16-04-17-10-18-04/" text:style-name="Internet_20_link" text:visited-style-name="Visited_20_Internet_20_Link">https://websiteforstudents.com/how-to-install-php-composer-on-ububuntu-16-04-17-10-18-04/</text:a></text:p>
      <text:p text:style-name="P57"/>
      <text:p text:style-name="P59">y consiste en ejecutar la instruccion:</text:p>
      <text:p text:style-name="P59"/>
      <text:p text:style-name="P60">curl <text:s/>-sS <text:s/>https://getcomposer.org/installer | <text:span text:style-name="T145">sudo </text:span>php <text:s/>-- <text:s/>--install-dir=/usr/local/bin <text:s/>--filename=composer</text:p>
      <text:p text:style-name="P57"><text:span text:style-name="Source_20_Text"/></text:p>
      <text:p text:style-name="P36"/>
      <text:p text:style-name="P35"/>
      <text:p text:style-name="P79"><text:span text:style-name="T19"><text:tab/></text:span><text:span text:style-name="T25">Se hace copia de la m.v. (Ubuntu_18041_</text:span><text:span text:style-name="T26">3</text:span><text:span text:style-name="T25">).</text:span></text:p>
      <text:h text:style-name="P156" text:outline-level="2" text:is-list-header="true"><text:bookmark-start text:name="__RefHeading___Toc639_441791167"/>phpMyAdmin<text:bookmark-end text:name="__RefHeading___Toc639_441791167"/></text:h>
      <text:p text:style-name="P6"/>
      <text:p text:style-name="P6"><text:tab/><text:span text:style-name="T107">P</text:span><text:span text:style-name="T13">ara administrar </text:span><text:span text:style-name="T27">mariaDB</text:span><text:span text:style-name="T13"> desde el entorno gráfico puede instalarse phpMyAdmin. </text:span><text:span text:style-name="T28">Antes de instalar hay que dar permisos al usuario “debian-sys-maint”. Para ello hay que ver la contraseña que tiene asignada este usuario en el fichero /etc/mysql/debian.cnf </text:span><text:span text:style-name="T29">realizando las siguientes operaciones:</text:span></text:p>
      <text:p text:style-name="P37"/>
      <text:p text:style-name="P37"><text:tab/><text:tab/>cat <text:s/>/etc/mysql/debian.cnf<text:tab/><text:tab/><text:tab/>Tomar nota de la contraseña</text:p>
      <text:p text:style-name="P37"/>
      <text:p text:style-name="P6"><text:span text:style-name="T29"><text:tab/><text:tab/></text:span><text:span text:style-name="T30">mysql <text:s/>-u <text:s/>root <text:s/>-p</text:span></text:p>
      <text:p text:style-name="P38"/>
      <text:p text:style-name="P38"><text:tab/><text:tab/>Solicita la contraseña. Introducir Nohay2sin3.</text:p>
      <text:p text:style-name="P38"/>
      <text:p text:style-name="P6"><text:span text:style-name="T30"><text:tab/><text:tab/></text:span><text:span text:style-name="T31">MariaDB [(none)]&gt; GRANT <text:s/>ALL <text:s/>PRIVILEGES <text:s/>ON <text:s/>*.* <text:s/>TO ‘debian-sys-maint’@’localhost’ <text:s/>IDENTIFIED <text:s/>BY <text:s/>‘la_contraseña_anotada’;</text:span></text:p>
      <text:p text:style-name="P39"/>
      <text:p text:style-name="P39"><text:tab/><text:tab/>MariaDB [(none)]&gt; exit</text:p>
      <text:p text:style-name="P39"/>
      <text:p text:style-name="P6"><text:span text:style-name="T31"><text:tab/><text:tab/></text:span><text:span text:style-name="T32">sudo <text:s/></text:span><text:span text:style-name="T31">/</text:span><text:span text:style-name="T32">etc/init.d/mysql <text:s/>restart<text:tab/><text:tab/>(o, sudo <text:s/>systemctl restart <text:s/>mariadb)</text:span></text:p>
      <text:p text:style-name="P40"/>
      <text:p text:style-name="P6"><text:span text:style-name="T28"><text:tab/>Ahora ya se puede instalar phpmyadmin</text:span><text:span text:style-name="T13"> con:</text:span></text:p>
      <text:p text:style-name="P41"/>
      <text:p text:style-name="P41"><text:tab/><text:tab/><text:span text:style-name="T6">sudo <text:s/>apt </text:span><text:span text:style-name="T4"><text:s/>install <text:s/>phpmyadmin</text:span></text:p>
      <text:p text:style-name="P41"/>
      <text:list xml:id="list1010960199" text:style-name="L25">
        <text:list-header>
          <text:p text:style-name="P106">Durante la instalación se solicita:</text:p>
        </text:list-header>
      </text:list>
      <text:p text:style-name="P41"/>
      <text:p text:style-name="P41"><text:tab/><text:tab/>Servidor web que desea configurar automáticamente: apache2 <text:span text:style-name="T56">(OJO!!! Para seleccionarlo hay situarse encima y pulsar la tecla de espaciado).</text:span></text:p>
      <text:p text:style-name="P41"><text:tab/><text:tab/>Configurar la base de datos con dbconfig-common: Si</text:p>
      <text:p text:style-name="P41"><text:tab/><text:tab/>Contraseña del usuario de administración: <text:span text:style-name="T108">N</text:span>ohay2sin3</text:p>
      <text:p text:style-name="P41"><text:tab/><text:tab/>Contraseña de aplicación MySQL para phpmyadmin: <text:span text:style-name="T108">N</text:span>ohay2sin3</text:p>
      <text:p text:style-name="P41"/>
      <text:p text:style-name="P41"><text:tab/><text:span text:style-name="T109">Puede comprobarse el funcionamiento con un navegador:</text:span></text:p>
      <text:p text:style-name="P41"/>
      <text:p text:style-name="P41"><text:tab/><text:tab/><text:span text:style-name="T109">http://dirección_ip/phpmyadmin</text:span></text:p>
      <text:p text:style-name="P41"/>
      <text:p text:style-name="P41"><text:tab/><text:span text:style-name="T122">Todo ha funcionado correctamente y he podido acceder como usuario root.</text:span></text:p>
      <text:p text:style-name="P41"/>
      <text:p text:style-name="P41"><text:tab/><text:span text:style-name="T122">Es conveniente tener en consideración la siguiente información de versiones anteriores:</text:span></text:p>
      <text:p text:style-name="P41"/>
      <text:list xml:id="list2653273792" text:style-name="L26">
        <text:list-header>
          <text:p text:style-name="P122"><text:span text:style-name="T13">Para ejecutar phpmyadmin se utiliza un navegador, especificando como dirección </text:span><text:a xlink:type="simple" xlink:href="http://localhost/phpmyadmin" text:style-name="Internet_20_link" text:visited-style-name="Visited_20_Internet_20_Link">http://localhost/phpmyadmin</text:a><text:span text:style-name="T13"> e introduciendo como usuario root y contraseña la introducida durante la instalación de MySQL. </text:span><text:span text:style-name="T20">Esto en la última versión no funciona y hay que crear algún usuario, como se hace un poco más adelante, por ejemplo useradmin y phpuser y entonces ya se podrá entrar en remoto a phpmyadmin con el usuario useradmin. En Internet cuentan que para entrar con el usuario root hay que ejecutar las siguientes instrucciones, que a mi no me han funcionado:</text:span></text:p>
        </text:list-header>
      </text:list>
      <text:p text:style-name="P55"/>
      <text:p text:style-name="P55"><text:soft-page-break/><text:tab/>sudo <text:s/>mysql <text:s/>-u <text:s/>root</text:p>
      <text:p text:style-name="P55"><text:tab/>use <text:s/>mysql;</text:p>
      <text:p text:style-name="P7"><text:span text:style-name="T20"><text:tab/>update <text:s/>user <text:s/>set <text:s/>plugin=’’ </text:span><text:span text:style-name="T21">where User=’root’;<text:tab/>OJO <text:s/>todo son comillas simples (de ?)</text:span></text:p>
      <text:p text:style-name="P54"><text:tab/>flush <text:s/>privileges;</text:p>
      <text:p text:style-name="P54"><text:tab/>exit;</text:p>
      <text:p text:style-name="P54"/>
      <text:p text:style-name="P56"><text:span text:style-name="T4">OJO, </text:span><text:span text:style-name="T8">para poner clave al usuario root de phpmyadmin (que yo no he necesitado) pueden seguirse las indicaciones siguientes:</text:span></text:p>
      <text:p text:style-name="P24"/>
      <text:p text:style-name="P56"><text:span text:style-name="T8"><text:tab/></text:span><text:a xlink:type="simple" xlink:href="https://www.techandme.se/reset-mysql-5-7-root-password/" text:style-name="Internet_20_link" text:visited-style-name="Visited_20_Internet_20_Link"><text:span text:style-name="T74">https://www.techandme.se/reset-mysql-5-7-root-password/</text:span></text:a></text:p>
      <text:p text:style-name="P41"/>
      <text:p text:style-name="P34"/>
      <text:p text:style-name="P79"><text:span text:style-name="T19"><text:tab/></text:span><text:span text:style-name="T25">Se hace copia de la m.v. (Ubuntu_18041_</text:span><text:span text:style-name="T33">4</text:span><text:span text:style-name="T25">).</text:span></text:p>
      <text:h text:style-name="P153" text:outline-level="2" text:is-list-header="true"/>
      <text:h text:style-name="P157" text:outline-level="2" text:is-list-header="true"><text:bookmark-start text:name="__RefHeading___Toc3898_3304139756"/>FTP<text:bookmark-end text:name="__RefHeading___Toc3898_3304139756"/></text:h>
      <text:p text:style-name="P6"/>
      <text:p text:style-name="P79"><text:tab/><text:span text:style-name="T111">Varias consideraciones previas:</text:span></text:p>
      <text:p text:style-name="P79"/>
      <text:list xml:id="list876971629" text:style-name="L27">
        <text:list-item>
          <text:p text:style-name="P129">Vamos a suponer que se desea utilizar un directorio /var/www/html/Departamentos donde se almacenarán documentos relativos a los mismos así como las carpetas para ftp tanto público como privado. Entonces, generaremos los siguientes directorios:</text:p>
        </text:list-item>
      </text:list>
      <text:p text:style-name="P79"/>
      <text:list xml:id="list10604241553173" text:continue-numbering="true" text:style-name="L27">
        <text:list-item>
          <text:list>
            <text:list-item>
              <text:p text:style-name="P130">/<text:span text:style-name="T112">var/www/html/ftp.- Para el ftp anónimo</text:span></text:p>
            </text:list-item>
            <text:list-item>
              <text:p text:style-name="P130">/<text:span text:style-name="T112">var/www/html/Departamentos.- Para documentos de los departamentos.</text:span></text:p>
            </text:list-item>
            <text:list-item>
              <text:p text:style-name="P130">/<text:span text:style-name="T112">var/www/html/Departamentos/Informatica</text:span></text:p>
            </text:list-item>
            <text:list-item>
              <text:p text:style-name="P130">/<text:span text:style-name="T112">var/www/html/Departamentos/Informatica/ftpprivado</text:span></text:p>
            </text:list-item>
            <text:list-item>
              <text:p text:style-name="P130">/<text:span text:style-name="T112">var/www/html/Departamentos/Informatica/ftppublico</text:span></text:p>
            </text:list-item>
            <text:list-item>
              <text:p text:style-name="P130">/<text:span text:style-name="T112">var/www/html/Departamentos/Informatica/ftppublico/alumnos</text:span></text:p>
            </text:list-item>
          </text:list>
        </text:list-item>
      </text:list>
      <text:p text:style-name="P79"/>
      <text:list xml:id="list10604077179148" text:continue-numbering="true" text:style-name="L27">
        <text:list-item>
          <text:p text:style-name="P107">El programa servidor de ftp será vsftpd.</text:p>
        </text:list-item>
        <text:list-item>
          <text:p text:style-name="P107">Se utilizará el usuario “alumno_inf” con contraseña “Nohay2sin3” que podrá hacer uso del directorio de ftp público <text:span text:style-name="T117">del Departamento de Informática.</text:span></text:p>
        </text:list-item>
        <text:list-item>
          <text:p text:style-name="P108">Se “enjaulará” a los usuarios para que no tengan acceso a niveles superiores del árbol de directorios. Esto obliga a que el usuario no tenga permisos de escritura en su directorio de FTP lo que se solventa creando dentro un subdirectorio donde si tenga permiso. Así, el usuario alumno_inf tendrá asignado el directorio <text:span text:style-name="T93">/var/www/html/Departamentos/ Informatica/ftppublico </text:span>pero solamente podrá escribir en la subcarpeta “alumnos”.</text:p>
        </text:list-item>
        <text:list-item>
          <text:p text:style-name="P108">El usuario anónimo solamente tendrá acceso de lectura y a la carpeta <text:span text:style-name="T93">/var/www/html/ftp.</text:span></text:p>
        </text:list-item>
      </text:list>
      <text:p text:style-name="P16"/>
      <text:p text:style-name="P16"><text:tab/><text:span text:style-name="T115">Se instala vsftpd con:</text:span></text:p>
      <text:p text:style-name="P16"/>
      <text:p text:style-name="P16"><text:tab/><text:tab/><text:span text:style-name="T2">apt update</text:span></text:p>
      <text:p text:style-name="P21"><text:tab/><text:tab/>apt install <text:s/>vsftpd</text:p>
      <text:p text:style-name="P16"/>
      <text:p text:style-name="P44"><text:tab/>Hacer una copia del fichero de configuración original con:</text:p>
      <text:p text:style-name="P44"/>
      <text:p text:style-name="P44"><text:tab/><text:span text:style-name="T1"><text:tab/>cp <text:s/>/etc/vsftpd.conf <text:s/>/etc/vsftpd.conf.</text:span><text:span text:style-name="T3">original</text:span></text:p>
      <text:p text:style-name="P44"/>
      <text:p text:style-name="P44"><text:tab/><text:span text:style-name="T118">Creamos el usuario alumno_inf:</text:span></text:p>
      <text:p text:style-name="P44"/>
      <text:p text:style-name="P44"><text:tab/><text:tab/><text:span text:style-name="T118">adduser <text:s/>alumno_inf</text:span></text:p>
      <text:p text:style-name="P44"><text:tab/><text:tab/><text:tab/><text:span text:style-name="T118">Contraseña:<text:tab/>Nohay2sin3</text:span></text:p>
      <text:p text:style-name="P44"><text:tab/><text:tab/><text:tab/><text:span text:style-name="T118">Full Name:<text:tab/>Alumno informatica</text:span></text:p>
      <text:p text:style-name="P44"><text:tab/><text:tab/><text:tab/><text:span text:style-name="T118">( Lo demás en blanco)</text:span></text:p>
      <text:p text:style-name="P44"/>
      <text:p text:style-name="P44"><text:tab/><text:span text:style-name="T118">Es conveniente loguearse como usuario alumno_inf para que se generen sus ficheros y carpetas de trabajo.</text:span></text:p>
      <text:p text:style-name="P44"/>
      <text:p text:style-name="P44"><text:tab/><text:span text:style-name="T118">Se crean los directorios correspondientes asignándoles los propietarios y permisos adecuados:</text:span></text:p>
      <text:p text:style-name="P44"/>
      <text:p text:style-name="P44"><text:soft-page-break/><text:tab/><text:tab/><text:span text:style-name="T118">mkdir <text:s/>/var/www/html/Departamentos</text:span></text:p>
      <text:p text:style-name="P45"><text:tab/><text:tab/><text:span text:style-name="T118">mkdir <text:s/>/var/www/html/Departamentos/Informatica</text:span></text:p>
      <text:p text:style-name="P49"><text:tab/><text:tab/>mkdir <text:s/>/var/www/html/Departamentos/Informatica/ftpprivado</text:p>
      <text:p text:style-name="P45"><text:tab/><text:tab/><text:span text:style-name="T118">mkdir <text:s/>/var/www/html/Departamentos/Informatica/ftppublico</text:span></text:p>
      <text:p text:style-name="P45"><text:tab/><text:tab/><text:span text:style-name="T118">mkdir <text:s/>/var/www/html/Departamentos/Informatica/ftppublico/alumnos</text:span></text:p>
      <text:p text:style-name="P45"/>
      <text:p text:style-name="P46"><text:tab/><text:tab/><text:span text:style-name="T118">chown <text:s/>alumno_inf:alumno_inf <text:s/>/var/www/html/Departamentos/Informatica/</text:span></text:p>
      <text:p text:style-name="P50"><text:tab/><text:tab/><text:tab/><text:tab/><text:tab/><text:tab/><text:tab/>ftppublico/alumnos</text:p>
      <text:p text:style-name="P46"/>
      <text:p text:style-name="P46"><text:tab/><text:span text:style-name="T119">Este último directorio debe tener los permisos 755.</text:span></text:p>
      <text:p text:style-name="P46"/>
      <text:p text:style-name="P46"><text:tab/><text:span text:style-name="T119">Se realizan los siguientes cambio en el fichero /etc/vsftpd.conf:</text:span></text:p>
      <text:p text:style-name="P46"/>
      <text:list xml:id="list3791876060" text:style-name="L28">
        <text:list-item>
          <text:p text:style-name="P109">Añadir “user_conf_dir=/etc/vsftpd_user_conf” que especifica la carpeta que contendrá los ficheros de configuración del FTP de cada usuario, a excepción del anónimo.</text:p>
        </text:list-item>
        <text:list-item>
          <text:p text:style-name="P131"><text:span text:style-name="T37">M</text:span><text:span text:style-name="T13">odificar dejando “chroot_local_user=YES”.</text:span></text:p>
        </text:list-item>
        <text:list-item>
          <text:p text:style-name="P110">Modificar dejando “anonymous_enable=YES”.</text:p>
        </text:list-item>
      </text:list>
      <text:p text:style-name="P44"/>
      <text:p text:style-name="P47"><text:tab/>Cada vez que se realicen cambios en /etc/vsftpd.conf debe ejecutarse la instrucción:</text:p>
      <text:p text:style-name="P47"/>
      <text:p text:style-name="P47"><text:tab/><text:tab/><text:span text:style-name="T7">service </text:span><text:span text:style-name="T4"><text:s/>vsftpd <text:s/></text:span><text:span text:style-name="T7">restart</text:span></text:p>
      <text:p text:style-name="P47"/>
      <text:p text:style-name="P44"><text:tab/><text:span text:style-name="T119">Se crea la carpeta “/etc/vsftpd_user_conf”:</text:span></text:p>
      <text:p text:style-name="P44"/>
      <text:p text:style-name="P44"><text:tab/><text:tab/><text:span text:style-name="T119">mkdir <text:s/>/etc/vsftpd_user_conf</text:span></text:p>
      <text:p text:style-name="P44"/>
      <text:p text:style-name="P44"><text:tab/><text:span text:style-name="T119">Se crea el fichero “/etc/vsftpd_user_conf/alumno_inf” con el contenido:</text:span></text:p>
      <text:p text:style-name="P44"><text:tab/></text:p>
      <text:p text:style-name="P46"><text:tab/>ftpd_banner=Bienvenido al servicio FTP del Tierno por el usuario alumno_inf</text:p>
      <text:p text:style-name="P46"><text:tab/>write_enable=YES</text:p>
      <text:p text:style-name="P46"><text:tab/>local_root=/var/www/<text:span text:style-name="T58">html/</text:span>Departamentos/Informatica/ftppublico/</text:p>
      <text:p text:style-name="P46"><text:tab/>local_umask=0022</text:p>
      <text:p text:style-name="P44"/>
      <text:p text:style-name="P44"><text:tab/>El directorio por defecto de ftp es /srv/ftp que pertenece al usuario root, grupo ftp y tiene los permisos drwxr-xr-x. <text:span text:style-name="T116">En nuestro caso vamos a utilizar el directorio </text:span>/var/www/<text:span text:style-name="T55">html/</text:span>ftp para utilizarlo por defecto para el usuario anónimo. Hay que <text:span text:style-name="T116">crearlo y </text:span>asignarle el usuario, grupo y permisos adecuados (los de /srv/ftp) con:</text:p>
      <text:p text:style-name="P44"/>
      <text:p text:style-name="P44"><text:tab/><text:tab/><text:span text:style-name="T116">mkdir <text:s/>/var/www/html/ftp</text:span></text:p>
      <text:p text:style-name="P44"/>
      <text:p text:style-name="P44"><text:tab/><text:tab/>chown <text:s/>root:ftp <text:s/>/var/www/<text:span text:style-name="T55">html/</text:span>ftp</text:p>
      <text:p text:style-name="P44"/>
      <text:p text:style-name="P44"><text:tab/><text:tab/>usermod <text:s/>-d <text:s/>/var/www/<text:span text:style-name="T57">html/</text:span>ftp <text:s/>ftp</text:p>
      <text:p text:style-name="P44"/>
      <text:p text:style-name="P17"><text:tab/>Esa instrucción modifica el directorio asignado al usuario en el fichero /etc/passwd.</text:p>
      <text:p text:style-name="P17"/>
      <text:p text:style-name="P17"><text:tab/><text:span text:style-name="T120">La seguridad del usuario anónimo también puede gestionarse mediante otros parámetros de configuración como:</text:span></text:p>
      <text:p text:style-name="P17"><text:soft-page-break/></text:p>
      <text:list xml:id="list1373967992" text:style-name="L29">
        <text:list-item>
          <text:p text:style-name="P111">anon_root</text:p>
        </text:list-item>
        <text:list-item>
          <text:p text:style-name="P111">anon_upload_enable</text:p>
        </text:list-item>
        <text:list-item>
          <text:p text:style-name="P111">anon_mkdir_write_enable</text:p>
        </text:list-item>
      </text:list>
      <text:p text:style-name="P51"/>
      <text:p text:style-name="P51"><text:tab/>También puede probarse a establecer el bit sticky (chmod <text:s/>o+t <text:s/>carpeta) para el directorio para impedir que los usuarios borren.</text:p>
      <text:h text:style-name="P158" text:outline-level="2" text:is-list-header="true"><text:bookmark-start text:name="__RefHeading___Toc3900_3304139756"/>SSH<text:bookmark-end text:name="__RefHeading___Toc3900_3304139756"/></text:h>
      <text:p text:style-name="P6"/>
      <text:p text:style-name="P82"><text:span text:style-name="T13"><text:tab/></text:span><text:span text:style-name="T36">En la versión Ubuntu server 18.04.2 durante la instalación pregunta si se desea instalar OpenSSH server. Contestando afirmativamente queda instalado y funcionando el servicio. Así se indica en los pasos de la instalación.</text:span></text:p>
      <text:p text:style-name="P42"/>
      <text:p text:style-name="P82"><text:span text:style-name="T36"><text:tab/></text:span><text:span text:style-name="T38">La conexión se realizará mediante la instrucción:</text:span></text:p>
      <text:p text:style-name="P52"/>
      <text:p text:style-name="P52"><text:tab/>ssh <text:s/>usuario@equipo</text:p>
      <text:p text:style-name="P52"/>
      <text:p text:style-name="P52"><text:tab/>Por ejemplo:</text:p>
      <text:p text:style-name="P52"/>
      <text:p text:style-name="P52"><text:tab/>ssh <text:s/>alumno_inf@www.tiernogalvan.es</text:p>
      <text:p text:style-name="P42"/>
      <text:p text:style-name="P31"><text:tab/><text:span text:style-name="T125">El servicio también se puede instalar con la instrucción:</text:span></text:p>
      <text:p text:style-name="P31"/>
      <text:p text:style-name="P31"><text:tab/><text:tab/><text:span text:style-name="T125">apt <text:s/>install <text:s/>openssh-server</text:span></text:p>
      <text:p text:style-name="P31"/>
      <text:p text:style-name="P61">y se aconseja crear en el cliente un usuario y contraseña igual que en el servidor para que permita el acceso sin problemas.</text:p>
      <text:p text:style-name="P32"/>
      <text:p text:style-name="P30"/>
      <text:p text:style-name="P30">-------------------------------- <text:s/><text:span text:style-name="T121">Se hace la copia de seguridad servicios_5 <text:s/>---------------</text:span></text:p>
      <text:p text:style-name="P30"/>
      <text:p text:style-name="P30"/>
      <text:p text:style-name="P30"/>
      <text:h text:style-name="P159" text:outline-level="2" text:is-list-header="true"><text:bookmark-start text:name="__RefHeading___Toc4177_3436584976"/>Git<text:bookmark-end text:name="__RefHeading___Toc4177_3436584976"/></text:h>
      <text:p text:style-name="P9"/>
      <text:p text:style-name="P83"><text:span text:style-name="T13"><text:tab/></text:span><text:span text:style-name="T36">Git va a permitir gestionar un repositorio. </text:span><text:span text:style-name="T42">Existe un manual muy detallado en:</text:span></text:p>
      <text:p text:style-name="P64"/>
      <text:p text:style-name="P84"><text:span text:style-name="T42"><text:tab/></text:span><text:a xlink:type="simple" xlink:href="http://librosweb.es/libro/pro_git/" text:style-name="Internet_20_link" text:visited-style-name="Visited_20_Internet_20_Link">http://librosweb.es/libro/pro_git/</text:a></text:p>
      <text:p text:style-name="P43"/>
      <text:p text:style-name="P83"><text:span text:style-name="T36"><text:tab/></text:span><text:span text:style-name="T42">En primer lugar hay que registrar un usuario en github.com </text:span><text:span text:style-name="T43">y dar de alta un repositorio.</text:span></text:p>
      <text:p text:style-name="P43"/>
      <text:p text:style-name="P83"><text:span text:style-name="T36"><text:tab/></text:span><text:span text:style-name="T43">Los ficheros del repositorio podrán encontrarse en uno de los 3 estados principales siguientes:</text:span></text:p>
      <text:p text:style-name="P84"/>
      <text:list xml:id="list3828075354" text:style-name="L30">
        <text:list-item>
          <text:p text:style-name="P132">Confirmado (commited).- datos almacenados de forma segura en local.</text:p>
        </text:list-item>
        <text:list-item>
          <text:p text:style-name="P132">Modificado (modified).- ficheros modificados y sin confirmar a la base de datos.</text:p>
        </text:list-item>
        <text:list-item>
          <text:p text:style-name="P132">Preparado (staged).- archivo marcado después de modificado para que vaya en la próxima confirmación.</text:p>
        </text:list-item>
      </text:list>
      <text:p text:style-name="P85"/>
      <text:p text:style-name="P85"><text:tab/><text:span text:style-name="T131">Estos estados conllevan un directorio de trabajo, un área de preparación y un directorio Git.</text:span></text:p>
      <text:p text:style-name="P85"/>
      <text:p text:style-name="P85"><text:tab/><text:span text:style-name="T139">Probablemente git se encuentre instalado por defecto ya que al intentar realizar la instalación se generan los siguientes mensajes:</text:span></text:p>
      <text:p text:style-name="P85"/>
      <text:p text:style-name="P85"><text:tab/>- <text:span text:style-name="T139">Seleccionado git en lugar de git-core</text:span></text:p>
      <text:p text:style-name="P85"><text:tab/>- <text:span text:style-name="T139">git ya está en su versión mas reciente (1:2.17.1-ubuntu0.4)</text:span></text:p>
      <text:p text:style-name="P85"/>
      <text:p text:style-name="P85"><text:tab/><text:span text:style-name="T140">Puede comprobarse con la instrucción:</text:span></text:p>
      <text:p text:style-name="P85"/>
      <text:p text:style-name="P85"><text:tab/><text:tab/><text:span text:style-name="T140">git <text:s text:c="2"/>--version</text:span></text:p>
      <text:p text:style-name="P85"/>
      <text:p text:style-name="P85"><text:tab/><text:span text:style-name="T132">La instalación de Git en Ubuntu se hace con la instrucción:</text:span></text:p>
      <text:p text:style-name="P85"/>
      <text:p text:style-name="P85"><text:tab/><text:span text:style-name="T10">apt <text:s/>install <text:s/>git</text:span></text:p>
      <text:p text:style-name="P85"/>
      <text:p text:style-name="P85"><text:tab/><text:span text:style-name="T140">Para un entorno gráfico sería: <text:s/>apt <text:s/>install <text:s/>git-core</text:span></text:p>
      <text:p text:style-name="P85"/>
      <text:p text:style-name="P85"><text:tab/><text:span text:style-name="T133">Existen 3 ficheros de configuración:</text:span></text:p>
      <text:p text:style-name="P85"/>
      <text:list xml:id="list1327643509" text:style-name="L31">
        <text:list-item>
          <text:p text:style-name="P133">/<text:span text:style-name="T133">etc/gitconfig.- con parámetros para todos los usuarios y repositorios. Se puede manejar con:</text:span></text:p>
        </text:list-item>
      </text:list>
      <text:p text:style-name="P85"/>
      <text:p text:style-name="P85"><text:tab/><text:tab/><text:span text:style-name="T133">git <text:s/>config <text:s/>--system</text:span></text:p>
      <text:p text:style-name="P85"/>
      <text:list xml:id="list10603748724443" text:continue-numbering="true" text:style-name="L31">
        <text:list-item>
          <text:p text:style-name="P134">~/.gitconfig.- con parámetros para el usuario. Se maneja con:</text:p>
        </text:list-item>
      </text:list>
      <text:p text:style-name="P86"/>
      <text:p text:style-name="P86"><text:tab/><text:tab/>git <text:s/>config <text:s/>--global</text:p>
      <text:p text:style-name="P86"/>
      <text:list xml:id="list10603845304140" text:continue-numbering="true" text:style-name="L31">
        <text:list-item>
          <text:p text:style-name="P134">fichero .git/config del repositorio en uso. Específico de ese repositorio.</text:p>
        </text:list-item>
      </text:list>
      <text:p text:style-name="P85"/>
      <text:p text:style-name="P85"><text:tab/><text:span text:style-name="T134">Cada nivel de ficheros de configuración sobreescribe al anterior teniendo preferencia así el </text:span><text:soft-page-break/><text:span text:style-name="T134">último (.git/config) sobre los anteriores.</text:span></text:p>
      <text:p text:style-name="P85"/>
      <text:p text:style-name="P85"><text:tab/><text:span text:style-name="T135">Realizo la configuración con el usuario alumno_inf (para evitar errores también lo realizo con root) y las instrucciones:</text:span></text:p>
      <text:p text:style-name="P85"/>
      <text:p text:style-name="P85"><text:tab/><text:span text:style-name="T136">git <text:s/>config <text:s/>--global <text:s/>user.name <text:s/>“saggitgit”</text:span></text:p>
      <text:p text:style-name="P85"><text:tab/><text:span text:style-name="T136">git <text:s/>config <text:s/>--global <text:s/>user.email <text:s/></text:span><text:a xlink:type="simple" xlink:href="mailto:sagsag@hotmail.es" text:style-name="Internet_20_link" text:visited-style-name="Visited_20_Internet_20_Link"><text:span text:style-name="T136">sagsag@hotmail.es</text:span></text:a></text:p>
      <text:p text:style-name="P85"/>
      <text:p text:style-name="P85"><text:tab/><text:span text:style-name="T137">Pueden verse las configuraciones con:</text:span></text:p>
      <text:p text:style-name="P85"/>
      <text:p text:style-name="P85"><text:tab/><text:span text:style-name="T137">git <text:s/>config <text:s/>-- list</text:span></text:p>
      <text:p text:style-name="P85"/>
      <text:p text:style-name="P85"><text:tab/><text:span text:style-name="T138">Para pedir ayuda sobre git y sus comandos puede utilizarse alguna de las siguientes formas:</text:span></text:p>
      <text:p text:style-name="P85"/>
      <text:p text:style-name="P85"><text:tab/><text:span text:style-name="T138">git <text:s/>help <text:s/>&lt;comando&gt;</text:span></text:p>
      <text:p text:style-name="P85"><text:tab/><text:span text:style-name="T138">git <text:s/>&lt;comando&gt; <text:s/>--help</text:span></text:p>
      <text:p text:style-name="P85"><text:tab/><text:span text:style-name="T138">man <text:s/>git-&lt;comando&gt;</text:span></text:p>
      <text:p text:style-name="P85"/>
      <text:p text:style-name="P85"><text:tab/><text:span text:style-name="T142">Para empezar a trabajar con el repositorio creo en github.com un nuevo repositorio llamado Intranet, con el fichero README.md dentro. A continuación en la mv o en el equipo con el entorno de desarrollo ejecuto las instrucciones:</text:span></text:p>
      <text:p text:style-name="P85"/>
      <text:p text:style-name="P85"><text:tab/><text:span text:style-name="T142">git <text:s/>clone <text:s/>https://github.com/saggitgit/Internet <text:s/>/var/www/html</text:span></text:p>
      <text:p text:style-name="P63"/>
      <text:p text:style-name="P33"/>
      <text:p text:style-name="P30"><text:tab/><text:span text:style-name="T143">Para subir los ficheros ya generados para el proyecto:</text:span></text:p>
      <text:p text:style-name="P30"/>
      <text:list xml:id="list3745125659" text:style-name="L32">
        <text:list-item>
          <text:p text:style-name="P112">Se accede a github.com</text:p>
        </text:list-item>
        <text:list-item>
          <text:p text:style-name="P112">Se selecciona el repositorio creado</text:p>
        </text:list-item>
        <text:list-item>
          <text:p text:style-name="P112">Se elige la opción “Upload files”</text:p>
        </text:list-item>
        <text:list-item>
          <text:p text:style-name="P112">Se arrastran los ficheros al cuadro “Choose your files”</text:p>
        </text:list-item>
        <text:list-item>
          <text:p text:style-name="P112">Se pulsa el botón “Commit changes”</text:p>
        </text:list-item>
      </text:list>
      <text:p text:style-name="P65"/>
      <text:p text:style-name="P65"/>
      <text:p text:style-name="P29"/>
      <text:h text:style-name="P160" text:outline-level="2" text:is-list-header="true"><text:bookmark-start text:name="__RefHeading___Toc3902_3304139756"/>Recursos iniciales<text:bookmark-end text:name="__RefHeading___Toc3902_3304139756"/></text:h>
      <text:p text:style-name="P19"/>
      <text:p text:style-name="P19"><text:tab/><text:span text:style-name="T126">S</text:span>e crea<text:span text:style-name="T124">n</text:span> <text:span text:style-name="T47">los</text:span> usuario<text:span text:style-name="T47">s</text:span> establecido<text:span text:style-name="T47">s</text:span> para acceso a las bases de datos, en nuestro caso <text:span text:style-name="T5">useradmin y p</text:span><text:span text:style-name="T4">hpuser</text:span> con contraseña<text:span text:style-name="T47">s</text:span> <text:span text:style-name="T4">p</text:span><text:span text:style-name="T5">hpp@asswd1</text:span><text:span text:style-name="T9">819</text:span><text:span text:style-name="T5">admin y p</text:span><text:span text:style-name="T4">hpp@asswd1</text:span><text:span text:style-name="T9">819</text:span>, con las instrucciones:</text:p>
      <text:p text:style-name="P27"/>
      <text:p text:style-name="P27"><text:tab/>mysql <text:s/>-u root <text:s/>-p</text:p>
      <text:p text:style-name="P27"><text:tab/>(contraseña nohay2sin3)</text:p>
      <text:p text:style-name="P71"><text:span text:style-name="T13"><text:tab/>GRANT <text:s/>ALL <text:s/>ON <text:s/>*.* <text:s/>TO <text:s/>'</text:span><text:span text:style-name="T15">useradmin</text:span><text:span text:style-name="T13">'@'localhost' <text:s/>IDENTIFIED <text:s/>BY </text:span><text:span text:style-name="T15">'phpp@sswd1</text:span><text:span text:style-name="T41">819</text:span><text:span text:style-name="T15">admin'; </text:span><text:span text:style-name="T13"><text:tab/><text:tab/><text:tab/>(las comillas son las de la tecla &lt;?&gt;)</text:span></text:p>
      <text:p text:style-name="P27"/>
      <text:p text:style-name="P71"><text:span text:style-name="T13"><text:tab/>GRANT <text:s/></text:span><text:span text:style-name="T16">SELECT</text:span><text:span text:style-name="T13"> <text:s/>ON <text:s/>*.* <text:s/>TO <text:s/>'phpuser'@'localhost' <text:s/>IDENTIFIED <text:s/>BY <text:s/></text:span><text:a xlink:type="simple" xlink:href="mailto:'phpp@asswd1011" text:style-name="Internet_20_link" text:visited-style-name="Visited_20_Internet_20_Link">'phpp@sswd1</text:a><text:a xlink:type="simple" xlink:href="mailto:'phpp@asswd1011" text:style-name="Internet_20_link" text:visited-style-name="Visited_20_Internet_20_Link"><text:span text:style-name="T126">819</text:span></text:a><text:span text:style-name="T13">';<text:tab/><text:tab/><text:tab/><text:tab/>(las comillas son las de la tecla &lt;?&gt;)</text:span></text:p>
      <text:p text:style-name="P27"><text:tab/>exit</text:p>
      <text:p text:style-name="P27"/>
      <text:p text:style-name="P27"><text:tab/><text:span text:style-name="T130">Aunque es preferible que la base de datos se cree desde un script de php, tambien puede crearse </text:span>la base de datos que contendrá las tablas <text:span text:style-name="T130">de la siguiente forma</text:span>:</text:p>
      <text:p text:style-name="P15"/>
      <text:p text:style-name="P15"><text:tab/><text:tab/>mysql <text:s/>-u <text:s/><text:span text:style-name="T48">useradmin</text:span> <text:s/>-p</text:p>
      <text:p text:style-name="P4"><text:span text:style-name="T13"><text:tab/><text:tab/>(contraseña <text:s/></text:span><text:a xlink:type="simple" xlink:href="mailto:phpp@asswd1011" text:style-name="Internet_20_link" text:visited-style-name="Visited_20_Internet_20_Link">phpp@sswd1</text:a><text:a xlink:type="simple" xlink:href="mailto:phpp@asswd1011" text:style-name="Internet_20_link" text:visited-style-name="Visited_20_Internet_20_Link"><text:span text:style-name="T127">819</text:span></text:a><text:span text:style-name="T127">admin</text:span><text:span text:style-name="T13">)</text:span></text:p>
      <text:p text:style-name="P15"><text:tab/><text:tab/>create <text:s/>database <text:s/>basedatos;</text:p>
      <text:p text:style-name="P15"><text:tab/><text:tab/>exit</text:p>
      <text:p text:style-name="P15"/>
      <text:p text:style-name="P15"><text:tab/><text:span text:style-name="T126">En </text:span>/var/www/<text:span text:style-name="T54">html</text:span> <text:span text:style-name="T126">se crean </text:span>las carpetas:</text:p>
      <text:p text:style-name="P27"/>
      <text:list xml:id="list3257611487" text:style-name="L33">
        <text:list-item>
          <text:list>
            <text:list-item>
              <text:p text:style-name="P113">Documentacion.- destinada a contener la información de la web.</text:p>
            </text:list-item>
            <text:list-item>
              <text:p text:style-name="P113">Pruebas.- con ficheros a utilizar durante el periodo de pruebas. En principio contendrá scripts en php que permitirán crear y borrar la base de datos utilizada y sus tablas.</text:p>
            </text:list-item>
            <text:list-item>
              <text:p text:style-name="P114">Configuraciones.- para dejar los ficheros relativos a configuraciones especiales.</text:p>
              <text:list>
                <text:list-item>
                  <text:p text:style-name="P114">sitio.conf con la configuración del sitio web. Se incluye como anexo.</text:p>
                </text:list-item>
                <text:list-item>
                  <text:p text:style-name="P102">permitidos.txt con las ips de los equipos que se permite acceder al editor de la web.</text:p>
                </text:list-item>
                <text:list-item>
                  <text:p text:style-name="P102">denegados.txt con las ips de los equipos a los que se deniega el acceso.</text:p>
                </text:list-item>
              </text:list>
            </text:list-item>
            <text:list-item>
              <text:p text:style-name="P115">Extranet.- para albergar páginas que no pueden construirse con los recursos de Educamadrid.</text:p>
            </text:list-item>
            <text:list-item>
              <text:p text:style-name="P116">Comun.- para albergar las secciones comunes de las páginas web</text:p>
            </text:list-item>
            <text:list-item>
              <text:p text:style-name="P116">css.- contendrá los ficheros css generales</text:p>
            </text:list-item>
            <text:list-item>
              <text:p text:style-name="P116">js.- contendrá jquery y demás utilidades generales</text:p>
            </text:list-item>
          </text:list>
        </text:list-item>
      </text:list>
      <text:p text:style-name="P27"/>
      <text:p text:style-name="P27"><text:tab/><text:span text:style-name="T69">Opcionalmente puede instalarse VirtualBox Guest Additions pero no he conseguido que se maximice, siguiendo las pautas:</text:span></text:p>
      <text:p text:style-name="P27"/>
      <text:p text:style-name="P27"><text:tab/><text:tab/><text:span text:style-name="T66">apt <text:s/>update</text:span></text:p>
      <text:p text:style-name="P27"><text:tab/><text:tab/><text:span text:style-name="T66">apt <text:s/>install <text:s/>dkms</text:span></text:p>
      <text:p text:style-name="P27"><text:tab/><text:tab/><text:span text:style-name="T67">apt <text:s/>install <text:s/>build-essential</text:span></text:p>
      <text:p text:style-name="P27"/>
      <text:p text:style-name="P27"><text:tab/><text:span text:style-name="T67">A continuación se reinicia el equipo, se hace login, se inserta el CD con la imagen de las Guest Additions mediante las opciones de la barra de menus: Distositivos – Insertar imagen de CD </text:span><text:soft-page-break/><text:span text:style-name="T67">de las Guest Additions y se ejecutan las instrucciones:</text:span></text:p>
      <text:p text:style-name="P27"/>
      <text:p text:style-name="P27"><text:tab/><text:tab/><text:span text:style-name="T67">mount <text:s/>/dev/cdrom <text:s/>/media/cdrom</text:span></text:p>
      <text:p text:style-name="P27"><text:tab/><text:tab/><text:span text:style-name="T67">cd <text:s/>/media/cdrom</text:span></text:p>
      <text:p text:style-name="P27"><text:tab/><text:tab/><text:span text:style-name="T68">sudo <text:s/>./VboxLinuxAdditions.run</text:span></text:p>
      <text:p text:style-name="P27"/>
      <text:p text:style-name="P27"><text:tab/><text:span text:style-name="T69">La instalación se ha realizado correctamente pero no se maximiza la pantalla.</text:span></text:p>
      <text:p text:style-name="P27"/>
      <text:p text:style-name="P27"><text:tab/><text:span text:style-name="T141">Realizo la copia de seguridad servicios_6</text:span></text:p>
      <text:p text:style-name="P13"><text:s/></text:p>
      <text:p text:style-name="P13">********************************************************************************</text:p>
      <text:p text:style-name="P62">Falta por hacer:</text:p>
      <text:p text:style-name="P62"><text:tab/><text:span text:style-name="T129">Actualizar scripts de /var/www/html/Pruebas</text:span></text:p>
      <text:p text:style-name="P62"><text:tab/>Pasar los scripts “borrarlodeaqui.sh y traerpaca.sh <text:span text:style-name="T128">para crear _var_www_html</text:span></text:p>
      <text:p text:style-name="P62"><text:tab/>Sistema de copias de seguridad</text:p>
      <text:p text:style-name="P62"><text:tab/><text:span text:style-name="T141">Optimizar espacio libre antes de poner en funcionamiento</text:span></text:p>
      <text:p text:style-name="P13">********************************************************************************</text:p>
      <text:p text:style-name="P13"/>
      <text:p text:style-name="P88"><text:tab/>Configurar el router para que permita la conexión desde el exterior, considerando:</text:p>
      <text:p text:style-name="P14"/>
      <text:list xml:id="list4116355538" text:style-name="L34">
        <text:list-item>
          <text:list>
            <text:list-item>
              <text:p text:style-name="P95">La IP externa del router es 80.38.194.78</text:p>
            </text:list-item>
            <text:list-item>
              <text:p text:style-name="P95">Se abren los puertos:</text:p>
              <text:p text:style-name="P95"/>
              <text:p text:style-name="P95">21.- ftp</text:p>
              <text:p text:style-name="P95">22.- ssh</text:p>
              <text:p text:style-name="P95">80.- http</text:p>
              <text:p text:style-name="P95">8080.- http alternativo, proxy</text:p>
              <text:p text:style-name="P95">5901.- escritorio remoto</text:p>
            </text:list-item>
          </text:list>
        </text:list-item>
      </text:list>
      <text:p text:style-name="P14"/>
      <text:h text:style-name="Heading_20_2" text:outline-level="2"><text:bookmark-start text:name="__RefHeading__2241_18861564552"/><text:span text:style-name="T13">Configuración del conjunto de caracteres en HTML, MySQL y PHP</text:span><text:bookmark-end text:name="__RefHeading__2241_18861564552"/></text:h>
      <text:p text:style-name="P14"/>
      <text:p text:style-name="P14"><text:tab/>Ver artículo correspondiente en el anexo.</text:p>
      <text:p text:style-name="P14"/>
      <text:p text:style-name="P14"><text:tab/>Dos de las codificaciones más utilizadas son ISO 8859-1 y UTF-8. En PHP existen funciones que permiten pasar de una a otra codificación. Ppor ejemplo “utf8_decode() pasaría de utf8 a la que se esté utilizando en el momento.</text:p>
      <text:p text:style-name="P14"/>
      <text:p text:style-name="P14"><text:tab/>Para el correcto funcionamiento de la codificación deben tenerse en cuenta los siguientes elementos:</text:p>
      <text:p text:style-name="P14"/>
      <text:list xml:id="list1868066728" text:style-name="L39">
        <text:list-item>
          <text:list>
            <text:list-item>
              <text:p text:style-name="P96">La codificación del editor de páginas que se utilice.</text:p>
            </text:list-item>
            <text:list-item>
              <text:p text:style-name="P96">La etiqueta &lt;meta&gt; del documento html debe ser:</text:p>
            </text:list-item>
          </text:list>
        </text:list-item>
      </text:list>
      <text:p text:style-name="P14"><text:tab/><text:tab/>&lt;meta http-equiv=”Content-Type” content=”text/html; charset=utf-8” /&gt;</text:p>
      <text:list xml:id="list10602794697634" text:continue-numbering="true" text:style-name="L39">
        <text:list-item>
          <text:list>
            <text:list-item>
              <text:p text:style-name="P96">El cotejamiento en phpmyadmin de la conexión al servidor debe ser utf8_general_ci. Se establece en “Configuraciones generales”.</text:p>
            </text:list-item>
            <text:list-item>
              <text:p text:style-name="P96">El cotejamiento de la base de datos debe ser el mismo y se establece en la pestaña “Operaciones” de la pantalla principal de la base de datos.</text:p>
            </text:list-item>
            <text:list-item>
              <text:p text:style-name="P96">Cada tabla debe tener el mismo cotejamiento.</text:p>
            </text:list-item>
            <text:list-item>
              <text:p text:style-name="P96">Los campos de texto deben tener el mismo cotejamiento.</text:p>
            </text:list-item>
            <text:list-item>
              <text:p text:style-name="P140">La conexión desde PHP a la base de datos debe establecerse con el mismo cotejamiento. Para ello basta con añadir justo después de abrir la conexión con la base de datos:</text:p>
            </text:list-item>
          </text:list>
        </text:list-item>
      </text:list>
      <text:p text:style-name="P14"/>
      <text:p text:style-name="P14"><text:tab/><text:tab/>mysql_set_character('utf8');</text:p>
      <text:p text:style-name="P14"/>
      <text:h text:style-name="Heading_20_1" text:outline-level="1"><text:bookmark-start text:name="__RefHeading__1286_610914346"/>Servicios<text:bookmark-end text:name="__RefHeading__1286_610914346"/></text:h>
      <text:p text:style-name="Standard"/>
      <text:p text:style-name="Standard"><text:tab/>Deberán contemplarse los directorios, ficheros de configuración, parámetros fundamentales y configuraciones particulares de los siguientes servicios:</text:p>
      <text:p text:style-name="Standard"/>
      <text:h text:style-name="Heading_20_2" text:outline-level="2"><text:bookmark-start text:name="__RefHeading__915_1844274786"/>ssh<text:bookmark-end text:name="__RefHeading__915_1844274786"/></text:h>
      <text:p text:style-name="Standard"/>
      <text:p text:style-name="P1"><text:tab/>Este servicio permite la conexión remota con el servidor. Ofrece una forma de administración y gestión remota.</text:p>
      <text:p text:style-name="P1"/>
      <text:p text:style-name="P1"><text:tab/>Los ficheros de configuración se encuentran en el directorio /etc/ssh. En concreto, el fichero /etc/ssh/sshd_config con el parámetro AllowUsers permite especificar los usuarios que podrán conectarse al servidor utilizando la instrucción ssh. Otros dos ficheros que conviene tener en cuenta son /etc/hosts.deny y /etc/hosts.allow que permiten especificar los usuarios a los que se deniega o permite el acceso al equipo.</text:p>
      <text:p text:style-name="P1"/>
      <text:p text:style-name="P1"><text:tab/>La instrucción tiene la sintaxis: <text:s/>ssh <text:s/>-X <text:s/><text:a xlink:type="simple" xlink:href="mailto:usuario@equipo" text:style-name="Internet_20_link" text:visited-style-name="Visited_20_Internet_20_Link">usuario@equipo</text:a></text:p>
      <text:p text:style-name="P1"/>
      <text:p text:style-name="P1"><text:tab/>Si se modifica el fichero de configuración debe reiniciarse el servicio con:</text:p>
      <text:p text:style-name="P1"/>
      <text:p text:style-name="P1"><text:tab/><text:tab/>/etc/init.d/sshd restart</text:p>
      <text:p text:style-name="P1"/>
      <text:h text:style-name="Heading_20_2" text:outline-level="2"><text:bookmark-start text:name="__RefHeading__917_1844274786"/>Apache2<text:bookmark-end text:name="__RefHeading__917_1844274786"/></text:h>
      <text:p text:style-name="Standard"/>
      <text:p text:style-name="Standard"><text:tab/>Para buscar un determinado parámetro por los ficheros de un directorio y sus subdirectorios puede hacerse uso de las instrucciones find y grep de la forma:</text:p>
      <text:p text:style-name="Standard"/>
      <text:p text:style-name="Standard"><text:tab/><text:tab/>grep <text:s/>[-i] <text:s/>parametro <text:s/>`find <text:s/>directorio <text:s/>-name <text:s/>“*” `</text:p>
      <text:p text:style-name="Standard"/>
      <text:p text:style-name="Standard"><text:tab/>En cualquier caso debe tenerse en cuenta:</text:p>
      <text:p text:style-name="Standard"/>
      <text:list xml:id="list844443570" text:style-name="L40">
        <text:list-item>
          <text:p text:style-name="P135">Directorio por defecto: <text:s/>/var/www</text:p>
        </text:list-item>
        <text:list-item>
          <text:p text:style-name="P135">Fichero de configuración: /etc/apache2/httpd.conf, /<text:span text:style-name="T50">etc/apache2/apache2.conf</text:span> y los demás ficheros del directorio.</text:p>
        </text:list-item>
        <text:list-item>
          <text:p text:style-name="P135">El directorio por defecto puede configurarse en /etc/apache2/sites-available/default y /etc/apache2/sites-available/default-ssl</text:p>
        </text:list-item>
        <text:list-item>
          <text:p text:style-name="P135">En /etc/apache2/mods-available/dir.conf, /etc/apache2/mods-enabled/dir.conf y /etc/apache2/conf.d/phpmyadmin.conf <text:s/>la directiva DirectoryIndex especifica el fichero.</text:p>
        </text:list-item>
      </text:list>
      <text:p text:style-name="Standard"><text:soft-page-break/></text:p>
      <text:h text:style-name="Heading_20_2" text:outline-level="2"><text:bookmark-start text:name="__RefHeading__919_1844274786"/>ftp<text:bookmark-end text:name="__RefHeading__919_1844274786"/></text:h>
      <text:p text:style-name="Standard"/>
      <text:p text:style-name="P1"><text:tab/>El directorio de ftp por defecto es /srv/ftp que se genera con los siguientes permisos y propietario:</text:p>
      <text:p text:style-name="Standard"/>
      <text:p text:style-name="Standard"><text:tab/>drwxr-xr-x <text:s/>root <text:s text:c="2"/>ftp <text:s text:c="2"/>…</text:p>
      <text:p text:style-name="Standard"/>
      <text:p text:style-name="P1"><text:tab/>Los permisos de este directorio no deben modificarse. Es conveniente crear subdirectorios a los que se pueden aplicar los permisos que se considere oportunos.</text:p>
      <text:p text:style-name="P1"/>
      <text:p text:style-name="P1"><text:tab/>El fichero de configuración es /etc/vsftpd.conf. En este fichero, con el parámetro user_config_dir se puede especificar el directorio donde se pueden albergar ficheros de configuración para cada usuario, para que cada cual pueda tener un directorio específico de ftp con los permisos adecuados. En nuestro servidor el directorio mencionado es /etc/vsftpd_user_conf.</text:p>
      <text:p text:style-name="P1"/>
      <text:p text:style-name="P1"><text:tab/><text:span text:style-name="T59">Es fundamental respetar los permisos y propietarios de los ficheros de configuración, incluidos los del directorio /etc/vsftpd_user_conf.</text:span></text:p>
      <text:p text:style-name="P1"/>
      <text:h text:style-name="Heading_20_2" text:outline-level="2"><text:bookmark-start text:name="__RefHeading__1576_2044857269"/>MySQL<text:bookmark-end text:name="__RefHeading__1576_2044857269"/></text:h>
      <text:p text:style-name="Standard"/>
      <text:p text:style-name="P1"><text:tab/>En <text:a xlink:type="simple" xlink:href="http://dev.mysql.com/doc/refman/5.0/es/index.html" text:style-name="Internet_20_link" text:visited-style-name="Visited_20_Internet_20_Link">http://dev.mysql.com/doc/refman/5.0/es/index.html</text:a> puede encontrarse un manual muy completo.</text:p>
      <text:p text:style-name="P1"/>
      <text:p text:style-name="P1"><text:tab/>Las bases de datos se encuentran en /var/lib/mysql. Dependiendo del motor de búsqueda utilizado (MyISAM o InnoDB) la gestión de tablas se hace de forma diferente:</text:p>
      <text:p text:style-name="P1"/>
      <text:list xml:id="list3698867852" text:style-name="L41">
        <text:list-item>
          <text:p text:style-name="P123">Con MyISAM por cada base de datos se genera una carpeta con tres ficheros por cada tabla con extensiones frm, MYD y MYI. Este motor de búsqueda usa tablas no transacionales, admite búsquedas fulltext y realiza lecturas y escrituras muy rápidas.</text:p>
        </text:list-item>
      </text:list>
      <text:p text:style-name="P1"/>
      <text:list xml:id="list10603628454387" text:continue-numbering="true" text:style-name="L41">
        <text:list-item>
          <text:p text:style-name="P123">Con InnoDB todas las bases de datos se guardan en el fichero /var/lib/mysql/ibdata1 y además se generan dos ficheros de registro, ib_logfile0 e ib_logfile1. Trabaja con tablas transacionales y admite operaciones de confirmación (commit), cancelación (rollback) y recuperación de ficheros. Permite el bloqueo a nivel de registro.</text:p>
        </text:list-item>
      </text:list>
      <text:p text:style-name="Standard"/>
      <text:p text:style-name="Standard"><text:tab/>Dentro de la misma base de datos pueden utilizarse ambos motores. Para pasar una tabla de un tipo al otro puede utilizarse la instrucción SQL:</text:p>
      <text:p text:style-name="Standard"/>
      <text:p text:style-name="Standard"><text:tab/><text:tab/>ALTER TABLE t ENGINE = MYISAM;<text:line-break/><text:tab/><text:tab/>ALTER TABLE t TYPE = INNODB;</text:p>
      <text:p text:style-name="Standard"/>
      <text:p text:style-name="Standard"/>
      <text:p text:style-name="P1"><text:tab/>Una vez instalado phpmyadmin debe darse de alta el usuario <text:span text:style-name="T48">useradmin</text:span> - <text:span text:style-name="T48">phpp@asswd1011admin</text:span> para no tener que acceder desde PHP con root.</text:p>
      <text:p text:style-name="P1"><text:soft-page-break/></text:p>
      <text:p text:style-name="P1"><text:tab/>Para comprobar los tipos de los campos de las tablas creadas puede utilizarse la instrucción:</text:p>
      <text:p text:style-name="P1"/>
      <text:p text:style-name="P1"><text:tab/><text:tab/>show <text:s/>create table <text:s/>nombre_tabla</text:p>
      <text:p text:style-name="Standard"/>
      <text:h text:style-name="Heading_20_2" text:outline-level="2"><text:bookmark-start text:name="__RefHeading__1578_2044857269"/>PHP5<text:bookmark-end text:name="__RefHeading__1578_2044857269"/></text:h>
      <text:p text:style-name="Standard"/>
      <text:list xml:id="list214202625" text:style-name="L44">
        <text:list-item>
          <text:p text:style-name="P136">PHP5</text:p>
        </text:list-item>
      </text:list>
      <text:p text:style-name="Standard"/>
      <text:p text:style-name="Standard"><text:tab/><text:tab/>Directorio por defecto: /var/www</text:p>
      <text:p text:style-name="Standard"><text:tab/><text:tab/>¿Se habilita el uso de variables globales en /etc/php5/apache2/php.ini en la variable correspondiente o se va a hacer uso de sesiones y de las variables pasadas con get y put?.</text:p>
      <text:p text:style-name="Standard"/>
      <text:list xml:id="list10604199602117" text:continue-numbering="true" text:style-name="L44">
        <text:list-item>
          <text:p text:style-name="P136">Foro</text:p>
        </text:list-item>
        <text:list-item>
          <text:p text:style-name="P136">Etc.</text:p>
        </text:list-item>
      </text:list>
      <text:h text:style-name="Heading_20_2" text:outline-level="2"><text:bookmark-start text:name="__RefHeading__2245_1886156455"/>phpMyAdmin<text:bookmark-end text:name="__RefHeading__2245_1886156455"/></text:h>
      <text:p text:style-name="Standard"/>
      <text:p text:style-name="Standard"><text:tab/>phpMyAdmin es una utilidad gráfica que se utiliza para administrar MySQL. Se instala con la instrucción: <text:s/>apt-get <text:s/>install <text:s/>phpmyadmin, introduciendo los siguientes valores:</text:p>
      <text:p text:style-name="Standard"/>
      <text:p text:style-name="Standard"><text:tab/>Servidor web que ejecutará phpmyadmin: apache2</text:p>
      <text:p text:style-name="Standard"><text:tab/>Configurar la base de datos para dbconfig-common: Si</text:p>
      <text:p text:style-name="Standard"><text:tab/>Contraseña del usuario de administración: cmadrid</text:p>
      <text:p text:style-name="Standard"><text:tab/>Contraseña de MySQL para phpmyadmin: cmadrid</text:p>
      <text:p text:style-name="Standard"/>
      <text:p text:style-name="P1"><text:tab/>Para ejecutar phpmyadmin se utiliza un navegador, especificando como dirección <text:a xlink:type="simple" xlink:href="http://localhost/phpmyadmin" text:style-name="Internet_20_link" text:visited-style-name="Visited_20_Internet_20_Link">http://localhost/phpmyadmin</text:a> e introduciendo como usuario root y contraseña la introducida durante la instalación de MySQL.</text:p>
      <text:p text:style-name="P1"/>
      <text:p text:style-name="P1"><text:tab/>Los ficheros de configuración de phpmyadmin se encuentran en /etc/phpmyadmin. El fichero principal es /etc/phpmyadmin/config.inc.php que contiene opciones que se aplican de forma global.</text:p>
      <text:p text:style-name="P1"/>
      <text:p text:style-name="P1"><text:tab/>Para administrar con phpmyadmin las bases de datos de un servidor remoto, en /etc/phpmyadmin/config.inc.php, hay que configurar la línea:</text:p>
      <text:p text:style-name="P1"/>
      <text:p text:style-name="P1"><text:tab/>$cfg['Servers'][$i]['host'] = 'db_server'; </text:p>
      <text:p text:style-name="P1"/>
      <text:p text:style-name="P1">reemplazando db_server con el nombre o la IP del servidor que contiene las bases de datos. El equipo que contiene phpmyadmin tiene permiso para acceder a la base de datos remota.</text:p>
      <text:p text:style-name="P1"/>
      <text:p text:style-name="P1"><text:tab/>Los ficheros config.header.inc.php y config.footer.inc.php se utilizan para añadir a phpMyAdmin una cabecera y un pié HTML. Otro fichero de configuración importante es /etc/phpmyadmin/apache.conf que es un enlace simbólico (acceso directo) al fichero /etc/apache2/conf.d/phpmyadmin.conf, que es utilizado para configurar Apache2 para que atienda <text:soft-page-break/>(sirva) el sitio de phpMyAdmin. El fichero contiene directivas para cargar PHP, permisos de los directorios, etc.</text:p>
      <text:p text:style-name="P1"/>
      <text:h text:style-name="Heading_20_2" text:outline-level="2"><text:bookmark-start text:name="__RefHeading__1292_610914346"/>MySQL<text:bookmark-end text:name="__RefHeading__1292_610914346"/></text:h>
      <text:p text:style-name="Standard"/>
      <text:p text:style-name="Standard"><text:tab/>Con la instalación se genera el usuario mysql y el grupo mysql. De forma predeterminada los ficheros /var/lib/mysql/ibdata1, ib_logfile0 e ib_logfile1 generados para albergar información generada al utilizar el motor innoDB tienen los permisos:</text:p>
      <text:p text:style-name="Standard"/>
      <text:p text:style-name="Standard"><text:tab/><text:tab/>660 <text:s/>mysql <text:s/>mysql</text:p>
      <text:p text:style-name="Standard"/>
      <text:p text:style-name="Standard"><text:tab/>Con el motor MyISAM, por cada base de datos se genera una carpeta con el mismo nombre que la base de datos y permisos:</text:p>
      <text:p text:style-name="Standard"/>
      <text:p text:style-name="Standard"><text:tab/><text:tab/>700 <text:s/>mysql <text:s/>mysql</text:p>
      <text:p text:style-name="Standard"/>
      <text:p text:style-name="Standard"><text:tab/>Por cada tabla se crean tres ficheros dentro de la mencionada carpeta, con extensiones frm, MYD yMYI, con permisos:</text:p>
      <text:p text:style-name="Standard"/>
      <text:p text:style-name="Standard"><text:tab/><text:tab/>660 <text:s/>mysql <text:s/>mysql</text:p>
      <text:p text:style-name="Standard"/>
      <text:p text:style-name="Standard"><text:tab/>Durante la instalación se genera un usuario (root) con permisos para administrar las bases de datos. También se solicita una contraseña (cmadrid) de seguridad. Posteriormente se crean los siguientes usuarios:</text:p>
      <text:p text:style-name="Standard"/>
      <text:list xml:id="list3743941639" text:style-name="L46">
        <text:list-item>
          <text:p text:style-name="P137">phpuser .- con contraseña, para <text:span text:style-name="T45">leer de</text:span> las tablas desde la web.</text:p>
        </text:list-item>
        <text:list-item>
          <text:p text:style-name="P138">useradmin.- con contraseña y permisos para modificar las tablas.</text:p>
        </text:list-item>
      </text:list>
      <text:p text:style-name="Standard"/>
      <text:p text:style-name="Standard"><text:tab/>La instrucción utilizada para crear un usuario es:</text:p>
      <text:p text:style-name="Standard"/>
      <text:p text:style-name="Standard"><text:tab/>GRANT <text:s/>privilegios <text:s/>ON <text:s/>base/tabla <text:s/>TO <text:s/>'usuario'@'localhost' <text:s/>IDENTIFIED BY 'clave';</text:p>
      <text:p text:style-name="Standard"/>
      <text:p text:style-name="P87"><text:tab/>Para que un usuario cambie su contraseña debe utilizar la instrucción:</text:p>
      <text:p text:style-name="Standard"/>
      <text:p text:style-name="Standard"><text:tab/>SET PASSWORD = PASSWORD('nueva_clave');</text:p>
      <text:p text:style-name="Standard"/>
      <text:p text:style-name="Standard"><text:tab/>Debe tenerse en cuenta que si se cambia el usuario o contraseña utilizados para acceder a la página web en MySQL, también deben modificarse en las instrucciones correspondientes de la web que permiten la conexión a la base de datos. Esta modificación debe llevarse a cabo en el fichero /var/www/Web_3.0/Comun/Conexion.inc.</text:p>
      <text:p text:style-name="Standard"/>
      <text:p text:style-name="Text_20_body"><text:tab/>Además, se crean los siguientes usuarios:</text:p>
      <text:list xml:id="list3738571327" text:style-name="L47">
        <text:list-item>
          <text:p text:style-name="P141">root .- contraseña cmadrid. La contraseña se introduce durante la instalación.</text:p>
        </text:list-item>
        <text:list-item>
          <text:p text:style-name="P141"><text:span text:style-name="T48">useradmin</text:span> .- contraseña phpp@asswd10.... Será el usuario utilizado para acceder a las bases de datos sin tener que hacer uso de root.</text:p>
        </text:list-item>
        <text:list-item>
          <text:p text:style-name="P142"><text:span text:style-name="T48">phpuser</text:span> .- contraseña phpp@asswd10.... Será el usuario utilizado para <text:span text:style-name="T48">leer de las tablas</text:span>. </text:p>
        </text:list-item>
      </text:list>
      <text:h text:style-name="Heading_20_2" text:outline-level="2"><text:bookmark-start text:name="__RefHeading__2249_1886156455"/>phpMyAdmin<text:bookmark-end text:name="__RefHeading__2249_1886156455"/></text:h>
      <text:p text:style-name="Text_20_body"/>
      <text:list xml:id="list3972259831" text:style-name="L48">
        <text:list-item>
          <text:p text:style-name="P143">Contraseña para acceder a MySQL .- cmadrid</text:p>
        </text:list-item>
      </text:list>
      <text:p text:style-name="Text_20_body"/>
      <text:h text:style-name="Heading_20_2" text:outline-level="2"><text:bookmark-start text:name="__RefHeading__2251_1886156455"/>Apache<text:bookmark-end text:name="__RefHeading__2251_1886156455"/></text:h>
      <text:p text:style-name="Standard"/>
      <text:p text:style-name="P1"><text:tab/>En /etc/apache2/httpd.conf se configura la seguridad de acceso a los ficheros y directorios.</text:p>
      <text:p text:style-name="P1"/>
      <text:p text:style-name="P1"><text:tab/>La página creada por defecto por Apache tiene los permisos:</text:p>
      <text:p text:style-name="P1"><text:tab/><text:tab/>644 <text:s/>root <text:s/>root</text:p>
      <text:p text:style-name="P1"/>
      <text:p text:style-name="P1"><text:tab/><text:span text:style-name="T46">El directorio con los logs es /var/log/apache2, donde pueden encontrarse los ficheros access.log y errors.log que muestran información sobre los accesos.</text:span></text:p>
      <text:p text:style-name="P1"/>
      <text:p text:style-name="P1"><text:tab/><text:span text:style-name="T50">En el fichero de configuración /etc/apache2/apache2 se ha incluido una sección para denegar el acceso a algunas ip's que se ha comprobado que modifican de forma anómala la web:</text:span></text:p>
      <text:p text:style-name="P1"/>
      <text:p text:style-name="P1"><text:tab/><text:span text:style-name="T50">&lt;Location <text:s/>/&gt;</text:span></text:p>
      <text:p text:style-name="P1"><text:tab/><text:tab/><text:span text:style-name="T50">Order <text:s/>allow,deny</text:span></text:p>
      <text:p text:style-name="P1"><text:tab/><text:tab/><text:span text:style-name="T50">Allow <text:s/>from all</text:span></text:p>
      <text:p text:style-name="P1"><text:tab/><text:tab/><text:span text:style-name="T50">Deny <text:s/>from <text:s/>37.57.231.241</text:span></text:p>
      <text:p text:style-name="P1"><text:tab/><text:tab/><text:span text:style-name="T50">Deny <text:s/>from <text:s/>46.118.127.156</text:span></text:p>
      <text:p text:style-name="P1"><text:tab/><text:tab/><text:span text:style-name="T50">Deny <text:s/>from <text:s/>94.180.90.116</text:span></text:p>
      <text:p text:style-name="P1"><text:tab/>/<text:span text:style-name="T50">Location&gt;</text:span></text:p>
      <text:p text:style-name="P1"/>
      <text:p text:style-name="P1"><text:tab/><text:span text:style-name="T51">La sección debe ir en el lugar adecuado o no funcionará correctamente.</text:span></text:p>
      <text:h text:style-name="P154" text:outline-level="2"><text:bookmark-start text:name="__RefHeading__2251_18861564551"/><text:soft-page-break/>PHP<text:bookmark-end text:name="__RefHeading__2251_18861564551"/></text:h>
      <text:p text:style-name="P67"/>
      <text:p text:style-name="P2"><text:tab/><text:span text:style-name="T45">La seguridad creada desde PHP permite establecer qué usuario y contraseña accederá a la base de datos y con qué permisos. El código correspondiente se encuentra en el fichero Comun/Configuracion.inc y hace uso de los archivos:</text:span></text:p>
      <text:p text:style-name="P2"/>
      <text:list xml:id="list10603743307712" text:continue-numbering="true" text:style-name="L48">
        <text:list-item>
          <text:p text:style-name="P144">Configuracion/sitio.conf .- contiene los parámetros de acceso a la base de datos.</text:p>
        </text:list-item>
        <text:list-item>
          <text:p text:style-name="P144">Configuracion/permitidos.txt .- contiene las ips (o sus comienzos) de los equipos que harán uso de un usuario de mysql con privilegios de administrador y podrá modificar las tablas.</text:p>
        </text:list-item>
        <text:list-item>
          <text:p text:style-name="P144">Configuracion/denegados.txt .- contiene las ips (o sus comienzos) de los equipos que harán uso de un usuario que solamente podrá leer de las tablas, incluso se podrá denegar el acceso completamente.</text:p>
        </text:list-item>
      </text:list>
      <text:p text:style-name="P145"/>
      <text:p text:style-name="P146"/>
      <text:h text:style-name="P148" text:outline-level="1"><text:bookmark-start text:name="__RefHeading__1050_56588357"/>Anexos<text:bookmark-end text:name="__RefHeading__1050_56588357"/></text:h>
      <text:p text:style-name="P147"/>
      <text:h text:style-name="Heading_20_2" text:outline-level="2"><text:bookmark-start text:name="__RefHeading__2680_1257489391"/>Resumen de preinstalació<text:span text:style-name="T70">n para 18.04</text:span><text:bookmark-end text:name="__RefHeading__2680_1257489391"/></text:h>
      <text:p text:style-name="Standard"/>
      <text:p text:style-name="P1"><text:tab/>Instalar sistema con los parámetros:</text:p>
      <text:list xml:id="list2907174251" text:style-name="L53">
        <text:list-item>
          <text:list>
            <text:list-item>
              <text:p text:style-name="P124">Idioma: Español</text:p>
            </text:list-item>
            <text:list-item>
              <text:p text:style-name="P124">Su nombre: <text:span text:style-name="T75">alumno_inf</text:span></text:p>
            </text:list-item>
            <text:list-item>
              <text:p text:style-name="P124">Nombre del equipo: www</text:p>
            </text:list-item>
            <text:list-item>
              <text:p text:style-name="P124">Nombre de usuario: <text:span text:style-name="T75">alumno_inf</text:span></text:p>
            </text:list-item>
            <text:list-item>
              <text:p text:style-name="P124">Contraseña: ¿?</text:p>
            </text:list-item>
          </text:list>
        </text:list-item>
      </text:list>
      <text:p text:style-name="P1"/>
      <text:p text:style-name="P1"><text:tab/>Establecer inicio automático sin pedir contraseña.</text:p>
      <text:p text:style-name="P1"/>
      <text:p text:style-name="P1"><text:tab/>Poner contraseña a root.</text:p>
      <text:p text:style-name="P1"/>
      <text:p text:style-name="P1"><text:tab/>Compruebar la configuración IP, estableciendo:</text:p>
      <text:p text:style-name="P1"/>
      <text:list xml:id="list639921563" text:style-name="L54">
        <text:list-item>
          <text:list>
            <text:list-item>
              <text:p text:style-name="P125">Dirección IP..........: 192.168.0.2</text:p>
            </text:list-item>
            <text:list-item>
              <text:p text:style-name="P125">Máscara de red.....: 255.255.224.0</text:p>
            </text:list-item>
            <text:list-item>
              <text:p text:style-name="P125">Puerta de enlace....: 192.168.0.100</text:p>
            </text:list-item>
            <text:list-item>
              <text:p text:style-name="P125">DNS1....................: 80.58.0.33</text:p>
            </text:list-item>
            <text:list-item>
              <text:p text:style-name="P125">DNS2....................: 80.58.32.97</text:p>
            </text:list-item>
          </text:list>
        </text:list-item>
      </text:list>
      <text:p text:style-name="P1"/>
      <text:p text:style-name="P1"><text:tab/>Ejecutar “apt-get <text:s/>update”.</text:p>
      <text:p text:style-name="P1"/>
      <text:p text:style-name="P1"><text:tab/>Ejecutar “apt-get <text:s/>install <text:s/>tasksel”.</text:p>
      <text:p text:style-name="P1"/>
      <text:p text:style-name="P1"><text:tab/>Ejecutar “tasksel <text:s/>install <text:s/>lamp-server” con contraseña para root “nohay2sin3”.</text:p>
      <text:p text:style-name="P1"/>
      <text:p text:style-name="P14"><text:tab/>Editar el fichero /etc/mysql/my.cnf y añadir en la sección [mysqld] las líneas:</text:p>
      <text:p text:style-name="P14"/>
      <text:p text:style-name="P14"><text:tab/><text:tab/>character-set-filesystem = utf8<text:tab/><text:tab/>Para cotejar nombres de ficheros.</text:p>
      <text:p text:style-name="P14"><text:tab/><text:tab/>character-set-server = utf8<text:tab/><text:tab/><text:tab/>Juego de caracteres del servidor.</text:p>
      <text:p text:style-name="P14"><text:tab/><text:tab/>collation-server = utf8_general_ci<text:tab/><text:tab/>Cotejamiento del servidor.</text:p>
      <text:p text:style-name="P14"><text:tab/><text:tab/>skip-character-set-client-handshake<text:tab/><text:tab/>Ignora la codificación de conexión del</text:p>
      <text:p text:style-name="P14"><text:tab/><text:tab/><text:tab/><text:tab/><text:tab/><text:tab/><text:tab/><text:tab/>cliente y toma la del servidor.</text:p>
      <text:p text:style-name="P14"/>
      <text:p text:style-name="P14"><text:tab/>Ejecutar “service <text:s/>mysql <text:s/>restart”</text:p>
      <text:p text:style-name="P1"/>
      <text:p text:style-name="P3"><text:tab/>Ejecutar “apt-get <text:s/>install <text:s/>phpmyadmin” con: Apache2 <text:span text:style-name="T13"><text:s/></text:span><text:span text:style-name="T17">(OJO!!! Para seleccionarlo hay situarse encima y pulsar la tecla de espaciado) </text:span>– Si – nohay2sin3 – nohay2sin3.</text:p>
      <text:p text:style-name="P1"/>
      <text:p text:style-name="P1"><text:tab/>Ejecutar:</text:p>
      <text:p text:style-name="Standard"><text:tab/><text:tab/>mysql <text:s/>-u root <text:s/>-p</text:p>
      <text:p text:style-name="Standard"><text:soft-page-break/><text:tab/><text:tab/>(contraseña <text:s/>nohay2sin3)</text:p>
      <text:p text:style-name="Standard"><text:tab/><text:tab/>GRANT <text:s/>ALL <text:s/>ON <text:s/>*.* <text:s/>TO <text:s/>'<text:span text:style-name="T49">useradmin</text:span>'@'localhost' <text:s/>IDENTIFIED <text:s/>BY </text:p>
      <text:p text:style-name="Standard"><text:tab/><text:tab/><text:tab/> 'phpp@asswd1011<text:span text:style-name="T49">admin</text:span>';<text:tab/><text:tab/>(Las comillas de la tecla &lt;?&gt;).</text:p>
      <text:p text:style-name="P68"><text:span text:style-name="T13"><text:tab/><text:tab/>GRANT <text:s/></text:span><text:span text:style-name="T16">SELECT</text:span><text:span text:style-name="T13"> <text:s/>ON <text:s/>*.* <text:s/>TO <text:s/>'phpuser'@'localhost' <text:s/>IDENTIFIED <text:s/>BY <text:s/><text:tab/><text:tab/><text:tab/><text:tab/></text:span><text:a xlink:type="simple" xlink:href="mailto:'phpp@asswd1011" text:style-name="Internet_20_link" text:visited-style-name="Visited_20_Internet_20_Link">'phpp@asswd1011</text:a><text:span text:style-name="T13">';<text:tab/><text:tab/><text:tab/>(las comillas son las de la tecla &lt;?&gt;)</text:span></text:p>
      <text:p text:style-name="P25"/>
      <text:p text:style-name="Standard"><text:tab/><text:tab/>exit</text:p>
      <text:p text:style-name="Standard"/>
      <text:p text:style-name="Standard"><text:tab/>Crear en /var/www <text:s/>las carpetas: Documentacion, Pruebas y Configuraciones.</text:p>
      <text:p text:style-name="Standard"/>
      <text:p text:style-name="Standard"><text:tab/>Crear el usuario “alumno_inf” con contraseña “nohay2sin3”.</text:p>
      <text:p text:style-name="Standard"/>
      <text:p text:style-name="Standard"><text:tab/>Ejecutar :</text:p>
      <text:p text:style-name="Standard"><text:tab/><text:tab/>apt-get <text:s/>install <text:s/>vsftpd</text:p>
      <text:p text:style-name="Standard"><text:tab/><text:tab/>cp <text:s/>/etc/vsftpd.conf <text:s/>/etc/vsftpd.conf.copia</text:p>
      <text:p text:style-name="Standard"><text:tab/><text:tab/>mkdir <text:s/>/var/www/ftp</text:p>
      <text:p text:style-name="Standard"><text:tab/><text:tab/>chown <text:s/>root:ftp <text:s/>/var/www/ftp</text:p>
      <text:p text:style-name="Standard"/>
      <text:p text:style-name="Standard"><text:tab/>Modificar de vsftpd.conf los parámetros: “anon_root=/var/www/ftp”, “local_enable=YES”, “local_umask=022”, “chroot_local_user=YES” y “user_config_dir=/etc/vsftpd_user_conf”.</text:p>
      <text:p text:style-name="Standard"/>
      <text:p text:style-name="Standard"><text:tab/>Hacer :</text:p>
      <text:p text:style-name="Standard"><text:tab/><text:tab/>mkdir <text:s/>/etc/vsftpd_user_conf</text:p>
      <text:p text:style-name="Standard"><text:tab/><text:tab/>mkdir <text:s/>/var/www/Departamentos</text:p>
      <text:p text:style-name="Standard"><text:tab/><text:tab/>mkdir <text:s/>/var/www/Departamentos/Informatica</text:p>
      <text:p text:style-name="Standard"><text:tab/><text:tab/>mkdir <text:s/>/var/www/Departamentos/Informatica/web</text:p>
      <text:p text:style-name="Standard"><text:tab/><text:tab/>mkdir <text:s/>/var/www/Departamentos/Informatica/ftpprivado</text:p>
      <text:p text:style-name="Standard"><text:tab/><text:tab/>mkdir <text:s/>/var/www/Departamentos/Informatica/ftppublico</text:p>
      <text:p text:style-name="Standard"><text:tab/><text:tab/>mkdir <text:s/>/var/www/Departamentos/Informatica/ftppublico/alumnos</text:p>
      <text:p text:style-name="Standard"><text:tab/><text:tab/>chown <text:s/>alumno_inf:alumno_inf <text:s/>.../Departamentos/Informatica/ftppublico/alumnos</text:p>
      <text:p text:style-name="Standard"><text:tab/><text:tab/>chmod <text:s/>755 <text:s/>/var/ www/Departamentos/Informatica/ftppublico/alumnos</text:p>
      <text:p text:style-name="Standard"/>
      <text:p text:style-name="Standard"><text:tab/>Crear el fichero /etc/vsftpd_user_conf/alumno_inf con:</text:p>
      <text:p text:style-name="Standard"><text:tab/><text:tab/>ftpd_banner=Bienvenido al servicio FTP del Tierno por el usuario alumno</text:p>
      <text:p text:style-name="Standard"><text:tab/><text:tab/>write_enable=YES</text:p>
      <text:p text:style-name="Standard"><text:tab/><text:tab/>local_root=/var/www/Departamentos/Informatica/ftppublico</text:p>
      <text:p text:style-name="Standard"><text:tab/><text:tab/>local_umask=0022</text:p>
      <text:p text:style-name="Standard"/>
      <text:p text:style-name="Standard"><text:tab/>Hacer “apt-get install openssh-server”.</text:p>
      <text:p text:style-name="Standard"/>
      <text:p text:style-name="P139"><text:span text:style-name="T13"><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Symbol1" svg:font-family="Symbol" style:font-charset="x-symbol"/>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OpenSymbol3" svg:font-family="OpenSymbol, 'Arial Unicode MS'"/>
    <style:font-face style:name="Ubuntu" svg:font-family="Ubuntu"/>
    <style:font-face style:name="Courier New" svg:font-family="'Courier New'" style:font-family-generic="modern"/>
    <style:font-face style:name="OpenSymbol1" svg:font-family="OpenSymbol" style:font-family-generic="system"/>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R PL UMing H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color="#000000" officeooo:rsid="002b9094"/>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 PL UMing HK" style:font-family-asian="'AR PL UMing H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loext:graphic-properties draw:fill="solid" draw:fill-color="#cfe7f5" draw:opacity="100%"/>
      <style:paragraph-properties fo:background-color="#cfe7f5" fo:padding="0.049cm" fo:border="0.06pt solid #000000" style:shadow="none">
        <style:tab-stops/>
      </style:paragraph-properties>
      <style:text-properties fo:font-variant="small-caps" fo:color="#ff0000" fo:font-size="115%" fo:font-weight="bold" style:font-size-asian="115%" style:font-weight-asian="bold" style:font-size-complex="115%" style:font-weight-complex="bold" style:font-relief="engrave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andard_20__28_user_29_" style:display-name="Standard (user)" style:family="paragraph">
      <style:paragraph-properties fo:margin-top="0cm" fo:margin-bottom="0.353cm" loext:contextual-spacing="false" fo:line-height="115%" fo:orphans="2" fo:widows="2" fo:hyphenation-ladder-count="no-limit" style:vertical-align="baseline"/>
      <style:text-properties style:use-window-font-color="true" style:font-name="Calibri" fo:font-family="Calibri" style:font-family-generic="swiss" style:font-pitch="variable" fo:font-size="11pt" fo:language="es" fo:country="ES" style:letter-kerning="true"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Sin_20_espaciado" style:display-name="Sin espaciado" style:family="paragraph">
      <style:paragraph-properties fo:orphans="2" fo:widows="2" fo:hyphenation-ladder-count="no-limit" style:vertical-align="baseline"/>
      <style:text-properties style:use-window-font-color="true" style:font-name="Calibri" fo:font-family="Calibri" style:font-family-generic="swiss" style:font-pitch="variable" fo:font-size="11pt" fo:language="es" fo:country="ES" style:letter-kerning="true"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Título_20_de_20_TDC" style:display-name="Título de TDC" style:family="paragraph" style:parent-style-name="Heading_20_1" style:next-style-name="Standard" style:default-outline-level="" style:list-style-name="">
      <loext:graphic-properties draw:fill="solid" draw:fill-color="#f2dbdb" draw:opacity="100%"/>
      <style:paragraph-properties fo:background-color="#f2dbdb" fo:padding="0cm" fo:border="0.99pt solid #000000"/>
      <style:text-properties fo:color="#622423"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en" style:country-complex="U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WenQuanYi Micro Hei"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WenQuanYi Micro Hei" style:font-family-asian="'WenQuanYi Micro Hei'" style:font-family-generic-asian="modern" style:font-pitch-asian="fixed" style:font-name-complex="Lohit Hindi2" style:font-family-complex="'Lohit Hindi'" style:font-family-generic-complex="modern" style:font-pitch-complex="fixe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Título_20_del_20_libro" style:display-name="Título del libro" style:family="text">
      <style:text-properties fo:font-variant="small-caps" fo:color="#943634" style:font-name="Cambria" fo:font-family="Cambria" style:font-family-generic="roman" style:font-pitch="variable" fo:font-style="italic" style:text-underline-style="solid" style:text-underline-width="auto" style:text-underline-color="font-color"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Referencia_20_intensa" style:display-name="Referencia intensa" style:family="text">
      <style:text-properties fo:font-variant="small-caps" fo:color="#c0504d" fo:font-style="italic" fo:font-weight="bold" style:font-style-asian="italic" style:font-weight-asian="bold" style:font-style-complex="italic" style:font-weight-complex="bold"/>
    </style:style>
    <style:style style:name="Emphasis" style:family="text">
      <style:text-properties fo:color="#c0504d" style:font-name="Cambria" fo:font-family="Cambria" style:font-family-generic="roman" style:font-pitch="variable" fo:font-style="italic" fo:font-weight="bold" fo:background-color="#f2dbdb"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uente_20_de_20_párrafo_20_predeter." style:display-name="Fuente de párrafo predeter." style:family="text"/>
    <style:style style:name="WW_5f_CharLFO1LVL1" style:display-name="WW_CharLFO1LVL1"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1LVL2" style:display-name="WW_CharLFO1LVL2"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1LVL3" style:display-name="WW_CharLFO1LVL3"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1LVL4" style:display-name="WW_CharLFO1LVL4"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1LVL5" style:display-name="WW_CharLFO1LVL5"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1LVL6" style:display-name="WW_CharLFO1LVL6"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1LVL7" style:display-name="WW_CharLFO1LVL7"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1LVL8" style:display-name="WW_CharLFO1LVL8"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1LVL9" style:display-name="WW_CharLFO1LVL9"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2LVL1" style:display-name="WW_CharLFO2LVL1"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2LVL2" style:display-name="WW_CharLFO2LVL2"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2LVL3" style:display-name="WW_CharLFO2LVL3"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2LVL4" style:display-name="WW_CharLFO2LVL4"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2LVL5" style:display-name="WW_CharLFO2LVL5"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2LVL6" style:display-name="WW_CharLFO2LVL6"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2LVL7" style:display-name="WW_CharLFO2LVL7"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2LVL8" style:display-name="WW_CharLFO2LVL8"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2LVL9" style:display-name="WW_CharLFO2LVL9"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8Num7z0" style:family="text">
      <style:text-properties style:font-name="Symbol1" fo:font-family="Symbol" style:font-charset="x-symbol" style:font-name-complex="OpenSymbol3" style:font-family-complex="OpenSymbol, 'Arial Unicode MS'"/>
    </style:style>
    <style:style style:name="WW8Num8z0" style:family="text">
      <style:text-properties style:font-name="Ubuntu" fo:font-family="Ubuntu" style:font-name-complex="OpenSymbol3" style:font-family-complex="OpenSymbol, 'Arial Unicode MS'"/>
    </style:style>
    <style:style style:name="WW8Num9z0" style:family="text">
      <style:text-properties style:font-name="Symbol1" fo:font-family="Symbol" style:font-charset="x-symbol" style:font-name-complex="OpenSymbol3" style:font-family-complex="OpenSymbol, 'Arial Unicode MS'"/>
    </style:style>
    <style:style style:name="WW8Num10z0" style:family="text">
      <style:text-properties style:font-name="Symbol1" fo:font-family="Symbol" style:font-charset="x-symbol" style:font-name-complex="OpenSymbol3" style:font-family-complex="OpenSymbol, 'Arial Unicode M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4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4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4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6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6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6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space" fo:text-indent="-0.635cm" fo:margin-left="1.27cm"/>
        </style:list-level-properties>
        <style:text-properties style:font-name="Symbol1"/>
      </text:list-level-style-bullet>
      <text:list-level-style-bullet text:level="2" text:style-name="WW8Num7z0" style:num-suffix="." text:bullet-char="">
        <style:list-level-properties text:list-level-position-and-space-mode="label-alignment">
          <style:list-level-label-alignment text:label-followed-by="space" fo:text-indent="-0.635cm" fo:margin-left="1.905cm"/>
        </style:list-level-properties>
        <style:text-properties style:font-name="Symbol1"/>
      </text:list-level-style-bullet>
      <text:list-level-style-bullet text:level="3" text:style-name="WW8Num7z0" style:num-suffix="." text:bullet-char="">
        <style:list-level-properties text:list-level-position-and-space-mode="label-alignment">
          <style:list-level-label-alignment text:label-followed-by="space" fo:text-indent="-0.635cm" fo:margin-left="2.54cm"/>
        </style:list-level-properties>
        <style:text-properties style:font-name="Symbol1"/>
      </text:list-level-style-bullet>
      <text:list-level-style-bullet text:level="4" text:style-name="WW8Num7z0" style:num-suffix="." text:bullet-char="">
        <style:list-level-properties text:list-level-position-and-space-mode="label-alignment">
          <style:list-level-label-alignment text:label-followed-by="space" fo:text-indent="-0.635cm" fo:margin-left="3.175cm"/>
        </style:list-level-properties>
        <style:text-properties style:font-name="Symbol1"/>
      </text:list-level-style-bullet>
      <text:list-level-style-bullet text:level="5" text:style-name="WW8Num7z0" style:num-suffix="." text:bullet-char="">
        <style:list-level-properties text:list-level-position-and-space-mode="label-alignment">
          <style:list-level-label-alignment text:label-followed-by="space" fo:text-indent="-0.635cm" fo:margin-left="3.81cm"/>
        </style:list-level-properties>
        <style:text-properties style:font-name="Symbol1"/>
      </text:list-level-style-bullet>
      <text:list-level-style-bullet text:level="6" text:style-name="WW8Num7z0" style:num-suffix="." text:bullet-char="">
        <style:list-level-properties text:list-level-position-and-space-mode="label-alignment">
          <style:list-level-label-alignment text:label-followed-by="space" fo:text-indent="-0.635cm" fo:margin-left="4.445cm"/>
        </style:list-level-properties>
        <style:text-properties style:font-name="Symbol1"/>
      </text:list-level-style-bullet>
      <text:list-level-style-bullet text:level="7" text:style-name="WW8Num7z0" style:num-suffix="." text:bullet-char="">
        <style:list-level-properties text:list-level-position-and-space-mode="label-alignment">
          <style:list-level-label-alignment text:label-followed-by="space" fo:text-indent="-0.635cm" fo:margin-left="5.08cm"/>
        </style:list-level-properties>
        <style:text-properties style:font-name="Symbol1"/>
      </text:list-level-style-bullet>
      <text:list-level-style-bullet text:level="8" text:style-name="WW8Num7z0" style:num-suffix="." text:bullet-char="">
        <style:list-level-properties text:list-level-position-and-space-mode="label-alignment">
          <style:list-level-label-alignment text:label-followed-by="space" fo:text-indent="-0.635cm" fo:margin-left="5.715cm"/>
        </style:list-level-properties>
        <style:text-properties style:font-name="Symbol1"/>
      </text:list-level-style-bullet>
      <text:list-level-style-bullet text:level="9" text:style-name="WW8Num7z0" style:num-suffix="." text:bullet-char="">
        <style:list-level-properties text:list-level-position-and-space-mode="label-alignment">
          <style:list-level-label-alignment text:label-followed-by="space"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space" fo:text-indent="-0.635cm" fo:margin-left="1.27cm"/>
        </style:list-level-properties>
        <style:text-properties style:font-name="Ubuntu"/>
      </text:list-level-style-bullet>
      <text:list-level-style-bullet text:level="2" text:style-name="WW8Num8z0" style:num-suffix="." text:bullet-char="–">
        <style:list-level-properties text:list-level-position-and-space-mode="label-alignment">
          <style:list-level-label-alignment text:label-followed-by="space" fo:text-indent="-0.635cm" fo:margin-left="1.905cm"/>
        </style:list-level-properties>
        <style:text-properties style:font-name="Ubuntu"/>
      </text:list-level-style-bullet>
      <text:list-level-style-bullet text:level="3" text:style-name="WW8Num8z0" style:num-suffix="." text:bullet-char="–">
        <style:list-level-properties text:list-level-position-and-space-mode="label-alignment">
          <style:list-level-label-alignment text:label-followed-by="space" fo:text-indent="-0.635cm" fo:margin-left="2.54cm"/>
        </style:list-level-properties>
        <style:text-properties style:font-name="Ubuntu"/>
      </text:list-level-style-bullet>
      <text:list-level-style-bullet text:level="4" text:style-name="WW8Num8z0" style:num-suffix="." text:bullet-char="–">
        <style:list-level-properties text:list-level-position-and-space-mode="label-alignment">
          <style:list-level-label-alignment text:label-followed-by="space" fo:text-indent="-0.635cm" fo:margin-left="3.175cm"/>
        </style:list-level-properties>
        <style:text-properties style:font-name="Ubuntu"/>
      </text:list-level-style-bullet>
      <text:list-level-style-bullet text:level="5" text:style-name="WW8Num8z0" style:num-suffix="." text:bullet-char="–">
        <style:list-level-properties text:list-level-position-and-space-mode="label-alignment">
          <style:list-level-label-alignment text:label-followed-by="space" fo:text-indent="-0.635cm" fo:margin-left="3.81cm"/>
        </style:list-level-properties>
        <style:text-properties style:font-name="Ubuntu"/>
      </text:list-level-style-bullet>
      <text:list-level-style-bullet text:level="6" text:style-name="WW8Num8z0" style:num-suffix="." text:bullet-char="–">
        <style:list-level-properties text:list-level-position-and-space-mode="label-alignment">
          <style:list-level-label-alignment text:label-followed-by="space" fo:text-indent="-0.635cm" fo:margin-left="4.445cm"/>
        </style:list-level-properties>
        <style:text-properties style:font-name="Ubuntu"/>
      </text:list-level-style-bullet>
      <text:list-level-style-bullet text:level="7" text:style-name="WW8Num8z0" style:num-suffix="." text:bullet-char="–">
        <style:list-level-properties text:list-level-position-and-space-mode="label-alignment">
          <style:list-level-label-alignment text:label-followed-by="space" fo:text-indent="-0.635cm" fo:margin-left="5.08cm"/>
        </style:list-level-properties>
        <style:text-properties style:font-name="Ubuntu"/>
      </text:list-level-style-bullet>
      <text:list-level-style-bullet text:level="8" text:style-name="WW8Num8z0" style:num-suffix="." text:bullet-char="–">
        <style:list-level-properties text:list-level-position-and-space-mode="label-alignment">
          <style:list-level-label-alignment text:label-followed-by="space" fo:text-indent="-0.635cm" fo:margin-left="5.715cm"/>
        </style:list-level-properties>
        <style:text-properties style:font-name="Ubuntu"/>
      </text:list-level-style-bullet>
      <text:list-level-style-bullet text:level="9" text:style-name="WW8Num8z0" style:num-suffix="." text:bullet-char="–">
        <style:list-level-properties text:list-level-position-and-space-mode="label-alignment">
          <style:list-level-label-alignment text:label-followed-by="space" fo:text-indent="-0.635cm" fo:margin-left="6.35cm"/>
        </style:list-level-properties>
        <style:text-properties style:font-name="Ubuntu"/>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space" fo:text-indent="-0.635cm" fo:margin-left="1.27cm"/>
        </style:list-level-properties>
        <style:text-properties style:font-name="Symbol1"/>
      </text:list-level-style-bullet>
      <text:list-level-style-bullet text:level="2" text:style-name="WW8Num9z0" style:num-suffix="." text:bullet-char="">
        <style:list-level-properties text:list-level-position-and-space-mode="label-alignment">
          <style:list-level-label-alignment text:label-followed-by="space" fo:text-indent="-0.635cm" fo:margin-left="1.905cm"/>
        </style:list-level-properties>
        <style:text-properties style:font-name="Symbol1"/>
      </text:list-level-style-bullet>
      <text:list-level-style-bullet text:level="3" text:style-name="WW8Num9z0" style:num-suffix="." text:bullet-char="">
        <style:list-level-properties text:list-level-position-and-space-mode="label-alignment">
          <style:list-level-label-alignment text:label-followed-by="space" fo:text-indent="-0.635cm" fo:margin-left="2.54cm"/>
        </style:list-level-properties>
        <style:text-properties style:font-name="Symbol1"/>
      </text:list-level-style-bullet>
      <text:list-level-style-bullet text:level="4" text:style-name="WW8Num9z0" style:num-suffix="." text:bullet-char="">
        <style:list-level-properties text:list-level-position-and-space-mode="label-alignment">
          <style:list-level-label-alignment text:label-followed-by="space" fo:text-indent="-0.635cm" fo:margin-left="3.175cm"/>
        </style:list-level-properties>
        <style:text-properties style:font-name="Symbol1"/>
      </text:list-level-style-bullet>
      <text:list-level-style-bullet text:level="5" text:style-name="WW8Num9z0" style:num-suffix="." text:bullet-char="">
        <style:list-level-properties text:list-level-position-and-space-mode="label-alignment">
          <style:list-level-label-alignment text:label-followed-by="space" fo:text-indent="-0.635cm" fo:margin-left="3.81cm"/>
        </style:list-level-properties>
        <style:text-properties style:font-name="Symbol1"/>
      </text:list-level-style-bullet>
      <text:list-level-style-bullet text:level="6" text:style-name="WW8Num9z0" style:num-suffix="." text:bullet-char="">
        <style:list-level-properties text:list-level-position-and-space-mode="label-alignment">
          <style:list-level-label-alignment text:label-followed-by="space" fo:text-indent="-0.635cm" fo:margin-left="4.445cm"/>
        </style:list-level-properties>
        <style:text-properties style:font-name="Symbol1"/>
      </text:list-level-style-bullet>
      <text:list-level-style-bullet text:level="7" text:style-name="WW8Num9z0" style:num-suffix="." text:bullet-char="">
        <style:list-level-properties text:list-level-position-and-space-mode="label-alignment">
          <style:list-level-label-alignment text:label-followed-by="space" fo:text-indent="-0.635cm" fo:margin-left="5.08cm"/>
        </style:list-level-properties>
        <style:text-properties style:font-name="Symbol1"/>
      </text:list-level-style-bullet>
      <text:list-level-style-bullet text:level="8" text:style-name="WW8Num9z0" style:num-suffix="." text:bullet-char="">
        <style:list-level-properties text:list-level-position-and-space-mode="label-alignment">
          <style:list-level-label-alignment text:label-followed-by="space" fo:text-indent="-0.635cm" fo:margin-left="5.715cm"/>
        </style:list-level-properties>
        <style:text-properties style:font-name="Symbol1"/>
      </text:list-level-style-bullet>
      <text:list-level-style-bullet text:level="9" text:style-name="WW8Num9z0" style:num-suffix="." text:bullet-char="">
        <style:list-level-properties text:list-level-position-and-space-mode="label-alignment">
          <style:list-level-label-alignment text:label-followed-by="space"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space" fo:text-indent="-0.635cm" fo:margin-left="1.27cm"/>
        </style:list-level-properties>
        <style:text-properties style:font-name="Symbol1"/>
      </text:list-level-style-bullet>
      <text:list-level-style-bullet text:level="2" text:style-name="WW8Num10z0" style:num-suffix="." text:bullet-char="">
        <style:list-level-properties text:list-level-position-and-space-mode="label-alignment">
          <style:list-level-label-alignment text:label-followed-by="space" fo:text-indent="-0.635cm" fo:margin-left="1.905cm"/>
        </style:list-level-properties>
        <style:text-properties style:font-name="Symbol1"/>
      </text:list-level-style-bullet>
      <text:list-level-style-bullet text:level="3" text:style-name="WW8Num10z0" style:num-suffix="." text:bullet-char="">
        <style:list-level-properties text:list-level-position-and-space-mode="label-alignment">
          <style:list-level-label-alignment text:label-followed-by="space" fo:text-indent="-0.635cm" fo:margin-left="2.54cm"/>
        </style:list-level-properties>
        <style:text-properties style:font-name="Symbol1"/>
      </text:list-level-style-bullet>
      <text:list-level-style-bullet text:level="4" text:style-name="WW8Num10z0" style:num-suffix="." text:bullet-char="">
        <style:list-level-properties text:list-level-position-and-space-mode="label-alignment">
          <style:list-level-label-alignment text:label-followed-by="space" fo:text-indent="-0.635cm" fo:margin-left="3.175cm"/>
        </style:list-level-properties>
        <style:text-properties style:font-name="Symbol1"/>
      </text:list-level-style-bullet>
      <text:list-level-style-bullet text:level="5" text:style-name="WW8Num10z0" style:num-suffix="." text:bullet-char="">
        <style:list-level-properties text:list-level-position-and-space-mode="label-alignment">
          <style:list-level-label-alignment text:label-followed-by="space" fo:text-indent="-0.635cm" fo:margin-left="3.81cm"/>
        </style:list-level-properties>
        <style:text-properties style:font-name="Symbol1"/>
      </text:list-level-style-bullet>
      <text:list-level-style-bullet text:level="6" text:style-name="WW8Num10z0" style:num-suffix="." text:bullet-char="">
        <style:list-level-properties text:list-level-position-and-space-mode="label-alignment">
          <style:list-level-label-alignment text:label-followed-by="space" fo:text-indent="-0.635cm" fo:margin-left="4.445cm"/>
        </style:list-level-properties>
        <style:text-properties style:font-name="Symbol1"/>
      </text:list-level-style-bullet>
      <text:list-level-style-bullet text:level="7" text:style-name="WW8Num10z0" style:num-suffix="." text:bullet-char="">
        <style:list-level-properties text:list-level-position-and-space-mode="label-alignment">
          <style:list-level-label-alignment text:label-followed-by="space" fo:text-indent="-0.635cm" fo:margin-left="5.08cm"/>
        </style:list-level-properties>
        <style:text-properties style:font-name="Symbol1"/>
      </text:list-level-style-bullet>
      <text:list-level-style-bullet text:level="8" text:style-name="WW8Num10z0" style:num-suffix="." text:bullet-char="">
        <style:list-level-properties text:list-level-position-and-space-mode="label-alignment">
          <style:list-level-label-alignment text:label-followed-by="space" fo:text-indent="-0.635cm" fo:margin-left="5.715cm"/>
        </style:list-level-properties>
        <style:text-properties style:font-name="Symbol1"/>
      </text:list-level-style-bullet>
      <text:list-level-style-bullet text:level="9" text:style-name="WW8Num10z0" style:num-suffix="." text:bullet-char="">
        <style:list-level-properties text:list-level-position-and-space-mode="label-alignment">
          <style:list-level-label-alignment text:label-followed-by="space"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mirrored">
      <style:page-layout-properties fo:page-width="21.001cm" fo:page-height="29.7cm" style:num-format="1" style:print-orientation="portrait" fo:margin-top="5.001cm" fo:margin-bottom="1cm" fo:margin-left="1.501cm" fo:margin-right="1.501cm" style:writing-mode="lr-tb" style:layout-grid-color="#c0c0c0" style:layout-grid-lines="20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ntiago </meta:initial-creator>
    <meta:creation-date>2012-08-24T01:18:07</meta:creation-date>
    <dc:date>2020-02-14T01:06:02.481600977</dc:date>
    <meta:editing-duration>P5DT11H18M24S</meta:editing-duration>
    <meta:editing-cycles>403</meta:editing-cycles>
    <meta:generator>LibreOffice/6.0.7.3$Linux_X86_64 LibreOffice_project/00m0$Build-3</meta:generator>
    <meta:print-date>2016-04-27T10:35:54.064817331</meta:print-date>
    <meta:document-statistic meta:table-count="0" meta:image-count="0" meta:object-count="0" meta:page-count="28" meta:paragraph-count="513" meta:word-count="5049" meta:character-count="36206" meta:non-whitespace-character-count="30860"/>
  </office:meta>
</office:document-meta>
</file>